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62.svm"/>
  <manifest:file-entry manifest:media-type="" manifest:full-path="Pictures/TablePreview61.svm"/>
  <manifest:file-entry manifest:media-type="" manifest:full-path="Pictures/TablePreview60.svm"/>
  <manifest:file-entry manifest:media-type="" manifest:full-path="Pictures/TablePreview59.svm"/>
  <manifest:file-entry manifest:media-type="" manifest:full-path="Pictures/TablePreview58.svm"/>
  <manifest:file-entry manifest:media-type="" manifest:full-path="Pictures/TablePreview57.svm"/>
  <manifest:file-entry manifest:media-type="" manifest:full-path="Pictures/TablePreview56.svm"/>
  <manifest:file-entry manifest:media-type="" manifest:full-path="Pictures/TablePreview55.svm"/>
  <manifest:file-entry manifest:media-type="" manifest:full-path="Pictures/TablePreview54.svm"/>
  <manifest:file-entry manifest:media-type="" manifest:full-path="Pictures/TablePreview53.svm"/>
  <manifest:file-entry manifest:media-type="" manifest:full-path="Pictures/TablePreview52.svm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45.svm"/>
  <manifest:file-entry manifest:media-type="" manifest:full-path="Pictures/TablePreview44.svm"/>
  <manifest:file-entry manifest:media-type="" manifest:full-path="Pictures/TablePreview43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3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38.svm"/>
  <manifest:file-entry manifest:media-type="" manifest:full-path="Pictures/TablePreview6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37.svm"/>
  <manifest:file-entry manifest:media-type="" manifest:full-path="Pictures/TablePreview6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36.svm"/>
  <manifest:file-entry manifest:media-type="" manifest:full-path="Pictures/TablePreview6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6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34.svm"/>
  <manifest:file-entry manifest:media-type="" manifest:full-path="Pictures/TablePreview6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6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4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17" style:family="graphic" style:parent-style-name="standard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21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02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02cm" draw:marker-start-width="0.276cm" draw:marker-end-width="0.27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6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3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end="" draw:marker-end-width="0.3cm" draw:fill="none" draw:textarea-vertical-align="middle"/>
    </style:style>
    <style:style style:name="gr3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4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2" style:family="graphic" style:parent-style-name="objectwithoutfill">
      <style:graphic-properties svg:stroke-width="0.051cm" svg:stroke-color="#009900" draw:marker-end="Arrow" draw:marker-end-width="0.3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Line_20_with_20_Fine_20_Dots" svg:stroke-width="0.051cm" svg:stroke-color="#009900" draw:marker-start-width="0.276cm" draw:marker-end-width="0.276cm" draw:fill="none" draw:fill-color="#9999ff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009900" draw:marker-start-width="0.276cm" draw:marker-end-width="0.276cm" draw:fill="none" draw:fill-color="#ffffff" draw:auto-grow-height="true" draw:auto-grow-width="false" fo:max-height="0cm" fo:min-height="1.423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9900ff" draw:marker-start-width="0.276cm" draw:marker-end-width="0.276cm" draw:fill="none" draw:fill-color="#ffffff" draw:auto-grow-height="true" draw:auto-grow-width="false" fo:max-height="0cm" fo:min-height="0.55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8" style:family="graphic" style:parent-style-name="objectwithoutfill">
      <style:graphic-properties svg:stroke-width="0.051cm" svg:stroke-color="#00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8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3" style:family="graphic" style:parent-style-name="standard">
      <style:graphic-properties draw:stroke="none" draw:fill="none" fo:min-height="1.696cm"/>
    </style:style>
    <style:style style:name="gr5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56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5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58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60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937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</style:style>
    <style:style style:name="gr62" style:family="graphic" style:parent-style-name="standard">
      <style:graphic-properties draw:fill="none" draw:textarea-vertical-align="middle"/>
    </style:style>
    <style:style style:name="gr63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65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</style:style>
    <style:style style:name="gr68" style:family="graphic" style:parent-style-name="standard">
      <style:graphic-properties draw:fill="none" draw:textarea-vertical-align="top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5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82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vertical-align="middle" draw:auto-grow-height="true" draw:auto-grow-width="false" fo:max-height="0cm" fo:min-height="1.93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6.931cm" style:use-optimal-column-width="false"/>
    </style:style>
    <style:style style:name="co6" style:family="table-column">
      <style:table-column-properties style:column-width="10.575cm" style:use-optimal-column-width="false"/>
    </style:style>
    <style:style style:name="co7" style:family="table-column">
      <style:table-column-properties style:column-width="5.688cm" style:use-optimal-column-width="false"/>
    </style:style>
    <style:style style:name="co8" style:family="table-column">
      <style:table-column-properties style:column-width="17.757cm" style:use-optimal-column-width="false"/>
    </style:style>
    <style:style style:name="co9" style:family="table-column">
      <style:table-column-properties style:column-width="19.501cm" style:use-optimal-column-width="false"/>
    </style:style>
    <style:style style:name="co10" style:family="table-column">
      <style:table-column-properties style:column-width="7.851cm" style:use-optimal-column-width="false"/>
    </style:style>
    <style:style style:name="co11" style:family="table-column">
      <style:table-column-properties style:column-width="6.76cm" style:use-optimal-column-width="false"/>
    </style:style>
    <style:style style:name="co12" style:family="table-column">
      <style:table-column-properties style:column-width="10.249cm" style:use-optimal-column-width="false"/>
    </style:style>
    <style:style style:name="co13" style:family="table-column">
      <style:table-column-properties style:column-width="2.524cm" style:use-optimal-column-width="false"/>
    </style:style>
    <style:style style:name="co14" style:family="table-column">
      <style:table-column-properties style:column-width="2.523cm" style:use-optimal-column-width="false"/>
    </style:style>
    <style:style style:name="co15" style:family="table-column">
      <style:table-column-properties style:column-width="3.48cm" style:use-optimal-column-width="false"/>
    </style:style>
    <style:style style:name="co16" style:family="table-column">
      <style:table-column-properties style:column-width="3.996cm" style:use-optimal-column-width="false"/>
    </style:style>
    <style:style style:name="co17" style:family="table-column">
      <style:table-column-properties style:column-width="3.556cm" style:use-optimal-column-width="false"/>
    </style:style>
    <style:style style:name="co18" style:family="table-column">
      <style:table-column-properties style:column-width="3.4cm" style:use-optimal-column-width="false"/>
    </style:style>
    <style:style style:name="co19" style:family="table-column">
      <style:table-column-properties style:column-width="19.297cm" style:use-optimal-column-width="false"/>
    </style:style>
    <style:style style:name="co20" style:family="table-column">
      <style:table-column-properties style:column-width="7.953cm" style:use-optimal-column-width="false"/>
    </style:style>
    <style:style style:name="co21" style:family="table-column">
      <style:table-column-properties style:column-width="19.149cm" style:use-optimal-column-width="false"/>
    </style:style>
    <style:style style:name="co22" style:family="table-column">
      <style:table-column-properties style:column-width="8.101cm" style:use-optimal-column-width="false"/>
    </style:style>
    <style:style style:name="co23" style:family="table-column">
      <style:table-column-properties style:column-width="3.887cm" style:use-optimal-column-width="false"/>
    </style:style>
    <style:style style:name="co24" style:family="table-column">
      <style:table-column-properties style:column-width="3.885cm" style:use-optimal-column-width="false"/>
    </style:style>
    <style:style style:name="co25" style:family="table-column">
      <style:table-column-properties style:column-width="3.908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1.323cm"/>
    </style:style>
    <style:style style:name="ro7" style:family="table-row">
      <style:table-row-properties style:row-height="1.462cm"/>
    </style:style>
    <style:style style:name="ro8" style:family="table-row">
      <style:table-row-properties style:row-height="1.429cm"/>
    </style:style>
    <style:style style:name="ro9" style:family="table-row">
      <style:table-row-properties style:row-height="1.421cm"/>
    </style:style>
    <style:style style:name="ro10" style:family="table-row">
      <style:table-row-properties style:row-height="1.426cm"/>
    </style:style>
    <style:style style:name="ro11" style:family="table-row">
      <style:table-row-properties style:row-height="1.198cm"/>
    </style:style>
    <style:style style:name="ro12" style:family="table-row">
      <style:table-row-properties style:row-height="1.104cm"/>
    </style:style>
    <style:style style:name="ro13" style:family="table-row">
      <style:table-row-properties style:row-height="1.887cm"/>
    </style:style>
    <style:style style:name="ro14" style:family="table-row">
      <style:table-row-properties style:row-height="1.202cm"/>
    </style:style>
    <style:style style:name="ro15" style:family="table-row">
      <style:table-row-properties style:row-height="2.354cm"/>
    </style:style>
    <style:style style:name="ro16" style:family="table-row">
      <style:table-row-properties style:row-height="2.35cm"/>
    </style:style>
    <style:style style:name="ro17" style:family="table-row">
      <style:table-row-properties style:row-height="2.338cm"/>
    </style:style>
    <style:style style:name="ro18" style:family="table-row">
      <style:table-row-properties style:row-height="2.341cm"/>
    </style:style>
    <style:style style:name="ro19" style:family="table-row">
      <style:table-row-properties style:row-height="2.336cm"/>
    </style:style>
    <style:style style:name="ro20" style:family="table-row">
      <style:table-row-properties style:row-height="2.629cm"/>
    </style:style>
    <style:style style:name="ro21" style:family="table-row">
      <style:table-row-properties style:row-height="2.63cm"/>
    </style:style>
    <style:style style:name="ro22" style:family="table-row">
      <style:table-row-properties style:row-height="2.632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8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1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style:repeat="repeat"/>
      <style:paragraph-properties fo:text-align="end"/>
    </style:style>
    <style:style style:name="ce13" style:family="table-cell">
      <style:graphic-properties style:repeat="repeat"/>
      <style:text-properties fo:font-family="'Heiti TC'" style:font-pitch="variable"/>
    </style:style>
    <style:style style:name="ce14" style:family="table-cell">
      <style:graphic-properties style:repeat="repeat"/>
      <style:paragraph-properties fo:text-align="end"/>
      <style:text-properties fo:font-family="Menlo" style:font-style-name="Italic" style:font-pitch="variable"/>
    </style:style>
    <style:style style:name="ce15" style:family="table-cell">
      <style:graphic-properties style:repeat="repeat"/>
    </style:style>
    <style:style style:name="ce16" style:family="table-cell">
      <style:graphic-properties style:repeat="repeat"/>
      <style:text-properties fo:font-family="'Heiti TC'" style:font-pitch="variable" fo:font-size="16pt" style:font-size-asian="16pt" style:font-size-complex="16pt"/>
    </style:style>
    <style:style style:name="ce17" style:family="table-cell">
      <style:graphic-properties style:repeat="repeat"/>
      <style:text-properties fo:font-family="'Heiti SC'" style:font-pitch="variable" fo:font-size="16pt" style:font-size-asian="16pt" style:font-size-complex="16pt"/>
    </style:style>
    <style:style style:name="ce18" style:family="table-cell">
      <style:graphic-properties style:repeat="repeat"/>
      <style:paragraph-properties fo:text-align="end"/>
      <style:text-properties fo:font-family="'Heiti TC'" style:font-pitch="variable" fo:font-size="16pt" style:font-size-asian="16pt" style:font-size-complex="16pt"/>
    </style:style>
    <style:style style:name="ce19" style:family="table-cell">
      <style:graphic-properties style:repeat="repeat"/>
      <style:text-properties fo:font-size="16pt" style:font-size-asian="16pt" style:font-size-complex="16pt"/>
    </style:style>
    <style:style style:name="ce20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21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22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23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24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25" style:family="table-cell">
      <style:graphic-properties style:repeat="repeat"/>
      <style:paragraph-properties fo:text-align="center"/>
    </style:style>
    <style:style style:name="ce26" style:family="table-cell">
      <style:graphic-properties style:repeat="repeat" draw:textarea-vertical-align="middle"/>
      <style:text-properties fo:font-family="'Heiti SC'" style:font-pitch="variable" fo:font-size="16pt" style:font-size-asian="16pt" style:font-size-complex="16pt"/>
    </style:style>
    <style:style style:name="ce27" style:family="table-cell">
      <style:graphic-properties style:repeat="repeat" draw:textarea-vertical-align="middle"/>
    </style:style>
    <style:style style:name="ce28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29" style:family="table-cell">
      <style:graphic-properties style:repeat="repeat" draw:textarea-vertical-align="middle"/>
      <style:paragraph-properties fo:text-align="start"/>
      <style:text-properties fo:font-family="'Heiti SC'" style:font-pitch="variable" fo:font-size="16pt" style:font-size-asian="16pt" style:font-size-complex="16pt"/>
    </style:style>
    <style:style style:name="ce30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size="18pt" style:font-size-asian="18pt" style:font-size-complex="18pt"/>
    </style:style>
    <style:style style:name="P10" style:family="paragraph">
      <style:paragraph-properties style:text-autospace="none"/>
      <style:text-properties fo:font-size="16pt" style:font-size-asian="16pt" style:font-size-complex="16pt"/>
    </style:style>
    <style:style style:name="P11" style:family="paragraph">
      <style:paragraph-properties fo:text-align="end"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style:text-autospace="none"/>
      <style:text-properties fo:font-family="'Heiti TC'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14" style:family="paragraph">
      <style:text-properties fo:font-family="'Heiti SC'" style:font-pitch="variable" fo:font-size="22pt" style:font-size-asian="20pt" style:font-size-complex="20pt"/>
    </style:style>
    <style:style style:name="P15" style:family="paragraph">
      <style:text-properties fo:color="#009900"/>
    </style:style>
    <style:style style:name="P16" style:family="paragraph">
      <style:text-properties fo:color="#009900" fo:font-family="'Heiti SC'" style:font-pitch="variable" fo:font-size="22pt" style:font-size-asian="20pt" style:font-size-complex="20pt"/>
    </style:style>
    <style:style style:name="P17" style:family="paragraph">
      <style:text-properties fo:color="#666666"/>
    </style:style>
    <style:style style:name="P18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color="#009900" fo:font-size="14pt" style:font-size-asian="14pt" style:font-size-complex="14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end"/>
      <style:text-properties fo:font-size="18pt"/>
    </style:style>
    <style:style style:name="P25" style:family="paragraph">
      <style:paragraph-properties fo:text-align="center"/>
      <style:text-properties fo:font-size="26pt"/>
    </style:style>
    <style:style style:name="P26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27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28" style:family="paragraph">
      <style:paragraph-properties fo:text-align="center"/>
      <style:text-properties fo:font-size="22pt"/>
    </style:style>
    <style:style style:name="P29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P30" style:family="paragraph">
      <style:paragraph-properties fo:text-align="center"/>
      <style:text-properties fo:font-family="Menlo" style:font-style-name="Italic" style:font-pitch="variable"/>
    </style:style>
    <style:style style:name="P31" style:family="paragraph">
      <style:text-properties fo:font-family="'Heiti SC'" style:font-pitch="variable"/>
    </style:style>
    <style:style style:name="P32" style:family="paragraph">
      <style:paragraph-properties fo:text-align="center"/>
      <style:text-properties fo:font-family="'Heiti SC'" style:font-pitch="variable"/>
    </style:style>
    <style:style style:name="P33" style:family="paragraph">
      <style:paragraph-properties fo:margin-left="0.203cm" fo:margin-right="0cm" fo:text-align="start" fo:text-indent="0cm"/>
    </style:style>
    <style:style style:name="P34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35" style:family="paragraph">
      <style:paragraph-properties fo:text-align="center"/>
      <style:text-properties fo:color="#666666" fo:font-family="Menlo" style:font-style-name="Italic" style:font-pitch="variable"/>
    </style:style>
    <style:style style:name="P36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37" style:family="paragraph">
      <style:paragraph-properties fo:text-align="center"/>
      <style:text-properties fo:color="#000000" fo:font-family="Menlo" style:font-style-name="Italic" style:font-pitch="variable"/>
    </style:style>
    <style:style style:name="P38" style:family="paragraph">
      <style:paragraph-properties fo:text-align="center"/>
      <style:text-properties fo:color="#808080" fo:font-family="Menlo" style:font-style-name="Italic" style:font-pitch="variable"/>
    </style:style>
    <style:style style:name="P39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40" style:family="paragraph">
      <style:paragraph-properties style:text-autospace="none"/>
      <style:text-properties fo:font-family="'Heiti SC'" style:font-pitch="variable" fo:font-size="24pt" style:font-size-asian="24pt" style:font-size-complex="24pt"/>
    </style:style>
    <style:style style:name="P41" style:family="paragraph">
      <style:text-properties fo:font-family="'Heiti SC'" style:font-pitch="variable" fo:font-size="16pt" style:font-size-asian="16pt" style:font-size-complex="16pt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style:text-properties fo:font-family="'Heiti SC'" style:font-pitch="variable"/>
    </style:style>
    <style:style style:name="P44" style:family="paragraph">
      <style:paragraph-properties fo:text-align="start"/>
      <style:text-properties fo:font-family="'Heiti SC'" style:font-pitch="variable" fo:font-size="16pt" style:font-size-asian="16pt" style:font-size-complex="16pt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Menlo" style:font-style-name="Italic" style:font-pitch="variable" fo:font-size="18pt" style:font-size-asian="18pt" style:font-size-complex="18pt"/>
    </style:style>
    <style:style style:name="T5" style:family="text">
      <style:text-properties fo:font-family="Menlo" style:font-style-name="Italic" style:font-pitch="variable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5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7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9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0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40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1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8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49" style:family="text">
      <style:text-properties fo:font-family="'Heiti SC'" style:font-pitch="variable" fo:font-size="24pt" style:font-size-asian="24pt" style:font-size-complex="24pt"/>
    </style:style>
    <style:style style:name="T50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ff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family="'Heiti SC'" style:font-pitch="variable" fo:font-size="22pt" style:font-size-asian="20pt" style:font-size-complex="20pt"/>
    </style:style>
    <style:style style:name="T59" style:family="text">
      <style:text-properties fo:color="#009900"/>
    </style:style>
    <style:style style:name="T60" style:family="text">
      <style:text-properties fo:color="#009900" fo:font-family="'Heiti SC'" style:font-pitch="variable" fo:font-size="22pt" style:font-size-asian="20pt" style:font-size-complex="20pt"/>
    </style:style>
    <style:style style:name="T61" style:family="text">
      <style:text-properties fo:color="#666666"/>
    </style:style>
    <style:style style:name="T62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4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color="#009900" fo:font-size="14pt" style:font-size-asian="14pt" style:font-size-complex="14pt"/>
    </style:style>
    <style:style style:name="T67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68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family="'Heiti TC'" style:font-pitch="variable"/>
    </style:style>
    <style:style style:name="T72" style:family="text">
      <style:text-properties fo:font-family="Menlo" style:font-style-name="Italic" style:font-pitch="variable" fo:font-size="11pt" style:font-size-asian="11pt" style:font-size-complex="11pt"/>
    </style:style>
    <style:style style:name="T73" style:family="text">
      <style:text-properties fo:font-family="Menlo" style:font-style-name="Italic" style:font-pitch="variable" fo:font-size="12pt" style:font-size-asian="12pt" style:font-size-complex="12pt"/>
    </style:style>
    <style:style style:name="T74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75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76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78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79" style:family="text">
      <style:text-properties fo:font-family="'Heiti TC'" style:font-pitch="variable" fo:font-size="16pt" style:font-size-asian="16pt" style:font-size-complex="16pt"/>
    </style:style>
    <style:style style:name="T80" style:family="text">
      <style:text-properties fo:font-family="'Heiti SC'" style:font-pitch="variable" fo:font-size="26pt" style:font-size-asian="26pt" style:font-size-complex="26pt"/>
    </style:style>
    <style:style style:name="T81" style:family="text"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T82" style:family="text">
      <style:text-properties fo:font-family="'Heiti SC'" style:font-pitch="variable" fo:font-size="22pt" style:font-size-asian="22pt" style:font-size-complex="22pt"/>
    </style:style>
    <style:style style:name="T83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ff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family="Menlo" style:font-style-name="Italic" style:font-pitch="variable"/>
    </style:style>
    <style:style style:name="T86" style:family="text"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T87" style:family="text">
      <style:text-properties fo:font-family="'Heiti SC'" style:font-pitch="variable" fo:font-size="16pt" style:font-size-asian="16pt" style:font-size-complex="16pt"/>
    </style:style>
    <style:style style:name="T88" style:family="text">
      <style:text-properties fo:font-size="16pt" fo:font-weight="normal" style:font-size-asian="16pt" style:font-weight-asian="normal" style:font-size-complex="16pt" style:font-weight-complex="normal"/>
    </style:style>
    <style:style style:name="T89" style:family="text">
      <style:text-properties fo:font-family="'Heiti SC'" style:font-pitch="variable"/>
    </style:style>
    <style:style style:name="T90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91" style:family="text">
      <style:text-properties fo:font-family="Menlo" style:font-style-name="Italic" style:font-pitch="variable" fo:font-size="16pt" style:font-size-asian="16pt" style:font-size-complex="16pt"/>
    </style:style>
    <style:style style:name="T92" style:family="text">
      <style:text-properties fo:font-family="Menlo" style:font-style-name="Italic" style:font-pitch="variable" fo:font-size="6pt" style:font-size-asian="6pt" style:font-size-complex="6pt"/>
    </style:style>
    <style:style style:name="T93" style:family="text">
      <style:text-properties fo:color="#666666" fo:font-family="Menlo" style:font-style-name="Italic" style:font-pitch="variable"/>
    </style:style>
    <style:style style:name="T94" style:family="text">
      <style:text-properties fo:color="#000000" fo:font-family="Menlo" style:font-style-name="Italic" style:font-pitch="variable"/>
    </style:style>
    <style:style style:name="T95" style:family="text">
      <style:text-properties fo:color="#808080" fo:font-family="Menlo" style:font-style-name="Italic" style:font-pitch="variable"/>
    </style:style>
    <style:style style:name="T96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family="'Heiti SC'" style:font-pitch="variable"/>
    </style:style>
    <style:style style:name="T105" style:family="text">
      <style:text-properties fo:font-family="'Heiti SC'" style:font-pitch="variable" fo:font-size="16pt" style:font-size-asian="16pt" style:font-size-complex="16pt"/>
    </style:style>
    <style:style style:name="T106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family="'Heiti SC'" style:font-pitch="variable" fo:font-size="16pt" style:font-size-asian="16pt" style:font-size-complex="16pt"/>
    </style:style>
    <style:style style:name="T117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arting Code - UML Diagram</text:span></text:p>
              </table:table-cell>
              <table:table-cell table:style-name="ce2">
                <text:p text:style-name="P1"><text:span text:style-name="T2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xml:id="id2" draw:id="id2" draw:layer="layout" svg:width="10.414cm" svg:height="4.318cm" svg:x="0.762cm" svg:y="15.24cm">
          <draw:text-box>
            <text:p text:style-name="P2"><text:span text:style-name="T4">SkyWalker</text:span></text:p>
            <text:p text:style-name="P2"><text:span text:style-name="T4"/></text:p>
            <text:p text:style-name="P3"><text:span text:style-name="T5">static ArrayList&lt;Character&gt; <text:s text:c="2"/></text:span></text:p>
            <text:p text:style-name="P3"><text:span text:style-name="T5"><text:s text:c="9"/></text:span><text:span text:style-name="T5">getLineageFor(Character)</text:span></text:p>
            <text:p text:style-name="P3"><text:span text:style-name="T5">static Character shmiSkywalker</text:span><text:span text:style-name="T4"> </text:span></text:p>
          </draw:text-box>
        </draw:frame>
        <draw:frame draw:style-name="gr2" draw:text-style-name="P4" draw:layer="layout" svg:width="5.842cm" svg:height="2.794cm" svg:x="5.08cm" svg:y="2.794cm">
          <draw:text-box>
            <text:p text:style-name="P2"><text:span text:style-name="T4">MainActivity</text:span></text:p>
          </draw:text-box>
        </draw:frame>
        <draw:frame draw:style-name="gr3" draw:text-style-name="P4" draw:layer="layout" svg:width="5.842cm" svg:height="2.794cm" svg:x="5.08cm" svg:y="10.922cm">
          <draw:text-box>
            <text:p text:style-name="P2"><text:span text:style-name="T4">CharacterView</text:span></text:p>
          </draw:text-box>
        </draw:frame>
        <draw:frame draw:style-name="gr4" draw:text-style-name="P4" draw:layer="layout" svg:width="5.842cm" svg:height="2.794cm" svg:x="18.288cm" svg:y="7.366cm">
          <draw:text-box>
            <text:p text:style-name="P2"><text:span text:style-name="T4">Character</text:span></text:p>
          </draw:text-box>
        </draw:frame>
        <draw:line draw:style-name="gr5" draw:text-style-name="P2" draw:layer="layout" svg:x1="10.922cm" svg:y1="4.064cm" svg:x2="18.288cm" svg:y2="8.636cm">
          <text:p/>
        </draw:line>
        <draw:line draw:style-name="gr5" draw:text-style-name="P2" draw:layer="layout" svg:x1="10.922cm" svg:y1="12.446cm" svg:x2="18.288cm" svg:y2="8.89cm">
          <text:p/>
        </draw:line>
        <draw:frame draw:style-name="gr6" draw:text-style-name="P5" xml:id="id1" draw:id="id1" draw:layer="layout" svg:width="9.398cm" svg:height="1.743cm" svg:x="10.922cm" svg:y="5.588cm">
          <draw:text-box>
            <text:p text:style-name="P2"><text:span text:style-name="T6">MainActivity uses a Character to make a CharacterView.</text:span></text:p>
          </draw:text-box>
        </draw:frame>
        <draw:line draw:style-name="gr5" draw:text-style-name="P2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Starting Position - character.xml</text:span></text:p>
          </draw:text-box>
        </draw:frame>
        <draw:frame draw:style-name="gr9" draw:text-style-name="P9" draw:layer="layout" svg:width="26.67cm" svg:height="17.78cm" svg:x="0.508cm" svg:y="2.54cm">
          <draw:text-box>
            <text:p text:style-name="P8"><text:span text:style-name="T8">&lt;</text:span><text:span text:style-name="T9">LinearLayout</text:span><text:span text:style-name="T8">&gt;</text:span><text:span text:style-name="T8"><text:line-break/></text:span><text:span text:style-name="T8"><text:line-break/></text:span><text:span text:style-name="T8"> <text:s/>&lt;</text:span><text:span text:style-name="T9">ScrollView</text:span><text:span text:style-name="T8">&gt;</text:span><text:span text:style-name="T8"><text:line-break/></text:span><text:span text:style-name="T8"><text:line-break/></text:span><text:span text:style-name="T8"> <text:s text:c="3"/>&lt;</text:span><text:span text:style-name="T9">LinearLayout</text:span><text:span text:style-name="T10"><text:line-break/></text:span><text:span text:style-name="T10"> <text:s text:c="5"/></text:span><text:span text:style-name="T11">android</text:span><text:span text:style-name="T12">:orientation=</text:span><text:span text:style-name="T10">"vertical"</text:span><text:span text:style-name="T8">&gt;</text:span><text:span text:style-name="T8"><text:line-break/></text:span><text:span text:style-name="T8"><text:line-break/></text:span><text:span text:style-name="T8"> <text:s text:c="5"/>&lt;</text:span><text:span text:style-name="T9">EditText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name"</text:span><text:span text:style-name="T8">/&gt;</text:span><text:span text:style-name="T8"><text:line-break/></text:span><text:span text:style-name="T8"><text:line-break/></text:span><text:span text:style-name="T8"> <text:s text:c="5"/>&lt;</text:span><text:span text:style-name="T9">ImageView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pict"</text:span><text:span text:style-name="T8">/&gt;</text:span></text:p>
            <text:p text:style-name="P8"><text:span text:style-name="T8"><text:line-break/></text:span><text:span text:style-name="T8"> <text:s text:c="5"/></text:span><text:span text:style-name="T8">&lt;</text:span><text:span text:style-name="T9">LinearLayout</text:span><text:span text:style-name="T10"><text:line-break/></text:span><text:span text:style-name="T10"> <text:s text:c="7"/></text:span><text:span text:style-name="T11">android</text:span><text:span text:style-name="T12">:orientation=</text:span><text:span text:style-name="T10">"vertical"</text:span><text:span text:style-name="T10"><text:line-break/></text:span><text:span text:style-name="T10"> <text:s text:c="7"/></text:span><text:span text:style-name="T11">android</text:span><text:span text:style-name="T12">:id=</text:span><text:span text:style-name="T10">"@+id/children_buttons"</text:span><text:span text:style-name="T8">&gt;</text:span></text:p>
            <text:p text:style-name="P8"><text:span text:style-name="T8"><text:s text:c="6"/></text:span><text:span text:style-name="T8">&lt;/</text:span><text:span text:style-name="T9">LinearLayout</text:span><text:span text:style-name="T8">&gt;</text:span></text:p>
            <text:p text:style-name="P8"><text:span text:style-name="T8"><text:line-break/></text:span><text:span text:style-name="T8"> <text:s text:c="3"/></text:span><text:span text:style-name="T8">&lt;/</text:span><text:span text:style-name="T9">LinearLayout</text:span><text:span text:style-name="T8">&gt;</text:span></text:p>
            <text:p text:style-name="P8"><text:span text:style-name="T8"><text:line-break/></text:span><text:span text:style-name="T8"> <text:s/></text:span><text:span text:style-name="T8">&lt;/</text:span><text:span text:style-name="T9">ScrollView</text:span><text:span text:style-name="T8">&gt;</text:span></text:p>
            <text:p text:style-name="P8"><text:span text:style-name="T8"><text:line-break/></text:span><text:span text:style-name="T8">&lt;/</text:span><text:span text:style-name="T9">LinearLayout</text:span><text:span text:style-name="T13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.xml</text:span></text:p>
              </table:table-cell>
              <table:table-cell table:style-name="ce5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View.java</text:p>
          </draw:text-box>
        </draw:frame>
        <draw:frame draw:style-name="gr10" draw:text-style-name="P10" draw:layer="layout" svg:width="26.67cm" svg:height="19.931cm" svg:x="0.508cm" svg:y="3.048cm">
          <draw:text-box>
            <text:p text:style-name="P8"><text:span text:style-name="T15">public class </text:span><text:span text:style-name="T16">CharacterView </text:span><text:span text:style-name="T15">extends </text:span><text:span text:style-name="T16">LinearLayout {</text:span><text:span text:style-name="T16"><text:line-break/></text:span><text:span text:style-name="T16"> <text:s/></text:span><text:span text:style-name="T15">private </text:span><text:span text:style-name="T16">String </text:span><text:span text:style-name="T17">characterName</text:span><text:span text:style-name="T16">;</text:span><text:span text:style-name="T16"><text:line-break/></text:span><text:span text:style-name="T16"><text:line-break/></text:span><text:span text:style-name="T16"> <text:s/></text:span><text:span text:style-name="T15">public </text:span><text:span text:style-name="T16">CharacterView(Context context, AttributeSet attrs) {</text:span><text:span text:style-name="T16"><text:line-break/></text:span><text:span text:style-name="T16"> <text:s text:c="3"/></text:span><text:span text:style-name="T15">super</text:span><text:span text:style-name="T16">(context, attrs);</text:span><text:span text:style-name="T16"><text:line-break/></text:span><text:span text:style-name="T16"> <text:s text:c="3"/>LayoutInflater inflater = (LayoutInflater)context.</text:span><text:span text:style-name="T16"><text:line-break/></text:span><text:span text:style-name="T16"> <text:s text:c="5"/>getSystemService(Context.</text:span><text:span text:style-name="T18">LAYOUT_INFLATER_SERVICE</text:span><text:span text:style-name="T16">);</text:span><text:span text:style-name="T16"><text:line-break/></text:span><text:span text:style-name="T16"> <text:s text:c="3"/>inflater.inflate(R.layout.</text:span><text:span text:style-name="T18">character</text:span><text:span text:style-name="T16">, </text:span><text:span text:style-name="T15">this</text:span><text:span text:style-name="T16">, </text:span><text:span text:style-name="T15">true</text:span><text:span text:style-name="T16">)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public void </text:span><text:span text:style-name="T16">setCharacter (Character character) {</text:span><text:span text:style-name="T16"><text:line-break/></text:span><text:span text:style-name="T16"> <text:s text:c="3"/></text:span><text:span text:style-name="T17">characterName </text:span><text:span text:style-name="T16">= character.getName();</text:span><text:span text:style-name="T16"><text:line-break/></text:span><text:span text:style-name="T16"> <text:s text:c="3"/>setName(character.getName());</text:span><text:span text:style-name="T16"><text:line-break/></text:span><text:span text:style-name="T16"> <text:s text:c="3"/>setDrawable(NamedDrawable.</text:span><text:span text:style-name="T19">getDrawableFromName</text:span><text:span text:style-name="T16">(</text:span><text:span text:style-name="T15">this</text:span><text:span text:style-name="T16">.getContext(),</text:span><text:span text:style-name="T16"><text:line-break/></text:span><text:span text:style-name="T16"> <text:s text:c="49"/>character.getName()));</text:span></text:p>
            <text:p><text:span text:style-name="T20"><text:s text:c="4"/></text:span><text:span text:style-name="T20">setChildren(character.getChildren(), character.getName());</text:span><text:span text:style-name="T16"><text:line-break/></text:span><text:span text:style-name="T16"> <text:s/>}</text:span></text:p>
            <text:p text:style-name="P8"><text:span text:style-name="T16"/></text:p>
            <text:p text:style-name="P8"><text:span text:style-name="T15"><text:s text:c="2"/></text:span><text:span text:style-name="T15">private void </text:span><text:span text:style-name="T16">setName (String characterName) {</text:span><text:span text:style-name="T16"><text:line-break/></text:span><text:span text:style-name="T16"> <text:s text:c="3"/>TextView nameView = (TextView)</text:span><text:span text:style-name="T15">this</text:span><text:span text:style-name="T16">.findViewById(R.id.</text:span><text:span text:style-name="T18">character_name</text:span><text:span text:style-name="T20">);</text:span><text:span text:style-name="T20"><text:line-break/></text:span><text:span text:style-name="T20"> <text:s text:c="3"/>nameView.setText(characterName);</text:span><text:span text:style-name="T20"><text:line-break/></text:span><text:span text:style-name="T20"> <text:s/>}</text:span><text:span text:style-name="T16"><text:line-break/></text:span><text:span text:style-name="T16"><text:line-break/></text:span><text:span text:style-name="T16"> <text:s/></text:span><text:span text:style-name="T15">private void </text:span><text:span text:style-name="T16">setDrawable (Drawable drawable) {</text:span><text:span text:style-name="T16"><text:line-break/></text:span><text:span text:style-name="T16"> <text:s text:c="3"/>ImageView imageView = (ImageView)</text:span><text:span text:style-name="T15">this</text:span><text:span text:style-name="T16">.findViewById(R.id.</text:span><text:span text:style-name="T18">character_pict</text:span><text:span text:style-name="T16">);</text:span><text:span text:style-name="T16"><text:line-break/></text:span><text:span text:style-name="T16"> <text:s text:c="3"/>imageView.setImageDrawable(drawable);</text:span><text:span text:style-name="T16"><text:line-break/></text:span><text:span text:style-name="T16"> <text:s/>} <text:s/></text:span><text:span text:style-name="T20"><text:line-break/></text:span><text:span text:style-name="T20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View.java</text:span></text:p>
              </table:table-cell>
              <table:table-cell table:style-name="ce6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FirstPageTest</text:p>
          </draw:text-box>
        </draw:frame>
        <draw:frame draw:style-name="gr9" draw:text-style-name="P9" draw:layer="layout" svg:width="26.67cm" svg:height="17.78cm" svg:x="0.508cm" svg:y="3.048cm">
          <draw:text-box>
            <text:p text:style-name="P8"><text:span text:style-name="T21">@RunWith</text:span><text:span text:style-name="T8">(AndroidJUnit4.</text:span><text:span text:style-name="T9">class</text:span><text:span text:style-name="T8">)</text:span><text:span text:style-name="T8"><text:line-break/></text:span><text:span text:style-name="T9">public class </text:span><text:span text:style-name="T8">FirstPageTest {</text:span><text:span text:style-name="T8"><text:line-break/></text:span><text:span text:style-name="T8"><text:line-break/></text:span><text:span text:style-name="T8"> <text:s/></text:span><text:span text:style-name="T9">private static final </text:span><text:span text:style-name="T8">String </text:span><text:span text:style-name="T22">firstCharacterName </text:span><text:span text:style-name="T8">= </text:span><text:span text:style-name="T10">"Shmi Skywalker"</text:span><text:span text:style-name="T8">;</text:span><text:span text:style-name="T8"><text:line-break/></text:span><text:span text:style-name="T8"><text:line-break/></text:span><text:span text:style-name="T8"> <text:s/></text:span><text:span text:style-name="T21">@Rule</text:span><text:span text:style-name="T21"><text:line-break/></text:span><text:span text:style-name="T21"> <text:s/></text:span><text:span text:style-name="T9">public </text:span><text:span text:style-name="T8">ActivityTestRule </text:span><text:span text:style-name="T11">mActivityRule </text:span><text:span text:style-name="T8">= </text:span></text:p>
            <text:p text:style-name="P8"><text:span text:style-name="T23"><text:s text:c="4"/></text:span><text:span text:style-name="T9">new </text:span><text:span text:style-name="T8">ActivityTestRule(MainActivity.</text:span><text:span text:style-name="T9">class</text:span><text:span text:style-name="T8">);</text:span><text:span text:style-name="T8"><text:line-break/></text:span><text:span text:style-name="T8"><text:line-break/></text:span><text:span text:style-name="T8"> <text:s/></text:span><text:span text:style-name="T21">@Test</text:span><text:span text:style-name="T21"><text:line-break/></text:span><text:span text:style-name="T21"> <text:s/></text:span><text:span text:style-name="T9">public void </text:span><text:span text:style-name="T8">firstPageStartsWithShmi () {</text:span><text:span text:style-name="T8"><text:line-break/></text:span><text:span text:style-name="T8"> <text:s text:c="3"/></text:span><text:span text:style-name="T24">onView</text:span><text:span text:style-name="T8">(</text:span><text:span text:style-name="T24">allOf</text:span><text:span text:style-name="T8">(</text:span><text:span text:style-name="T24">isDisplayed</text:span><text:span text:style-name="T8">(), </text:span><text:span text:style-name="T24">withId</text:span><text:span text:style-name="T8">(R.id.</text:span><text:span text:style-name="T22">character_name</text:span><text:span text:style-name="T8">))).</text:span><text:span text:style-name="T8"><text:line-break/></text:span><text:span text:style-name="T8"> <text:s text:c="5"/>check(</text:span><text:span text:style-name="T24">matches</text:span><text:span text:style-name="T8">(</text:span><text:span text:style-name="T24">withText</text:span><text:span text:style-name="T8">(</text:span><text:span text:style-name="T22">firstCharacterName</text:span><text:span text:style-name="T8">)));</text:span></text:p>
            <text:p text:style-name="P8"><text:span text:style-name="T8"><text:line-break/></text:span><text:span text:style-name="T8"> <text:s text:c="3"/></text:span><text:span text:style-name="T24">onView</text:span><text:span text:style-name="T8">(</text:span><text:span text:style-name="T24">allOf</text:span><text:span text:style-name="T8">(</text:span><text:span text:style-name="T24">isDisplayed</text:span><text:span text:style-name="T8">(), </text:span><text:span text:style-name="T24">withId</text:span><text:span text:style-name="T8">(R.id.</text:span><text:span text:style-name="T22">character_pict</text:span><text:span text:style-name="T8">))).</text:span></text:p>
            <text:p text:style-name="P8"><text:span text:style-name="T8"><text:s text:c="5"/></text:span><text:span text:style-name="T8">check(</text:span><text:span text:style-name="T24">matches</text:span><text:span text:style-name="T8">(DrawableMatcher.</text:span></text:p>
            <text:p text:style-name="P8"><text:span text:style-name="T24"><text:s text:c="21"/></text:span><text:span text:style-name="T24">withCharacterName</text:span><text:span text:style-name="T8">(</text:span><text:span text:style-name="T22">firstCharacterName</text:span><text:span text:style-name="T13">)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><text:span text:style-name="T1">FirstPageTest.java</text:span></text:p>
              </table:table-cell>
              <table:table-cell table:style-name="ce8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UTest</text:p>
          </draw:text-box>
        </draw:frame>
        <draw:frame draw:style-name="gr9" draw:text-style-name="P9" draw:layer="layout" svg:width="26.67cm" svg:height="17.78cm" svg:x="0.508cm" svg:y="3.048cm">
          <draw:text-box>
            <text:p text:style-name="P8"><text:span text:style-name="T26">@BeforeClass</text:span><text:span text:style-name="T26"><text:line-break/></text:span><text:span text:style-name="T27">public static void </text:span><text:span text:style-name="T28">initCharacters () {</text:span><text:span text:style-name="T28"><text:line-break/></text:span><text:span text:style-name="T28"> <text:s/></text:span><text:span text:style-name="T29">shmiS <text:s text:c="5"/></text:span><text:span text:style-name="T28">= </text:span><text:span text:style-name="T27">new </text:span><text:span text:style-name="T28">Character(</text:span><text:span text:style-name="T30">"Shmi Skywalker"</text:span><text:span text:style-name="T28">);</text:span><text:span text:style-name="T28"><text:line-break/></text:span><text:span text:style-name="T28"> <text:s/></text:span><text:span text:style-name="T29">shmiSame <text:s text:c="2"/></text:span><text:span text:style-name="T28">= </text:span><text:span text:style-name="T27">new </text:span><text:span text:style-name="T28">Character(</text:span><text:span text:style-name="T30">"Shmi Skywalker"</text:span><text:span text:style-name="T28">);</text:span><text:span text:style-name="T28"><text:line-break/></text:span><text:span text:style-name="T28"> <text:s/></text:span><text:span text:style-name="T29">shmiDiff <text:s text:c="2"/></text:span><text:span text:style-name="T28">= </text:span><text:span text:style-name="T27">new </text:span><text:span text:style-name="T28">Character(</text:span><text:span text:style-name="T30">"Shmi Diff"</text:span><text:span text:style-name="T28">);</text:span><text:span text:style-name="T28"><text:line-break/></text:span><text:span text:style-name="T28">}</text:span><text:span text:style-name="T28"><text:line-break/></text:span><text:span text:style-name="T31"><text:line-break/></text:span><text:span text:style-name="T26">@Test</text:span><text:span text:style-name="T26"><text:line-break/></text:span><text:span text:style-name="T27">public void </text:span><text:span text:style-name="T28">getName () {</text:span><text:span text:style-name="T28"><text:line-break/></text:span><text:span text:style-name="T28"> <text:s/>String name = </text:span><text:span text:style-name="T30">"JacenSolo"</text:span><text:span text:style-name="T28">;</text:span><text:span text:style-name="T28"><text:line-break/></text:span><text:span text:style-name="T28"> <text:s/>Character jacenSolo = </text:span><text:span text:style-name="T27">new </text:span><text:span text:style-name="T28">Character(name);</text:span><text:span text:style-name="T28"><text:line-break/></text:span><text:span text:style-name="T28"> <text:s/></text:span><text:span text:style-name="T24">assertEquals</text:span><text:span text:style-name="T28">(jacenSolo, jacenSolo.getName());</text:span><text:span text:style-name="T28"><text:line-break/></text:span><text:span text:style-name="T28">}</text:span><text:span text:style-name="T28"><text:line-break/></text:span><text:span text:style-name="T31"><text:line-break/></text:span><text:span text:style-name="T26">@Test</text:span><text:span text:style-name="T26"><text:line-break/></text:span><text:span text:style-name="T27">public void </text:span><text:span text:style-name="T32">equalsPositive () {</text:span><text:span text:style-name="T32"><text:line-break/></text:span><text:span text:style-name="T32"> <text:s/></text:span><text:span text:style-name="T33">assertTrue</text:span><text:span text:style-name="T32">(</text:span><text:span text:style-name="T34">shmiS</text:span><text:span text:style-name="T32">.equals(</text:span><text:span text:style-name="T34">shmiSame</text:span><text:span text:style-name="T13">));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1.java</text:span></text:p>
              </table:table-cell>
              <table:table-cell table:style-name="ce6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35">using Junit4 static methods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UTest</text:p>
          </draw:text-box>
        </draw:frame>
        <draw:frame draw:style-name="gr9" draw:text-style-name="P9" draw:layer="layout" svg:width="26.67cm" svg:height="17.78cm" svg:x="0.508cm" svg:y="3.048cm">
          <draw:text-box>
            <text:p text:style-name="P8"><text:span text:style-name="T31">//MockitoJUnitRunner.class allows me to mock objects.</text:span><text:span text:style-name="T31"><text:line-break/></text:span><text:span text:style-name="T26">@RunWith</text:span><text:span text:style-name="T28">(MockitoJUnitRunner.</text:span><text:span text:style-name="T27">class</text:span><text:span text:style-name="T28">)</text:span><text:span text:style-name="T28"><text:line-break/></text:span><text:span text:style-name="T27">public class </text:span><text:span text:style-name="T28">CharacterUTest2 {</text:span><text:span text:style-name="T28"><text:line-break/></text:span><text:span text:style-name="T28"><text:line-break/></text:span><text:span text:style-name="T28"> <text:s/>String <text:s text:c="9"/></text:span><text:span text:style-name="T36">mockParentName</text:span><text:span text:style-name="T28">;</text:span><text:span text:style-name="T28"><text:line-break/></text:span><text:span text:style-name="T28"> <text:s/></text:span><text:span text:style-name="T26">@Mock </text:span><text:span text:style-name="T28">Character </text:span><text:span text:style-name="T36">mockFirstBorn</text:span><text:span text:style-name="T28">;</text:span><text:span text:style-name="T28"><text:line-break/></text:span><text:span text:style-name="T28"> <text:s/></text:span><text:span text:style-name="T26">@Mock </text:span><text:span text:style-name="T28">Character </text:span><text:span text:style-name="T36">mockSecondBorn</text:span><text:span text:style-name="T28">;</text:span><text:span text:style-name="T28"><text:line-break/></text:span><text:span text:style-name="T28"> <text:s/></text:span><text:span text:style-name="T26">@Mock </text:span><text:span text:style-name="T28">Character </text:span><text:span text:style-name="T36">mockBadSon</text:span><text:span text:style-name="T28">;</text:span><text:span text:style-name="T28"><text:line-break/></text:span><text:span text:style-name="T28"><text:line-break/></text:span><text:span text:style-name="T28"> <text:s/></text:span><text:span text:style-name="T26">@Test</text:span><text:span text:style-name="T26"><text:line-break/></text:span><text:span text:style-name="T26"> <text:s/></text:span><text:span text:style-name="T27">public void </text:span><text:span text:style-name="T28">setChildren () {</text:span><text:span text:style-name="T28"><text:line-break/></text:span><text:span text:style-name="T28"> <text:s text:c="3"/>Character parent = </text:span><text:span text:style-name="T27">new </text:span><text:span text:style-name="T28">Character(</text:span><text:span text:style-name="T36">mockParentName</text:span><text:span text:style-name="T28">);</text:span><text:span text:style-name="T28"><text:line-break/></text:span><text:span text:style-name="T28"> <text:s text:c="3"/>parent.setChildren(</text:span><text:span text:style-name="T36">mockFirstBorn</text:span><text:span text:style-name="T28">, </text:span><text:span text:style-name="T36">mockSecondBorn</text:span><text:span text:style-name="T28">);</text:span><text:span text:style-name="T28"><text:line-break/></text:span><text:span text:style-name="T28"> <text:s text:c="3"/>ArrayList&lt;Character&gt; twins = parent.getChildren();</text:span><text:span text:style-name="T28"><text:line-break/></text:span><text:span text:style-name="T28"><text:line-break/></text:span><text:span text:style-name="T28"> <text:s text:c="3"/></text:span><text:span text:style-name="T24">assertEquals</text:span><text:span text:style-name="T28">(</text:span><text:span text:style-name="T37">2</text:span><text:span text:style-name="T28">, twins.size());</text:span><text:span text:style-name="T28"><text:line-break/></text:span><text:span text:style-name="T28"> <text:s text:c="3"/></text:span><text:span text:style-name="T24">assertTrue</text:span><text:span text:style-name="T28">(twins.contains(</text:span><text:span text:style-name="T36">mockFirstBorn</text:span><text:span text:style-name="T28">));</text:span><text:span text:style-name="T28"><text:line-break/></text:span><text:span text:style-name="T28"> <text:s text:c="3"/></text:span><text:span text:style-name="T24">assertTrue</text:span><text:span text:style-name="T28">(twins.contains(</text:span><text:span text:style-name="T36">mockSecondBorn</text:span><text:span text:style-name="T28">));</text:span><text:span text:style-name="T28"><text:line-break/></text:span><text:span text:style-name="T28"> <text:s text:c="3"/></text:span><text:span text:style-name="T24">assertFalse</text:span><text:span text:style-name="T8">(twins.contains(</text:span><text:span text:style-name="T11">mockBadSon</text:span><text:span text:style-name="T13">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2.java</text:span></text:p>
              </table:table-cell>
              <table:table-cell table:style-name="ce5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38">using </text:span><text:span text:style-name="T39">Mockito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layer="layout" svg:width="23.876cm" svg:height="0.962cm" svg:x="0.762cm" svg:y="1.27cm">
          <draw:text-box>
            <text:p>Starting Position - CharacterUTest</text:p>
          </draw:text-box>
        </draw:frame>
        <draw:frame draw:style-name="gr11" draw:text-style-name="P10" draw:layer="layout" svg:width="12.954cm" svg:height="17.018cm" svg:x="0cm" svg:y="2.54cm">
          <draw:text-box>
            <text:p text:style-name="P8"><text:span text:style-name="T40"><text:line-break/></text:span><text:span text:style-name="T41">@RunWith</text:span><text:span text:style-name="T42">(MockitoJUnitRunner.</text:span><text:span text:style-name="T43">class</text:span><text:span text:style-name="T42">)</text:span><text:span text:style-name="T42"><text:line-break/></text:span><text:span text:style-name="T43">public class </text:span><text:span text:style-name="T42">BlasterUTest {</text:span><text:span text:style-name="T42"><text:line-break/></text:span><text:span text:style-name="T42"> <text:s/></text:span><text:span text:style-name="T41">@Mock </text:span><text:span text:style-name="T42">Blaster </text:span><text:span text:style-name="T18">blaster</text:span><text:span text:style-name="T42">;</text:span><text:span text:style-name="T42"><text:line-break/></text:span><text:span text:style-name="T42"> <text:s/></text:span><text:span text:style-name="T41">@Mock </text:span><text:span text:style-name="T42">Person <text:s/></text:span><text:span text:style-name="T18">leia</text:span><text:span text:style-name="T42">;</text:span><text:span text:style-name="T42"><text:line-break/></text:span><text:span text:style-name="T42"> <text:s/></text:span><text:span text:style-name="T41">@Mock </text:span><text:span text:style-name="T42">Person <text:s/></text:span><text:span text:style-name="T18">anyoneElse</text:span><text:span text:style-name="T42">;</text:span><text:span text:style-name="T42"><text:line-break/></text:span><text:span text:style-name="T42"><text:line-break/></text:span><text:span text:style-name="T42"> <text:s/></text:span><text:span text:style-name="T41">@Test</text:span><text:span text:style-name="T41"><text:line-break/></text:span><text:span text:style-name="T41"> <text:s/></text:span><text:span text:style-name="T43">public void </text:span><text:span text:style-name="T42">verifyTurnsSaberOn () {</text:span><text:span text:style-name="T42"><text:line-break/></text:span><text:span text:style-name="T42"> <text:s text:c="3"/>when(</text:span><text:span text:style-name="T18">leia</text:span><text:span text:style-name="T42">.getName())</text:span></text:p>
            <text:p text:style-name="P8"><text:span text:style-name="T42"><text:s text:c="6"/></text:span><text:span text:style-name="T42">.thenReturn(</text:span><text:span text:style-name="T44">"Leia"</text:span><text:span text:style-name="T42">);</text:span><text:span text:style-name="T42"><text:line-break/></text:span><text:span text:style-name="T42"> <text:s text:c="3"/>when(</text:span><text:span text:style-name="T18">anyoneElse</text:span><text:span text:style-name="T42">.getName())</text:span></text:p>
            <text:p text:style-name="P8"><text:span text:style-name="T42"><text:s text:c="6"/></text:span><text:span text:style-name="T42">.thenReturn(</text:span><text:span text:style-name="T44">"anything"</text:span><text:span text:style-name="T42">);</text:span><text:span text:style-name="T42"><text:line-break/></text:span><text:span text:style-name="T42"><text:line-break/></text:span><text:span text:style-name="T42"> <text:s text:c="3"/>Blaster blaster = </text:span><text:span text:style-name="T43">new </text:span><text:span text:style-name="T42">Blaster();</text:span><text:span text:style-name="T42"><text:line-break/></text:span><text:span text:style-name="T42"><text:line-break/></text:span><text:span text:style-name="T42"> <text:s text:c="3"/>blaster.shoot(</text:span><text:span text:style-name="T18">leia</text:span><text:span text:style-name="T42">);</text:span><text:span text:style-name="T42"><text:line-break/></text:span><text:span text:style-name="T42"> <text:s text:c="3"/>verify(</text:span><text:span text:style-name="T18">leia</text:span><text:span text:style-name="T42">, times(</text:span><text:span text:style-name="T45">0</text:span><text:span text:style-name="T42">)).hit();</text:span><text:span text:style-name="T42"><text:line-break/></text:span><text:span text:style-name="T42"><text:line-break/></text:span><text:span text:style-name="T42"> <text:s text:c="3"/>blaster.shoot(</text:span><text:span text:style-name="T18">leia</text:span><text:span text:style-name="T42">);</text:span><text:span text:style-name="T42"><text:line-break/></text:span><text:span text:style-name="T42"> <text:s text:c="3"/>verify(</text:span><text:span text:style-name="T18">anyoneElse</text:span><text:span text:style-name="T42">).hit();</text:span><text:span text:style-name="T42"><text:line-break/></text:span><text:span text:style-name="T42"><text:line-break/></text:span><text:span text:style-name="T42"> <text:s/>}</text:span></text:p>
            <text:p text:style-name="P8"><text:span text:style-name="T42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JediAndLightsabers</text:span></text:p>
              </table:table-cell>
              <table:table-cell table:style-name="ce6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9">
                <text:p><text:span text:style-name="T38">using </text:span><text:span text:style-name="T39">Mockito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10" xml:id="id3" draw:id="id3" draw:layer="layout" svg:width="15.24cm" svg:height="16.651cm" svg:x="12.7cm" svg:y="2.653cm">
          <draw:text-box>
            <text:p text:style-name="P8"><text:span text:style-name="T42"><text:line-break/></text:span><text:span text:style-name="T42"><text:line-break/></text:span><text:span text:style-name="T42"> <text:s/></text:span><text:span text:style-name="T43">class </text:span><text:span text:style-name="T42">Blaster {</text:span><text:span text:style-name="T42"><text:line-break/></text:span><text:span text:style-name="T42"> <text:s text:c="3"/></text:span><text:span text:style-name="T43">void </text:span><text:span text:style-name="T42">shoot (Person person) {</text:span><text:span text:style-name="T42"><text:line-break/></text:span><text:span text:style-name="T42"> <text:s text:c="5"/></text:span><text:span text:style-name="T43">if </text:span><text:span text:style-name="T42">(!person.getName().equals(</text:span><text:span text:style-name="T44">"Leia"</text:span><text:span text:style-name="T42">))</text:span><text:span text:style-name="T42"><text:line-break/></text:span><text:span text:style-name="T42"> <text:s text:c="7"/>person.hit();</text:span><text:span text:style-name="T42"><text:line-break/></text:span><text:span text:style-name="T42"> <text:s text:c="3"/>}</text:span><text:span text:style-name="T42"><text:line-break/></text:span><text:span text:style-name="T42"> <text:s/>}</text:span></text:p>
            <text:p text:style-name="P8"><text:span text:style-name="T42"><text:line-break/></text:span><text:span text:style-name="T42"> <text:s/></text:span><text:span text:style-name="T43">class </text:span><text:span text:style-name="T42">Person {</text:span><text:span text:style-name="T42"><text:line-break/></text:span><text:span text:style-name="T42"> <text:s text:c="3"/>String </text:span><text:span text:style-name="T18">name</text:span><text:span text:style-name="T42">;</text:span><text:span text:style-name="T42"><text:line-break/></text:span><text:span text:style-name="T42"> <text:s text:c="3"/></text:span><text:span text:style-name="T43">boolean </text:span><text:span text:style-name="T18">isHit </text:span><text:span text:style-name="T42">= </text:span><text:span text:style-name="T43">fals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3">public </text:span><text:span text:style-name="T42">Person (String name) {</text:span><text:span text:style-name="T42"><text:line-break/></text:span><text:span text:style-name="T42"> <text:s text:c="5"/></text:span><text:span text:style-name="T43">this</text:span><text:span text:style-name="T42">.</text:span><text:span text:style-name="T18">name </text:span><text:span text:style-name="T42">= name;</text:span><text:span text:style-name="T42"><text:line-break/></text:span><text:span text:style-name="T42"> <text:s text:c="3"/>}</text:span><text:span text:style-name="T42"><text:line-break/></text:span><text:span text:style-name="T42"> <text:s text:c="3"/></text:span><text:span text:style-name="T43">void </text:span><text:span text:style-name="T42">hit () {</text:span><text:span text:style-name="T42"><text:line-break/></text:span><text:span text:style-name="T42"> <text:s text:c="5"/></text:span><text:span text:style-name="T18">isHit </text:span><text:span text:style-name="T42">= </text:span><text:span text:style-name="T43">true</text:span><text:span text:style-name="T42">;</text:span><text:span text:style-name="T42"><text:line-break/></text:span><text:span text:style-name="T42"> <text:s text:c="3"/>}</text:span><text:span text:style-name="T42"><text:line-break/></text:span><text:span text:style-name="T42"><text:line-break/></text:span><text:span text:style-name="T42"> <text:s text:c="3"/>String getName () {</text:span><text:span text:style-name="T42"><text:line-break/></text:span><text:span text:style-name="T42"> <text:s text:c="5"/></text:span><text:span text:style-name="T43">return </text:span><text:span text:style-name="T18">name</text:span><text:span text:style-name="T42">;</text:span><text:span text:style-name="T42"><text:line-break/></text:span><text:span text:style-name="T42"> <text:s text:c="3"/>}</text:span><text:span text:style-name="T42"><text:line-break/></text:span><text:span text:style-name="T42"> <text:s/>}</text:span><text:span text:style-name="T42"><text:line-break/></text:span><text:span text:style-name="T4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Classes involved.</text:span></text:p>
          </draw:text-box>
        </draw:frame>
        <draw:frame draw:style-name="gr13" draw:text-style-name="P11" draw:layer="layout" svg:width="5.842cm" svg:height="12.78cm" svg:x="0.508cm" svg:y="5.334cm">
          <draw:text-box>
            <text:p text:style-name="P1"><text:span text:style-name="T46">[AA]</text:span></text:p>
            <text:p text:style-name="P1"><text:span text:style-name="T46"><text:s/></text:span></text:p>
            <text:p text:style-name="P1"><text:span text:style-name="T46">[AA]</text:span></text:p>
            <text:p text:style-name="P1"><text:span text:style-name="T47"><text:s/></text:span></text:p>
            <text:p text:style-name="P1"><text:span text:style-name="T46">[AA]</text:span></text:p>
            <text:p text:style-name="P1"><text:span text:style-name="T47"><text:s/></text:span></text:p>
            <text:p text:style-name="P1"><text:span text:style-name="T47">[AA, BB, CC]</text:span></text:p>
            <text:p text:style-name="P1"><text:span text:style-name="T47"><text:s/></text:span></text:p>
            <text:p text:style-name="P1"><text:span text:style-name="T47"><text:s/></text:span><text:span text:style-name="T47">[AA]</text:span></text:p>
            <text:p text:style-name="P1"><text:span text:style-name="T47"><text:s/></text:span></text:p>
            <text:p text:style-name="P1"><text:span text:style-name="T47"><text:s text:c="2"/></text:span><text:span text:style-name="T47">[BB, CC]</text:span></text:p>
            <text:p text:style-name="P1"><text:span text:style-name="T47"/></text:p>
            <text:p text:style-name="P1"><text:span text:style-name="T47">[BB]</text:span></text:p>
            <text:p text:style-name="P1"><text:span text:style-name="T47"/></text:p>
            <text:p text:style-name="P1"><text:span text:style-name="T47"><text:s text:c="8"/></text:span><text:span text:style-name="T47">[DD]</text:span></text:p>
            <text:p text:style-name="P1"><text:span text:style-name="T47"/></text:p>
            <text:p text:style-name="P1"><text:span text:style-name="T47"><text:s/></text:span><text:span text:style-name="T47">[DD]</text:span></text:p>
          </draw:text-box>
        </draw:frame>
        <draw:frame draw:style-name="gr14" draw:text-style-name="P12" draw:layer="layout" svg:width="14.478cm" svg:height="13.517cm" svg:x="6.35cm" svg:y="5.334cm">
          <draw:text-box>
            <text:p><text:span text:style-name="T47">StraightLineWIRTest.java </text:span></text:p>
            <text:p><text:span text:style-name="T47"/></text:p>
            <text:p><text:span text:style-name="T47">MainActivity.java</text:span></text:p>
            <text:p><text:span text:style-name="T47"/></text:p>
            <text:p><text:span text:style-name="T47">activity_main.xml</text:span></text:p>
            <text:p><text:span text:style-name="T47"/></text:p>
            <text:p><text:span text:style-name="T46">MyPlainPagerAdapter.java</text:span></text:p>
            <text:p><text:span text:style-name="T46"/></text:p>
            <text:p><text:span text:style-name="T47">MyPlainPagerAdapterUTest1.java</text:span></text:p>
            <text:p><text:span text:style-name="T47"/></text:p>
            <text:p><text:span text:style-name="T47">MyPlainPagerAdapterUTest2.java <text:s text:c="8"/></text:span></text:p>
            <text:p><text:span text:style-name="T47">CharacterAdapter.java (Interface) </text:span></text:p>
            <text:p><text:span text:style-name="T47"/></text:p>
            <text:p><text:span text:style-name="T47">SkywalkerAdapter.java</text:span></text:p>
            <text:p><text:span text:style-name="T47"/></text:p>
            <text:p><text:span text:style-name="T47">SkywalkerAdapterStraightUTest.java</text:span></text:p>
            <text:p><text:span text:style-name="T47"/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7">
                <text:p><text:span text:style-name="T48">MyPlainPagerAdapter Intro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2">
              <table:table-cell table:style-name="ce3"/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3" draw:layer="layout" svg:width="22.606cm" svg:height="1.945cm" svg:x="2.54cm" svg:y="2.54cm">
          <draw:text-box>
            <text:p text:style-name="P2"><text:span text:style-name="T49">Sliding through StarWars characters using ViewPager and MyPlainPagerAdapt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StraightLineWIRTest</text:span></text:p>
          </draw:text-box>
        </draw:frame>
        <draw:frame draw:style-name="gr16" draw:text-style-name="P10" draw:layer="layout" svg:width="26.67cm" svg:height="17.963cm" svg:x="0.508cm" svg:y="3.048cm">
          <draw:text-box>
            <text:p text:style-name="P8"><text:span text:style-name="T50">@RunWith</text:span><text:span text:style-name="T16">(AndroidJUnit4.</text:span><text:span text:style-name="T15">class</text:span><text:span text:style-name="T16">)</text:span><text:span text:style-name="T16"><text:line-break/></text:span><text:span text:style-name="T15">public class </text:span><text:span text:style-name="T16">StraightLineWIRTest {</text:span><text:span text:style-name="T16"><text:line-break/></text:span><text:span text:style-name="T16"> <text:s/></text:span><text:span text:style-name="T15">private </text:span><text:span text:style-name="T16">ViewPagerIdlingResource </text:span><text:span text:style-name="T17">idlingResource</text:span><text:span text:style-name="T16">;</text:span><text:span text:style-name="T16"><text:line-break/></text:span><text:span text:style-name="T40"><text:line-break/></text:span><text:span text:style-name="T40"> <text:s/></text:span><text:span text:style-name="T50">@Rule</text:span><text:span text:style-name="T50"><text:line-break/></text:span><text:span text:style-name="T50"> <text:s/></text:span><text:span text:style-name="T15">public </text:span><text:span text:style-name="T16">IntentsTestRule&lt;MainActivity&gt; </text:span><text:span text:style-name="T17">mActivityRule </text:span><text:span text:style-name="T16">=</text:span><text:span text:style-name="T16"><text:line-break/></text:span><text:span text:style-name="T16"> <text:s text:c="3"/></text:span><text:span text:style-name="T15">new </text:span><text:span text:style-name="T16">IntentsTestRule(MainActivity.</text:span><text:span text:style-name="T15">class</text:span><text:span text:style-name="T16">, </text:span><text:span text:style-name="T15">true</text:span><text:span text:style-name="T16">, </text:span><text:span text:style-name="T15">false</text:span><text:span text:style-name="T16">);</text:span><text:span text:style-name="T16"><text:line-break/></text:span><text:span text:style-name="T16"><text:line-break/></text:span><text:span text:style-name="T16"> <text:s/></text:span><text:span text:style-name="T50">@After</text:span><text:span text:style-name="T50"><text:line-break/></text:span><text:span text:style-name="T50"> <text:s/></text:span><text:span text:style-name="T15">public void </text:span><text:span text:style-name="T16">tearDownIdlingResource () {</text:span><text:span text:style-name="T16"><text:line-break/></text:span><text:span text:style-name="T16"> <text:s text:c="3"/></text:span><text:span text:style-name="T51">unregisterIdlingResources</text:span><text:span text:style-name="T52">(</text:span><text:span text:style-name="T53">idlingResource</text:span><text:span text:style-name="T52">);</text:span><text:span text:style-name="T16"><text:line-break/></text:span><text:span text:style-name="T16"> <text:s/>}</text:span><text:span text:style-name="T16"><text:line-break/></text:span><text:span text:style-name="T16"><text:line-break/></text:span><text:span text:style-name="T16"> <text:s/></text:span><text:span text:style-name="T50">@Test</text:span><text:span text:style-name="T50"><text:line-break/></text:span><text:span text:style-name="T50"> <text:s/></text:span><text:span text:style-name="T15">public void </text:span><text:span text:style-name="T16">firstSwipe () {</text:span><text:span text:style-name="T16"><text:line-break/></text:span><text:span text:style-name="T16"> <text:s text:c="3"/>Activity activity = startActivity();</text:span><text:span text:style-name="T16"><text:line-break/></text:span><text:span text:style-name="T16"><text:line-break/></text:span><text:span text:style-name="T16"> <text:s text:c="3"/></text:span><text:span text:style-name="T54">idlingResource </text:span><text:span text:style-name="T16">= </text:span><text:span text:style-name="T54">new </text:span><text:span text:style-name="T16">ViewPagerIdlingResource((ViewPager)activity.</text:span><text:span text:style-name="T16"><text:line-break/></text:span><text:span text:style-name="T16"> <text:s text:c="5"/>findViewById(R.id.</text:span><text:span text:style-name="T55">view_pager</text:span><text:span text:style-name="T16">), </text:span><text:span text:style-name="T54">"VPIR_0"</text:span><text:span text:style-name="T16">);</text:span><text:span text:style-name="T16"><text:line-break/></text:span><text:span text:style-name="T16"> <text:s text:c="3"/></text:span><text:span text:style-name="T19">registerIdlingResources</text:span><text:span text:style-name="T16">(</text:span><text:span text:style-name="T54">idlingResource</text:span><text:span text:style-name="T16">);</text:span><text:span text:style-name="T16"><text:line-break/></text:span><text:span text:style-name="T16"><text:line-break/></text:span><text:span text:style-name="T16"> <text:s text:c="3"/></text:span><text:span text:style-name="T19">onView</text:span><text:span text:style-name="T16">(</text:span><text:span text:style-name="T19">isRoot</text:span><text:span text:style-name="T16">()).perform(</text:span><text:span text:style-name="T19">swipeLeft</text:span><text:span text:style-name="T16">());</text:span><text:span text:style-name="T40"><text:line-break/></text:span><text:span text:style-name="T40"> <text:s text:c="3"/></text:span><text:span text:style-name="T19">onView</text:span><text:span text:style-name="T16">(</text:span><text:span text:style-name="T19">allOf</text:span><text:span text:style-name="T16">(</text:span><text:span text:style-name="T19">withId</text:span><text:span text:style-name="T16">(R.id.</text:span><text:span text:style-name="T18">character_name</text:span><text:span text:style-name="T16">),</text:span><text:span text:style-name="T19">withText</text:span><text:span text:style-name="T16">(</text:span><text:span text:style-name="T18">anakin_s</text:span><text:span text:style-name="T16">))).</text:span><text:span text:style-name="T16"><text:line-break/></text:span><text:span text:style-name="T16"> <text:s text:c="5"/>check(</text:span><text:span text:style-name="T19">matches</text:span><text:span text:style-name="T16">(</text:span><text:span text:style-name="T19">isCompletelyDisplayed</text:span><text:span text:style-name="T16">()));</text:span><text:span text:style-name="T16"><text:line-break/></text:span><text:span text:style-name="T16"> <text:s text:c="3"/></text:span><text:span text:style-name="T19">onView</text:span><text:span text:style-name="T16">(</text:span><text:span text:style-name="T19">allOf</text:span><text:span text:style-name="T16">(</text:span><text:span text:style-name="T19">withId</text:span><text:span text:style-name="T16">(R.id.</text:span><text:span text:style-name="T18">character_name</text:span><text:span text:style-name="T16">),</text:span><text:span text:style-name="T19">withText</text:span><text:span text:style-name="T16">(</text:span><text:span text:style-name="T18">shmi_s</text:span><text:span text:style-name="T20">))).</text:span><text:span text:style-name="T20"><text:line-break/></text:span><text:span text:style-name="T20"> <text:s text:c="5"/>check(</text:span><text:span text:style-name="T42">matches</text:span><text:span text:style-name="T20">(</text:span><text:span text:style-name="T42">not</text:span><text:span text:style-name="T20">(</text:span><text:span text:style-name="T42">isCompletelyDisplayed</text:span><text:span text:style-name="T20">())));</text:span><text:span text:style-name="T20"><text:line-break/></text:span><text:span text:style-name="T20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raightLineWIRTest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"><text:span text:style-name="T2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MainActivity.java</text:span></text:p>
          </draw:text-box>
        </draw:frame>
        <draw:frame draw:style-name="gr9" draw:text-style-name="P9" draw:layer="layout" svg:width="26.67cm" svg:height="17.78cm" svg:x="0.508cm" svg:y="3.048cm">
          <draw:text-box>
            <text:p text:style-name="P8"><text:span text:style-name="T9">public class </text:span><text:span text:style-name="T8">MainActivity </text:span><text:span text:style-name="T9">extends </text:span><text:span text:style-name="T8">AppCompatActivity {</text:span><text:span text:style-name="T8"><text:line-break/></text:span><text:span text:style-name="T8"><text:line-break/></text:span><text:span text:style-name="T8"> <text:s/></text:span><text:span text:style-name="T21">@Override</text:span><text:span text:style-name="T21"><text:line-break/></text:span><text:span text:style-name="T21"> <text:s/></text:span><text:span text:style-name="T9">protected void </text:span><text:span text:style-name="T8">onCreate(Bundle savedInstanceState) {</text:span><text:span text:style-name="T8"><text:line-break/></text:span><text:span text:style-name="T8"> <text:s text:c="3"/></text:span><text:span text:style-name="T9">super</text:span><text:span text:style-name="T8">.onCreate(savedInstanceState);</text:span><text:span text:style-name="T8"><text:line-break/></text:span><text:span text:style-name="T8"> <text:s text:c="3"/>setContentView(R.layout.</text:span><text:span text:style-name="T22">activity_main</text:span><text:span text:style-name="T8">);</text:span><text:span text:style-name="T8"><text:line-break/></text:span><text:span text:style-name="T8"><text:line-break/></text:span><text:span text:style-name="T8"> <text:s text:c="3"/></text:span><text:span text:style-name="T31">//MyPlainPagerAdapter implementation</text:span><text:span text:style-name="T31"><text:line-break/></text:span><text:span text:style-name="T31"> <text:s text:c="3"/></text:span><text:span text:style-name="T8">ViewPager viewPager = (ViewPager)findViewById(R.id.</text:span><text:span text:style-name="T22">view_pager</text:span><text:span text:style-name="T8">);</text:span><text:span text:style-name="T8"><text:line-break/></text:span><text:span text:style-name="T8"> <text:s text:c="3"/>CharacterAdapter characterAdapter = </text:span><text:span text:style-name="T9">new </text:span><text:span text:style-name="T8">SkywalkerAdapter();</text:span><text:span text:style-name="T8"><text:line-break/></text:span><text:span text:style-name="T8"> <text:s text:c="3"/>//ArrayList&lt;Character&gt; allanaSoloFamily = </text:span></text:p>
            <text:p text:style-name="P8"><text:span text:style-name="T8"><text:s text:c="4"/></text:span><text:span text:style-name="T8">//SkyWalker.</text:span><text:span text:style-name="T24">getLineageFor</text:span><text:span text:style-name="T8">(SkyWalker.</text:span><text:span text:style-name="T29">allanaSolo</text:span><text:span text:style-name="T8">);</text:span><text:span text:style-name="T8"><text:line-break/></text:span><text:span text:style-name="T8"> <text:s text:c="3"/>//characterAdapter.addCharacters(allanaSoloFamily);</text:span><text:span text:style-name="T8"><text:line-break/></text:span><text:span text:style-name="T8"> <text:s text:c="3"/>PagerAdapter plainAdapter = </text:span></text:p>
            <text:p text:style-name="P8"><text:span text:style-name="T9"><text:s text:c="6"/></text:span><text:span text:style-name="T9">new </text:span><text:span text:style-name="T13">MyPlainPagerAdapter(characterAdapter);</text:span><text:span text:style-name="T13"><text:line-break/></text:span><text:span text:style-name="T13"> <text:s text:c="3"/>viewPager.setAdapter(plainAdapter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9" draw:text-style-name="P10" draw:layer="layout" svg:width="26.67cm" svg:height="17.78cm" svg:x="0.508cm" svg:y="3.048cm">
          <draw:text-box>
            <text:p text:style-name="P8"><text:span text:style-name="T16">&lt;</text:span><text:span text:style-name="T15">FrameLayout</text:span><text:span text:style-name="T15"><text:line-break/></text:span><text:span text:style-name="T15"> <text:s/></text:span><text:span text:style-name="T17">android</text:span><text:span text:style-name="T56">:id=</text:span><text:span text:style-name="T57">"@+id/activity_main"</text:span><text:span text:style-name="T57"><text:line-break/></text:span><text:span text:style-name="T57"> <text:s/></text:span><text:span text:style-name="T17">android</text:span><text:span text:style-name="T56">:layout_width=</text:span><text:span text:style-name="T57">"match_parent"</text:span><text:span text:style-name="T57"><text:line-break/></text:span><text:span text:style-name="T57"> <text:s/></text:span><text:span text:style-name="T17">android</text:span><text:span text:style-name="T56">:layout_height=</text:span><text:span text:style-name="T57">"match_parent"</text:span><text:span text:style-name="T57"><text:line-break/></text:span><text:span text:style-name="T57"> <text:s/></text:span><text:span text:style-name="T17">tools</text:span><text:span text:style-name="T56">:context=</text:span><text:span text:style-name="T57">"flobee.myapplication.MainActivity"</text:span><text:span text:style-name="T16">&gt;</text:span><text:span text:style-name="T16"><text:line-break/></text:span><text:span text:style-name="T16"><text:line-break/></text:span><text:span text:style-name="T16"> <text:s/>&lt;</text:span><text:span text:style-name="T15">android.support.v4.view.ViewPager</text:span><text:span text:style-name="T15"><text:line-break/></text:span><text:span text:style-name="T15"> <text:s text:c="3"/></text:span><text:span text:style-name="T17">android</text:span><text:span text:style-name="T56">:layout_width=</text:span><text:span text:style-name="T57">"match_parent"</text:span><text:span text:style-name="T57"><text:line-break/></text:span><text:span text:style-name="T57"> <text:s text:c="3"/></text:span><text:span text:style-name="T17">android</text:span><text:span text:style-name="T56">:layout_height=</text:span><text:span text:style-name="T57">"match_parent"</text:span><text:span text:style-name="T57"><text:line-break/></text:span><text:span text:style-name="T57"> <text:s text:c="3"/></text:span><text:span text:style-name="T17">android</text:span><text:span text:style-name="T56">:id=</text:span><text:span text:style-name="T57">"@+id/view_pager"</text:span><text:span text:style-name="T16">&gt;</text:span><text:span text:style-name="T16"><text:line-break/></text:span><text:span text:style-name="T16"> <text:s/>&lt;/</text:span><text:span text:style-name="T15">android.support.v4.view.ViewPager</text:span><text:span text:style-name="T16">&gt;</text:span><text:span text:style-name="T16"><text:line-break/></text:span><text:span text:style-name="T16"><text:line-break/></text:span><text:span text:style-name="T16">&lt;/</text:span><text:span text:style-name="T15">FrameLayout</text:span><text:span text:style-name="T20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activity_main.xml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9" draw:text-style-name="P9" draw:layer="layout" svg:width="26.67cm" svg:height="17.78cm" svg:x="0.508cm" svg:y="3.048cm">
          <draw:text-box>
            <text:p text:style-name="P8"><text:span text:style-name="T8">&lt;</text:span><text:span text:style-name="T9">FrameLayout</text:span><text:span text:style-name="T9"><text:line-break/></text:span><text:span text:style-name="T9"> <text:s/></text:span><text:span text:style-name="T11">android</text:span><text:span text:style-name="T12">:id=</text:span><text:span text:style-name="T10">"@+id/activity_main"</text:span><text:span text:style-name="T10"><text:line-break/></text:span><text:span text:style-name="T10"> <text:s/></text:span><text:span text:style-name="T11">android</text:span><text:span text:style-name="T12">:layout_width=</text:span><text:span text:style-name="T10">"match_parent"</text:span><text:span text:style-name="T10"><text:line-break/></text:span><text:span text:style-name="T10"> <text:s/></text:span><text:span text:style-name="T11">android</text:span><text:span text:style-name="T12">:layout_height=</text:span><text:span text:style-name="T10">"match_parent"</text:span><text:span text:style-name="T10"><text:line-break/></text:span><text:span text:style-name="T10"> <text:s/></text:span><text:span text:style-name="T11">tools</text:span><text:span text:style-name="T12">:context=</text:span><text:span text:style-name="T10">"flobee.myapplication.MainActivity"</text:span><text:span text:style-name="T8">&gt;</text:span><text:span text:style-name="T8"><text:line-break/></text:span><text:span text:style-name="T8"><text:line-break/></text:span><text:span text:style-name="T8"> <text:s/>&lt;</text:span><text:span text:style-name="T9">android.support.v4.view.ViewPager</text:span><text:span text:style-name="T9"><text:line-break/></text:span><text:span text:style-name="T9"> <text:s text:c="3"/></text:span><text:span text:style-name="T11">android</text:span><text:span text:style-name="T12">:layout_width=</text:span><text:span text:style-name="T10">"match_parent"</text:span><text:span text:style-name="T10"><text:line-break/></text:span><text:span text:style-name="T10"> <text:s text:c="3"/></text:span><text:span text:style-name="T11">android</text:span><text:span text:style-name="T12">:layout_height=</text:span><text:span text:style-name="T10">"match_parent"</text:span><text:span text:style-name="T10"><text:line-break/></text:span><text:span text:style-name="T10"> <text:s text:c="3"/></text:span><text:span text:style-name="T11">android</text:span><text:span text:style-name="T12">:id=</text:span><text:span text:style-name="T10">"@+id/view_pager"</text:span><text:span text:style-name="T8">&gt;</text:span><text:span text:style-name="T8"><text:line-break/></text:span><text:span text:style-name="T8"> <text:s/>&lt;/</text:span><text:span text:style-name="T9">android.support.v4.view.ViewPager</text:span><text:span text:style-name="T8">&gt;</text:span><text:span text:style-name="T8"><text:line-break/></text:span><text:span text:style-name="T8"><text:line-break/></text:span><text:span text:style-name="T8">&lt;/</text:span><text:span text:style-name="T9">FrameLayout</text:span><text:span text:style-name="T13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activity_main.xml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7" draw:text-style-name="P2" draw:layer="layout" svg:width="3.81cm" svg:height="2.286cm" svg:x="1.018cm" svg:y="4.81cm">
          <text:p/>
        </draw:rect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draw:rect draw:style-name="gr18" draw:text-style-name="P2" xml:id="id5" draw:id="id5" draw:layer="layout" svg:width="0.762cm" svg:height="1.27cm" svg:x="1.272cm" svg:y="5.318cm">
          <text:p/>
        </draw:rect>
        <draw:frame draw:style-name="gr19" draw:text-style-name="P14" draw:layer="layout" svg:width="18.671cm" svg:height="1.809cm" svg:x="7.491cm" svg:y="3.81cm">
          <draw:text-box>
            <text:p xml:id="id4" text:id="id4"><text:span text:style-name="T58">PagerAdapter, I need the first view. Here's a container, just put the view inside of it.</text:span></text:p>
          </draw:text-box>
        </draw:frame>
        <draw:frame draw:style-name="gr20" draw:text-style-name="P14" draw:layer="layout" svg:width="18.034cm" svg:height="2.588cm" svg:x="7.367cm" svg:y="13.979cm">
          <draw:text-box>
            <text:p xml:id="id9" text:id="id9"><text:span text:style-name="T58">I moved again. I don't need the first view anymore, remove it from my container. Here's my container.</text:span></text:p>
          </draw:text-box>
        </draw:frame>
        <draw:rect draw:style-name="gr21" draw:text-style-name="P2" xml:id="id7" draw:id="id7" draw:layer="layout" svg:width="0.762cm" svg:height="1.27cm" svg:x="2.542cm" svg:y="5.318cm">
          <text:p/>
        </draw:rect>
        <draw:frame draw:style-name="gr19" draw:text-style-name="P14" draw:layer="layout" svg:width="9.144cm" svg:height="1.809cm" svg:x="7.366cm" svg:y="10.243cm">
          <draw:text-box>
            <text:p xml:id="id8" text:id="id8"><text:span text:style-name="T58">I moved, I need the next view.</text:span></text:p>
          </draw:text-box>
        </draw:frame>
        <draw:g>
          <draw:rect draw:style-name="gr22" draw:text-style-name="P2" draw:layer="layout" svg:width="0.762cm" svg:height="1.27cm" svg:x="1.27cm" svg:y="10.497cm">
            <text:p/>
          </draw:rect>
          <draw:rect draw:style-name="gr22" draw:text-style-name="P2" draw:layer="layout" svg:width="0.762cm" svg:height="1.27cm" svg:x="3.81cm" svg:y="10.497cm">
            <text:p/>
          </draw:rect>
          <draw:rect draw:style-name="gr23" draw:text-style-name="P2" draw:layer="layout" svg:width="0.762cm" svg:height="1.27cm" svg:x="2.54cm" svg:y="10.497cm">
            <text:p/>
          </draw:rect>
          <draw:rect draw:style-name="gr24" draw:text-style-name="P2" draw:layer="layout" svg:width="3.81cm" svg:height="2.286cm" svg:x="1.016cm" svg:y="9.989cm">
            <text:p/>
          </draw:rect>
          <draw:frame draw:style-name="gr25" draw:text-style-name="P15" draw:layer="layout" svg:width="3.302cm" svg:height="1.016cm" svg:x="1.27cm" svg:y="12.275cm">
            <draw:text-box>
              <text:p><text:span text:style-name="T59">a <text:s text:c="4"/>b <text:s text:c="4"/>c</text:span></text:p>
            </draw:text-box>
          </draw:frame>
        </draw:g>
        <draw:g>
          <draw:rect draw:style-name="gr26" draw:text-style-name="P2" draw:layer="layout" svg:width="0.762cm" svg:height="1.27cm" svg:x="1.179cm" svg:y="15.435cm">
            <text:p/>
          </draw:rect>
          <draw:rect draw:style-name="gr22" draw:text-style-name="P2" draw:layer="layout" svg:width="0.762cm" svg:height="1.27cm" svg:x="2.449cm" svg:y="15.435cm">
            <text:p/>
          </draw:rect>
          <draw:rect draw:style-name="gr23" draw:text-style-name="P2" draw:layer="layout" svg:width="0.762cm" svg:height="1.27cm" svg:x="3.719cm" svg:y="15.435cm">
            <text:p/>
          </draw:rect>
          <draw:rect draw:style-name="gr22" draw:text-style-name="P2" draw:layer="layout" svg:width="0.762cm" svg:height="1.27cm" svg:x="4.989cm" svg:y="15.435cm">
            <text:p/>
          </draw:rect>
          <draw:rect draw:style-name="gr27" draw:text-style-name="P2" draw:layer="layout" svg:width="3.81cm" svg:height="2.286cm" svg:x="2.195cm" svg:y="14.927cm">
            <text:p/>
          </draw:rect>
          <draw:frame draw:style-name="gr28" draw:text-style-name="P15" draw:layer="layout" svg:width="5.08cm" svg:height="1.673cm" svg:x="1.27cm" svg:y="17.206cm">
            <draw:text-box>
              <text:p><text:span text:style-name="T59">a <text:s text:c="4"/>b <text:s text:c="4"/>c <text:s text:c="5"/>d</text:span></text:p>
            </draw:text-box>
          </draw:frame>
        </draw:g>
        <draw:frame draw:style-name="gr19" draw:text-style-name="P16" draw:layer="layout" svg:width="13.462cm" svg:height="1.809cm" svg:x="7.431cm" svg:y="7.191cm">
          <draw:text-box>
            <text:p xml:id="id10" text:id="id10"><text:span text:style-name="T60">And I'm gonna need an identifier for the view.</text:span></text:p>
          </draw:text-box>
        </draw:frame>
        <draw:frame draw:style-name="gr20" draw:text-style-name="P16" draw:layer="layout" svg:width="19.304cm" svg:height="2.588cm" svg:x="7.367cm" svg:y="16.716cm">
          <draw:text-box>
            <text:p xml:id="id12" text:id="id12"><text:span text:style-name="T60">You said its name was 'a' and it was the first item you gave me. Here's my container, have fun removing it, you're the best!</text:span></text:p>
          </draw:text-box>
        </draw:frame>
        <draw:frame draw:style-name="gr29" draw:text-style-name="P17" draw:layer="layout" svg:width="3.75cm" svg:height="0.962cm" svg:x="1.018cm" svg:y="3.848cm">
          <draw:text-box>
            <text:p><text:span text:style-name="T61">ViewPager</text:span></text:p>
          </draw:text-box>
        </draw:frame>
        <draw:frame draw:style-name="gr19" draw:text-style-name="P14" draw:layer="layout" svg:width="17.84cm" svg:height="1.809cm" svg:x="7.431cm" svg:y="5.534cm">
          <draw:text-box>
            <text:p xml:id="id6" text:id="id6"><text:span text:style-name="T58">And I always need the next view. Here's my container again.</text:span></text:p>
          </draw:text-box>
        </draw:frame>
        <draw:frame draw:style-name="gr30" draw:text-style-name="P15" draw:layer="layout" svg:width="2.794cm" svg:height="1.016cm" svg:x="1.27cm" svg:y="6.941cm">
          <draw:text-box>
            <text:p xml:id="id11" text:id="id11"><text:span text:style-name="T59">a <text:s text:c="4"/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1" draw:text-style-name="P18" draw:layer="layout" svg:width="27.686cm" svg:height="18.034cm" svg:x="0.508cm" svg:y="3.048cm">
          <draw:text-box>
            <text:p text:style-name="P8"><text:span text:style-name="T62">Some methods that ViewPager calls on PagerAdapter.</text:span></text:p>
            <text:p text:style-name="P8"><text:span text:style-name="T62"/></text:p>
            <text:p text:style-name="P8"><text:span text:style-name="T62"><text:s text:c="2"/></text:span><text:span text:style-name="T63">Object instantiateItem(ViewGroup container, int pos) {</text:span></text:p>
            <text:p text:style-name="P8"><text:span text:style-name="T63"/></text:p>
            <text:p text:style-name="P8"><text:span text:style-name="T63"><text:s text:c="3"/></text:span><text:span text:style-name="T63">View view = create new View.</text:span></text:p>
            <text:p text:style-name="P8"><text:span text:style-name="T63"><text:s text:c="3"/></text:span><text:span text:style-name="T63">container.addChild(view);</text:span></text:p>
            <text:p text:style-name="P8"><text:span text:style-name="T63"><text:s text:c="3"/></text:span><text:span text:style-name="T63">return view's unique identifier</text:span></text:p>
            <text:p text:style-name="P8"><text:span text:style-name="T63"/></text:p>
            <text:p text:style-name="P8"><text:span text:style-name="T63"><text:s/></text:span><text:span text:style-name="T63">}</text:span></text:p>
            <text:p text:style-name="P8"><text:span text:style-name="T63"/></text:p>
            <text:p text:style-name="P8"><text:span text:style-name="T63"><text:s/></text:span><text:span text:style-name="T63">void destroyItem(ViewGroup container, int position, Object object) {</text:span></text:p>
            <text:p text:style-name="P8"><text:span text:style-name="T63"/></text:p>
            <text:p text:style-name="P8"><text:span text:style-name="T63"><text:s text:c="3"/></text:span><text:span text:style-name="T63">Find view inside container.</text:span></text:p>
            <text:p text:style-name="P8"><text:span text:style-name="T63"><text:s text:c="3"/></text:span><text:span text:style-name="T63">container.remove(view);</text:span></text:p>
            <text:p text:style-name="P8"><text:span text:style-name="T63"/></text:p>
            <text:p text:style-name="P8"><text:span text:style-name="T63"><text:s/></text:span><text:span text:style-name="T63">}</text:span></text:p>
            <text:p text:style-name="P8"><text:span text:style-name="T63"><text:s text:c="2"/></text:span></text:p>
            <text:p text:style-name="P8"><text:span text:style-name="T63"><text:s/></text:span><text:span text:style-name="T63">int getItemPosition (Object object) {</text:span></text:p>
            <text:p text:style-name="P8"><text:span text:style-name="T63"/></text:p>
            <text:p text:style-name="P8"><text:span text:style-name="T63"><text:s text:c="3"/></text:span><text:span text:style-name="T63">return POSITION_UNCHANGED or</text:span></text:p>
            <text:p text:style-name="P8"><text:span text:style-name="T63"><text:s text:c="3"/></text:span><text:span text:style-name="T63">return POSITION_NONE or </text:span></text:p>
            <text:p text:style-name="P8"><text:span text:style-name="T63"><text:s text:c="3"/></text:span><text:span text:style-name="T63">return the new position as an int.</text:span></text:p>
            <text:p text:style-name="P8"><text:span text:style-name="T63"/></text:p>
            <text:p text:style-name="P8"><text:span text:style-name="T63"><text:s/></text:span><text:span text:style-name="T6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UML diagram</text:span></text:p>
          </draw:text-box>
        </draw:frame>
        <draw:frame draw:style-name="gr32" draw:text-style-name="P4" draw:layer="layout" svg:width="4.064cm" svg:height="1.662cm" svg:x="1.27cm" svg:y="3.903cm">
          <draw:text-box>
            <text:p text:style-name="P2"><text:span text:style-name="T4">ViewPager</text:span></text:p>
          </draw:text-box>
        </draw:frame>
        <draw:frame draw:style-name="gr33" draw:text-style-name="P4" draw:layer="layout" svg:width="3.81cm" svg:height="1.778cm" svg:x="21.082cm" svg:y="4.041cm">
          <draw:text-box>
            <text:p text:style-name="P2"><text:span text:style-name="T4">Pager</text:span></text:p>
            <text:p text:style-name="P2"><text:span text:style-name="T4">Adapter</text:span></text:p>
          </draw:text-box>
        </draw:frame>
        <draw:line draw:style-name="gr5" draw:text-style-name="P2" draw:layer="layout" svg:x1="5.334cm" svg:y1="4.803cm" svg:x2="21.082cm" svg:y2="4.803cm">
          <text:p/>
        </draw:line>
        <draw:line draw:style-name="gr5" draw:text-style-name="P2" draw:layer="layout" svg:x1="3.302cm" svg:y1="5.565cm" svg:x2="3.302cm" svg:y2="7.089cm">
          <text:p/>
        </draw:line>
        <draw:frame draw:style-name="gr34" draw:text-style-name="P19" xml:id="id13" draw:id="id13" draw:layer="layout" svg:width="10.16cm" svg:height="1.673cm" svg:x="7.112cm" svg:y="3.638cm">
          <draw:text-box>
            <text:p text:style-name="P2"><text:span text:style-name="T65">ViewPager calls</text:span></text:p>
            <text:p text:style-name="P2"><text:span text:style-name="T65">Object instantiateItem(ViewGroup, int)</text:span></text:p>
          </draw:text-box>
        </draw:frame>
        <draw:line draw:style-name="gr5" draw:text-style-name="P2" draw:layer="layout" svg:x1="21.082cm" svg:y1="5.057cm" svg:x2="5.334cm" svg:y2="7.851cm">
          <text:p/>
        </draw:line>
        <draw:g xml:id="id18" draw:id="id18">
          <draw:frame draw:style-name="gr35" draw:text-style-name="P4" draw:layer="layout" svg:width="4.826cm" svg:height="2.055cm" svg:x="18.796cm" svg:y="17.50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g>
            <draw:line draw:style-name="gr36" draw:text-style-name="P2" draw:layer="layout" svg:x1="21.209cm" svg:y1="15.748cm" svg:x2="21.59cm" svg:y2="16.463cm">
              <text:p/>
            </draw:line>
            <draw:g>
              <draw:line draw:style-name="gr37" draw:text-style-name="P2" draw:layer="layout" svg:x1="21.209cm" svg:y1="17.503cm" svg:x2="21.209cm" svg:y2="16.463cm">
                <text:p/>
              </draw:line>
              <draw:line draw:style-name="gr36" draw:text-style-name="P2" draw:layer="layout" svg:x1="21.209cm" svg:y1="15.748cm" svg:x2="20.828cm" svg:y2="16.463cm">
                <text:p/>
              </draw:line>
              <draw:line draw:style-name="gr36" draw:text-style-name="P2" draw:layer="layout" svg:x1="20.828cm" svg:y1="16.463cm" svg:x2="21.59cm" svg:y2="16.463cm">
                <text:p/>
              </draw:line>
            </draw:g>
          </draw:g>
        </draw:g>
        <draw:g xml:id="id15" draw:id="id15">
          <draw:g>
            <draw:g>
              <draw:g>
                <draw:line draw:style-name="gr36" draw:text-style-name="P2" draw:layer="layout" svg:x1="11.303cm" svg:y1="12.476cm" svg:x2="10.922cm" svg:y2="13.16cm">
                  <text:p/>
                </draw:line>
                <draw:line draw:style-name="gr36" draw:text-style-name="P2" draw:layer="layout" svg:x1="11.303cm" svg:y1="12.476cm" svg:x2="11.684cm" svg:y2="13.16cm">
                  <text:p/>
                </draw:line>
              </draw:g>
              <draw:line draw:style-name="gr36" draw:text-style-name="P2" draw:layer="layout" svg:x1="10.922cm" svg:y1="13.16cm" svg:x2="11.684cm" svg:y2="13.16cm">
                <text:p/>
              </draw:line>
            </draw:g>
            <draw:line draw:style-name="gr37" draw:text-style-name="P2" draw:layer="layout" svg:x1="11.303cm" svg:y1="14cm" svg:x2="11.303cm" svg:y2="13.16cm">
              <text:p/>
            </draw:line>
          </draw:g>
          <draw:g>
            <draw:frame draw:style-name="gr38" draw:text-style-name="P4" draw:layer="layout" svg:width="3.81cm" svg:height="1.039cm" svg:x="9.398cm" svg:y="11.43cm">
              <draw:text-box>
                <text:p text:style-name="P2"><text:span text:style-name="T4">View</text:span></text:p>
              </draw:text-box>
            </draw:frame>
            <draw:g>
              <draw:frame draw:style-name="gr38" draw:text-style-name="P4" draw:layer="layout" svg:width="4.064cm" svg:height="1.039cm" svg:x="12.7cm" svg:y="17.272cm">
                <draw:text-box>
                  <text:p text:style-name="P2"><text:span text:style-name="T4">Character</text:span></text:p>
                </draw:text-box>
              </draw:frame>
              <draw:frame draw:style-name="gr39" draw:text-style-name="P4" draw:layer="layout" svg:width="4.572cm" svg:height="1.801cm" svg:x="18.796cm" svg:y="13.97cm">
                <draw:text-box>
                  <text:p text:style-name="P2"><text:span text:style-name="T4">Character</text:span></text:p>
                  <text:p text:style-name="P2"><text:span text:style-name="T4">Adapter</text:span></text:p>
                </draw:text-box>
              </draw:frame>
              <draw:line draw:style-name="gr5" draw:text-style-name="P2" draw:layer="layout" svg:x1="23.114cm" svg:y1="9.574cm" svg:x2="21.336cm" svg:y2="13.97cm">
                <text:p/>
              </draw:line>
              <draw:line draw:style-name="gr5" draw:text-style-name="P2" draw:layer="layout" svg:x1="18.796cm" svg:y1="14.986cm" svg:x2="16.764cm" svg:y2="17.78cm">
                <text:p/>
              </draw:line>
              <draw:line draw:style-name="gr5" draw:text-style-name="P2" draw:layer="layout" svg:x1="20.574cm" svg:y1="8.382cm" svg:x2="13.462cm" svg:y2="14.986cm">
                <text:p/>
              </draw:line>
              <draw:frame draw:style-name="gr40" draw:text-style-name="P4" draw:layer="layout" svg:width="4.064cm" svg:height="1.725cm" svg:x="9.398cm" svg:y="14.023cm">
                <draw:text-box>
                  <text:p text:style-name="P2"><text:span text:style-name="T4">Character</text:span></text:p>
                  <text:p text:style-name="P2"><text:span text:style-name="T4">View</text:span></text:p>
                </draw:text-box>
              </draw:frame>
            </draw:g>
          </draw:g>
        </draw:g>
        <draw:polyline draw:style-name="gr5" draw:text-style-name="P2" xml:id="id17" draw:id="id17" draw:layer="layout" svg:width="1.269cm" svg:height="2.008cm" svg:x="11.43cm" svg:y="15.725cm" svg:viewBox="0 0 1270 2009" draw:points="0,0 1270,2009">
          <text:p/>
        </draw:poly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1">MyPlainPager - UML Diagram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4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1" draw:text-style-name="P4" draw:layer="layout" svg:width="4.064cm" svg:height="1.27cm" svg:x="1.27cm" svg:y="7.089cm">
          <draw:text-box>
            <text:p text:style-name="P2"><text:span text:style-name="T4">Object</text:span></text:p>
          </draw:text-box>
        </draw:frame>
        <draw:g xml:id="id19" draw:id="id19">
          <draw:line draw:style-name="gr5" draw:text-style-name="P2" draw:layer="layout" svg:x1="0.508cm" svg:y1="12.192cm" svg:x2="9.398cm" svg:y2="12.192cm">
            <text:p/>
          </draw:line>
          <draw:line draw:style-name="gr37" draw:text-style-name="P2" draw:layer="layout" svg:x1="0.508cm" svg:y1="12.192cm" svg:x2="0.508cm" svg:y2="5.079cm">
            <text:p/>
          </draw:line>
          <draw:line draw:style-name="gr37" draw:text-style-name="P2" draw:layer="layout" svg:x1="1.27cm" svg:y1="5.079cm" svg:x2="0.508cm" svg:y2="5.08cm">
            <text:p/>
          </draw:line>
        </draw:g>
        <draw:g xml:id="id22" draw:id="id22">
          <draw:line draw:style-name="gr42" draw:text-style-name="P2" draw:layer="layout" svg:x1="23.114cm" svg:y1="9.551cm" svg:x2="21.336cm" svg:y2="13.97cm">
            <text:p/>
          </draw:line>
          <draw:line draw:style-name="gr42" draw:text-style-name="P2" draw:layer="layout" svg:x1="20.574cm" svg:y1="8.359cm" svg:x2="13.462cm" svg:y2="14.986cm">
            <text:p/>
          </draw:line>
          <draw:rect draw:style-name="gr43" draw:text-style-name="P2" draw:layer="layout" svg:width="5.334cm" svg:height="2.208cm" svg:x="20.574cm" svg:y="7.343cm">
            <text:p/>
          </draw:rect>
        </draw:g>
        <draw:frame draw:style-name="gr44" draw:text-style-name="P19" xml:id="id20" draw:id="id20" draw:layer="layout" svg:width="10.16cm" svg:height="1.723cm" svg:x="7.112cm" svg:y="3.638cm">
          <draw:text-box>
            <text:p/>
          </draw:text-box>
        </draw:frame>
        <draw:frame draw:style-name="gr45" draw:text-style-name="P20" xml:id="id23" draw:id="id23" draw:layer="layout" svg:width="3.004cm" svg:height="0.856cm" svg:x="12.744cm" svg:y="4.156cm">
          <draw:text-box>
            <text:p text:style-name="P2"><text:span text:style-name="T66">ViewGroup</text:span></text:p>
          </draw:text-box>
        </draw:frame>
        <draw:rect draw:style-name="gr46" draw:text-style-name="P2" xml:id="id24" draw:id="id24" draw:layer="layout" svg:width="4.826cm" svg:height="2.055cm" svg:x="18.796cm" svg:y="17.503cm">
          <text:p/>
        </draw:rect>
        <draw:g xml:id="id14" draw:id="id14">
          <draw:g>
            <draw:g>
              <draw:g>
                <draw:g>
                  <draw:line draw:style-name="gr36" draw:text-style-name="P2" draw:layer="layout" svg:x1="3.175cm" svg:y1="8.359cm" svg:x2="2.794cm" svg:y2="9.032cm">
                    <text:p/>
                  </draw:line>
                  <draw:line draw:style-name="gr36" draw:text-style-name="P2" draw:layer="layout" svg:x1="3.175cm" svg:y1="8.359cm" svg:x2="3.556cm" svg:y2="9.032cm">
                    <text:p/>
                  </draw:line>
                </draw:g>
                <draw:line draw:style-name="gr36" draw:text-style-name="P2" draw:layer="layout" svg:x1="2.794cm" svg:y1="9.032cm" svg:x2="3.556cm" svg:y2="9.032cm">
                  <text:p/>
                </draw:line>
              </draw:g>
              <draw:line draw:style-name="gr37" draw:text-style-name="P2" draw:layer="layout" svg:x1="3.175cm" svg:y1="9.859cm" svg:x2="3.175cm" svg:y2="9.032cm">
                <text:p/>
              </draw:line>
            </draw:g>
            <draw:g>
              <draw:frame draw:style-name="gr47" draw:text-style-name="P4" draw:layer="layout" svg:width="5.334cm" svg:height="2.208cm" svg:x="20.574cm" svg:y="7.343cm">
                <draw:text-box>
                  <text:p text:style-name="P2"><text:span text:style-name="T4">MyPlainPager</text:span><text:span text:style-name="T4"><text:line-break/></text:span><text:span text:style-name="T4">Adapter</text:span></text:p>
                </draw:text-box>
              </draw:frame>
              <draw:line draw:style-name="gr37" draw:text-style-name="P2" draw:layer="layout" svg:x1="22.86cm" svg:y1="7.343cm" svg:x2="22.86cm" svg:y2="6.479cm">
                <text:p/>
              </draw:line>
              <draw:g>
                <draw:g>
                  <draw:line draw:style-name="gr36" draw:text-style-name="P2" draw:layer="layout" svg:x1="22.86cm" svg:y1="5.819cm" svg:x2="22.479cm" svg:y2="6.479cm">
                    <text:p/>
                  </draw:line>
                  <draw:line draw:style-name="gr36" draw:text-style-name="P2" draw:layer="layout" svg:x1="22.86cm" svg:y1="5.819cm" svg:x2="23.241cm" svg:y2="6.479cm">
                    <text:p/>
                  </draw:line>
                </draw:g>
                <draw:line draw:style-name="gr36" draw:text-style-name="P2" draw:layer="layout" svg:x1="22.479cm" svg:y1="6.479cm" svg:x2="23.241cm" svg:y2="6.479cm">
                  <text:p/>
                </draw:line>
              </draw:g>
              <draw:line draw:style-name="gr5" draw:text-style-name="P2" draw:layer="layout" svg:x1="20.574cm" svg:y1="8.359cm" svg:x2="5.08cm" svg:y2="10.645cm">
                <text:p/>
              </draw:line>
              <draw:frame draw:style-name="gr41" draw:text-style-name="P4" draw:layer="layout" svg:width="3.81cm" svg:height="1.27cm" svg:x="1.27cm" svg:y="9.883cm">
                <draw:text-box>
                  <text:p text:style-name="P2"><text:span text:style-name="T4">String</text:span></text:p>
                </draw:text-box>
              </draw:frame>
            </draw:g>
          </draw:g>
        </draw:g>
        <draw:polyline draw:style-name="gr48" draw:text-style-name="P2" xml:id="id21" draw:id="id21" draw:layer="layout" svg:width="15.493cm" svg:height="2.262cm" svg:x="5.08cm" svg:y="8.382cm" svg:viewBox="0 0 15494 2263" draw:points="15494,0 0,2263">
          <text:p/>
        </draw:polyline>
        <draw:g xml:id="id16" draw:id="id16">
          <draw:line draw:style-name="gr5" draw:text-style-name="P2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extends PagerAdapter</text:span></text:p>
          </draw:text-box>
        </draw:frame>
        <draw:frame draw:style-name="gr9" draw:text-style-name="P9" draw:layer="layout" svg:width="26.67cm" svg:height="17.78cm" svg:x="0.508cm" svg:y="3.048cm">
          <draw:text-box>
            <text:p text:style-name="P8"><text:span text:style-name="T9">public class </text:span><text:span text:style-name="T8">MyPlainPagerAdapter </text:span><text:span text:style-name="T9">extends </text:span><text:span text:style-name="T8">PagerAdapter {</text:span><text:span text:style-name="T8"><text:line-break/></text:span><text:span text:style-name="T8"><text:line-break/></text:span><text:span text:style-name="T8"> <text:s/>CharacterAdapter </text:span><text:span text:style-name="T11">characterAdapter</text:span><text:span text:style-name="T8">;</text:span><text:span text:style-name="T8"><text:line-break/></text:span><text:span text:style-name="T8"><text:line-break/></text:span><text:span text:style-name="T8"> <text:s/></text:span><text:span text:style-name="T9">public </text:span><text:span text:style-name="T8">MyPlainPagerAdapter(CharacterAdapter characterAdapter) {</text:span><text:span text:style-name="T8"><text:line-break/></text:span><text:span text:style-name="T8"> <text:s text:c="3"/></text:span><text:span text:style-name="T9">this</text:span><text:span text:style-name="T8">.</text:span><text:span text:style-name="T11">characterAdapter </text:span><text:span text:style-name="T8">= characterAdapter;</text:span><text:span text:style-name="T8"><text:line-break/></text:span><text:span text:style-name="T8"> <text:s/>}</text:span><text:span text:style-name="T8"><text:line-break/></text:span><text:span text:style-name="T8"><text:line-break/></text:span><text:span text:style-name="T8"> <text:s/></text:span><text:span text:style-name="T21">@Override</text:span><text:span text:style-name="T21"><text:line-break/></text:span><text:span text:style-name="T21"> <text:s/></text:span><text:span text:style-name="T9">public int </text:span><text:span text:style-name="T8">getCount() {</text:span><text:span text:style-name="T8"><text:line-break/></text:span><text:span text:style-name="T8"> <text:s text:c="3"/></text:span><text:span text:style-name="T9">return </text:span><text:span text:style-name="T67">0</text:span><text:span text:style-name="T8">;</text:span><text:span text:style-name="T8"><text:line-break/></text:span><text:span text:style-name="T8"> <text:s/>}</text:span><text:span text:style-name="T8"><text:line-break/></text:span><text:span text:style-name="T8"><text:line-break/></text:span><text:span text:style-name="T8"> <text:s/></text:span><text:span text:style-name="T21">@Override</text:span><text:span text:style-name="T21"><text:line-break/></text:span><text:span text:style-name="T21"> <text:s/></text:span><text:span text:style-name="T9">public boolean </text:span><text:span text:style-name="T8">isViewFromObject(View view, Object object) {</text:span><text:span text:style-name="T8"><text:line-break/></text:span><text:span text:style-name="T8"> <text:s text:c="3"/></text:span><text:span text:style-name="T9">return false</text:span><text:span text:style-name="T13">;</text:span><text:span text:style-name="T13"><text:line-break/></text:span><text:span text:style-name="T13"> <text:s/>}</text:span></text:p>
            <text:p text:style-name="P8"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11">
                <text:p><text:span text:style-name="T35">Extends PagerAdapter!!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Testing getCount() in MyPlainPagerAdapterUTest1.java</text:span></text:p>
          </draw:text-box>
        </draw:frame>
        <draw:frame draw:style-name="gr49" draw:text-style-name="P9" draw:layer="layout" svg:width="26.67cm" svg:height="17.562cm" svg:x="0.61cm" svg:y="3.556cm">
          <draw:text-box>
            <text:p text:style-name="P8"><text:span text:style-name="T21">@RunWith</text:span><text:span text:style-name="T8">(MockitoJUnitRunner.</text:span><text:span text:style-name="T9">class</text:span><text:span text:style-name="T8">)</text:span><text:span text:style-name="T31"><text:line-break/></text:span><text:span text:style-name="T9">public class </text:span><text:span text:style-name="T8">MyPlainPagerAdapterUTest1 {</text:span><text:span text:style-name="T8"><text:line-break/></text:span><text:span text:style-name="T8"><text:line-break/></text:span><text:span text:style-name="T8"> <text:s/></text:span><text:span text:style-name="T21">@Mock </text:span><text:span text:style-name="T8">CharacterAdapter </text:span><text:span text:style-name="T11">mockCharacterAdapter</text:span><text:span text:style-name="T8">;</text:span><text:span text:style-name="T8"><text:line-break/></text:span><text:span text:style-name="T8"> <text:s/></text:span><text:span text:style-name="T9">int <text:s text:c="2"/></text:span><text:span text:style-name="T11">count </text:span><text:span text:style-name="T8">= </text:span><text:span text:style-name="T67">5</text:span><text:span text:style-name="T8">;</text:span><text:span text:style-name="T8"><text:line-break/></text:span><text:span text:style-name="T8"><text:line-break/></text:span><text:span text:style-name="T8"> <text:s/></text:span><text:span text:style-name="T31">//Tests getCount()</text:span><text:span text:style-name="T31"><text:line-break/></text:span><text:span text:style-name="T31"> <text:s/></text:span><text:span text:style-name="T21">@Test</text:span><text:span text:style-name="T21"><text:line-break/></text:span><text:span text:style-name="T21"> <text:s/></text:span><text:span text:style-name="T9">public void </text:span><text:span text:style-name="T8">returnsCountFromDataAdapter () {</text:span><text:span text:style-name="T8"><text:line-break/></text:span><text:span text:style-name="T8"> <text:s text:c="3"/></text:span><text:span text:style-name="T24">when</text:span><text:span text:style-name="T8">(</text:span><text:span text:style-name="T11">mockCharacterAdapter</text:span><text:span text:style-name="T8">.getCount()).thenReturn(</text:span><text:span text:style-name="T11">count</text:span><text:span text:style-name="T8">);</text:span><text:span text:style-name="T8"><text:line-break/></text:span><text:span text:style-name="T8"><text:line-break/></text:span><text:span text:style-name="T8"> <text:s text:c="3"/>PagerAdapter pagerAdapter = </text:span></text:p>
            <text:p text:style-name="P8"><text:span text:style-name="T23"><text:s text:c="6"/></text:span><text:span text:style-name="T9">new </text:span><text:span text:style-name="T8">MyPlainPagerAdapter(</text:span><text:span text:style-name="T11">mockCharacterAdapter</text:span><text:span text:style-name="T8">);</text:span></text:p>
            <text:p text:style-name="P8"><text:span text:style-name="T8"><text:line-break/></text:span><text:span text:style-name="T8"> <text:s text:c="3"/></text:span><text:span text:style-name="T24">assertEquals</text:span><text:span text:style-name="T8">(</text:span><text:span text:style-name="T11">count</text:span><text:span text:style-name="T13">, pagerAdapter.getCount());</text:span><text:span text:style-name="T13"><text:line-break/></text:span><text:span text:style-name="T13"> <text:s/>}</text:span></text:p>
            <text:p text:style-name="P8"><text:span text:style-name="T13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9">
                <text:p><text:span text:style-name="T35">MyPlainPagerAdapterUTest1.java</text:span></text:p>
                <text:p><text:span text:style-name="T35">Testing getCount()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0" draw:text-style-name="P10" draw:layer="layout" svg:width="27.806cm" svg:height="17.939cm" svg:x="1.016cm" svg:y="3.048cm">
          <draw:text-box>
            <text:p text:style-name="P8"><text:span text:style-name="T68">@RunWith</text:span><text:span text:style-name="T20">(MockitoJUnitRunner.</text:span><text:span text:style-name="T15">class</text:span><text:span text:style-name="T20">) </text:span><text:span text:style-name="T69"><text:line-break/></text:span><text:span text:style-name="T15">public class </text:span><text:span text:style-name="T20">MyPlainPagerAdapterUTest2 {</text:span></text:p>
            <text:p><text:span text:style-name="T20"><text:line-break/></text:span><text:span text:style-name="T68">@Before</text:span><text:span text:style-name="T68"><text:line-break/></text:span><text:span text:style-name="T15">public void </text:span><text:span text:style-name="T20">initCharacters () {</text:span><text:span text:style-name="T20"><text:line-break/></text:span><text:span text:style-name="T20"> </text:span><text:span text:style-name="T42">when</text:span><text:span text:style-name="T20">(</text:span><text:span text:style-name="T17">mockCharacterAdapter</text:span><text:span text:style-name="T20">.getCharacterAt(</text:span><text:span text:style-name="T17">mockPosition</text:span><text:span text:style-name="T20">))</text:span></text:p>
            <text:p><text:span text:style-name="T20"><text:s text:c="4"/></text:span><text:span text:style-name="T20">.thenReturn(</text:span><text:span text:style-name="T17">mockLeia</text:span><text:span text:style-name="T20">);</text:span><text:span text:style-name="T20"><text:line-break/></text:span><text:span text:style-name="T20"> </text:span><text:span text:style-name="T42">when</text:span><text:span text:style-name="T20">(</text:span><text:span text:style-name="T17">mockContainerView</text:span><text:span text:style-name="T20">.getContext())</text:span></text:p>
            <text:p><text:span text:style-name="T20"><text:s text:c="4"/></text:span><text:span text:style-name="T20">.thenReturn(</text:span><text:span text:style-name="T17">mockContext</text:span><text:span text:style-name="T20">);</text:span><text:span text:style-name="T20"><text:line-break/></text:span><text:span text:style-name="T20"> </text:span><text:span text:style-name="T42">whenNew</text:span><text:span text:style-name="T20">(CharacterView.</text:span><text:span text:style-name="T15">class</text:span><text:span text:style-name="T20">).withArguments(</text:span><text:span text:style-name="T17">mockContext</text:span><text:span text:style-name="T20">, </text:span></text:p>
            <text:p><text:span text:style-name="T20"><text:s text:c="3"/></text:span><text:span text:style-name="T17">mockAttributeSet</text:span><text:span text:style-name="T20">).thenReturn(</text:span><text:span text:style-name="T17">mockCharacterView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69">// Tests instantiateView(ViewGroup container, int mockPosition)</text:span><text:span text:style-name="T69"><text:line-break/></text:span><text:span text:style-name="T69">// Character View is made and is added to ViewGroup container.</text:span><text:span text:style-name="T69"><text:line-break/></text:span><text:span text:style-name="T68">@Test</text:span><text:span text:style-name="T68"><text:line-break/></text:span><text:span text:style-name="T15">public void </text:span><text:span text:style-name="T20">characterViewAttributesAddedToCharacterView () {</text:span><text:span text:style-name="T20"><text:line-break/></text:span><text:span text:style-name="T20"> <text:s/>PagerAdapter pagerAdapter = </text:span><text:span text:style-name="T15">new </text:span></text:p>
            <text:p><text:span text:style-name="T15"><text:s text:c="4"/></text:span><text:span text:style-name="T20">MyPlainPagerAdapter(</text:span><text:span text:style-name="T17">mockCharacterAdapter</text:span><text:span text:style-name="T20">);</text:span></text:p>
            <text:p><text:span text:style-name="T20"><text:line-break/></text:span><text:span text:style-name="T20"> <text:s/></text:span><text:span text:style-name="T20">pagerAdapter.instantiateItem(</text:span><text:span text:style-name="T17">mockContainerView</text:span><text:span text:style-name="T20">, </text:span><text:span text:style-name="T17">mockPosition</text:span><text:span text:style-name="T20">);</text:span><text:span text:style-name="T20"><text:line-break/></text:span><text:span text:style-name="T20"><text:line-break/></text:span><text:span text:style-name="T20"> <text:s/></text:span><text:span text:style-name="T42">verify</text:span><text:span text:style-name="T20">(</text:span><text:span text:style-name="T17">mockContainerView</text:span><text:span text:style-name="T20">).addView(</text:span><text:span text:style-name="T17">mockCharacterView</text:span><text:span text:style-name="T20">)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9">
                <text:p><text:span text:style-name="T35">MyPlainPagerAdapterUTest2.java </text:span></text:p>
                <text:p><text:span text:style-name="T35">instantiateView(ViewGroup container, int position)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34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1" draw:text-style-name="P10" draw:layer="layout" svg:width="27.238cm" svg:height="17.389cm" svg:x="0.194cm" svg:y="3.81cm">
          <draw:text-box>
            <text:p text:style-name="P8"><text:span text:style-name="T68">@RunWith</text:span><text:span text:style-name="T20">(MockitoJUnitRunner.</text:span><text:span text:style-name="T15">class</text:span><text:span text:style-name="T20">) </text:span><text:span text:style-name="T69"><text:line-break/></text:span><text:span text:style-name="T15">public class </text:span><text:span text:style-name="T20">MyPlainPagerAdapterUTest2 {</text:span></text:p>
            <text:p><text:span text:style-name="T20"><text:line-break/></text:span><text:span text:style-name="T68">@Before</text:span><text:span text:style-name="T68"><text:line-break/></text:span><text:span text:style-name="T15">public void </text:span><text:span text:style-name="T20">initCharacters () {</text:span><text:span text:style-name="T20"><text:line-break/></text:span><text:span text:style-name="T20"> <text:s/></text:span><text:span text:style-name="T42">when</text:span><text:span text:style-name="T20">(</text:span><text:span text:style-name="T17">mockCharacterAdapter</text:span><text:span text:style-name="T20">.getCharacterAt(</text:span><text:span text:style-name="T54">mockPosition</text:span><text:span text:style-name="T20">))</text:span></text:p>
            <text:p><text:span text:style-name="T20"><text:s text:c="3"/></text:span><text:span text:style-name="T20">.thenReturn(</text:span><text:span text:style-name="T54">mockLeia</text:span><text:span text:style-name="T20">);</text:span><text:span text:style-name="T20"><text:line-break/></text:span><text:span text:style-name="T20"> <text:s/></text:span><text:span text:style-name="T42">when</text:span><text:span text:style-name="T20">(</text:span><text:span text:style-name="T17">mockLeia</text:span><text:span text:style-name="T20">.getName()).thenReturn(</text:span><text:span text:style-name="T17">leiaName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69">// Tests instantiateView(ViewGroup container, int mockPosition)</text:span><text:span text:style-name="T69"><text:line-break/></text:span><text:span text:style-name="T69">// Leia's name is returned.</text:span><text:span text:style-name="T69"><text:line-break/></text:span><text:span text:style-name="T68">@Test</text:span><text:span text:style-name="T68"><text:line-break/></text:span><text:span text:style-name="T15">public void </text:span><text:span text:style-name="T20">returnsCharacterName () {</text:span></text:p>
            <text:p><text:span text:style-name="T20"><text:line-break/></text:span><text:span text:style-name="T20"> <text:s/></text:span><text:span text:style-name="T20">PagerAdapter pagerAdapter = </text:span><text:span text:style-name="T15">new </text:span></text:p>
            <text:p text:style-name="P8"><text:span text:style-name="T15"><text:s text:c="4"/></text:span><text:span text:style-name="T20">MyPlainPagerAdapter(</text:span><text:span text:style-name="T17">mockCharacterAdapter</text:span><text:span text:style-name="T20">);</text:span></text:p>
            <text:p text:style-name="P8"><text:span text:style-name="T20"><text:line-break/></text:span><text:span text:style-name="T20"> <text:s/></text:span><text:span text:style-name="T20">Object returnedObject = </text:span></text:p>
            <text:p text:style-name="P8"><text:span text:style-name="T20"><text:s text:c="4"/></text:span><text:span text:style-name="T20">pagerAdapter.instantiateItem(</text:span><text:span text:style-name="T17">mockContainerView</text:span><text:span text:style-name="T20">, </text:span><text:span text:style-name="T17">mockPosition</text:span><text:span text:style-name="T20">);</text:span><text:span text:style-name="T20"><text:line-break/></text:span><text:span text:style-name="T20"><text:line-break/></text:span><text:span text:style-name="T20"> <text:s/></text:span><text:span text:style-name="T42">assertEquals(leiaName, returnedObject)</text:span><text:span text:style-name="T20">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48">MyPlainPagerAdapter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9">
                <text:p><text:span text:style-name="T35">MyPlainPagerAdapterUTest2.java </text:span></text:p>
                <text:p><text:span text:style-name="T35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2" draw:text-style-name="P7" draw:layer="layout" svg:width="26.67cm" svg:height="1.27cm" svg:x="0.762cm" svg:y="1.27cm">
          <draw:text-box>
            <text:p><text:span text:style-name="T7">MyPlainPagerAdapter - MyPlainPagerAdapter</text:span></text:p>
          </draw:text-box>
        </draw:frame>
        <draw:frame draw:style-name="gr51" draw:text-style-name="P9" draw:layer="layout" svg:width="27.238cm" svg:height="17.389cm" svg:x="0.508cm" svg:y="3.556cm">
          <draw:text-box>
            <text:p text:style-name="P8"><text:span text:style-name="T21">@Override</text:span><text:span text:style-name="T21"><text:line-break/></text:span><text:span text:style-name="T9">public </text:span><text:span text:style-name="T8">Object instantiateItem(ViewGroup container, </text:span><text:span text:style-name="T9">int </text:span><text:span text:style-name="T8">position) {</text:span></text:p>
            <text:p text:style-name="P8"><text:span text:style-name="T8"><text:s text:c="2"/></text:span><text:span text:style-name="T8">Context context = container.getContext();</text:span><text:span text:style-name="T8"><text:line-break/></text:span><text:span text:style-name="T8"> <text:s/>CharacterView characterView = </text:span><text:span text:style-name="T9">new </text:span><text:span text:style-name="T8">CharacterView(context, </text:span><text:span text:style-name="T9">null</text:span><text:span text:style-name="T8">);</text:span><text:span text:style-name="T8"><text:line-break/></text:span><text:span text:style-name="T8"> <text:s/>Character character = </text:span><text:span text:style-name="T11">characterAdapter</text:span><text:span text:style-name="T8">.getCharacterAt(position);</text:span><text:span text:style-name="T8"><text:line-break/></text:span><text:span text:style-name="T8"> <text:s/>characterView.setCharacter(character);</text:span><text:span text:style-name="T8"><text:line-break/></text:span><text:span text:style-name="T8"> <text:s/>container.addView(characterView);</text:span><text:span text:style-name="T8"><text:line-break/></text:span><text:span text:style-name="T8"> <text:s/></text:span><text:span text:style-name="T9">return </text:span><text:span text:style-name="T13">characterView;</text:span><text:span text:style-name="T13"><text:line-break/></text:span><text:span text:style-name="T13">}</text:span></text:p>
            <text:p text:style-name="P8"><text:span text:style-name="T13"/></text:p>
            <text:p text:style-name="P8"><text:span text:style-name="T69">//position is the original position from the adapter, not the position</text:span><text:span text:style-name="T69"><text:line-break/></text:span><text:span text:style-name="T69">//in the container.</text:span><text:span text:style-name="T69"><text:line-break/></text:span><text:span text:style-name="T68">@Override</text:span><text:span text:style-name="T68"><text:line-break/></text:span><text:span text:style-name="T15">public void </text:span><text:span text:style-name="T20">destroyItem(ViewGroup container, </text:span><text:span text:style-name="T15">int </text:span><text:span text:style-name="T20">position, Object object) {</text:span><text:span text:style-name="T20"><text:line-break/></text:span><text:span text:style-name="T20"> <text:s/></text:span><text:span text:style-name="T15">for </text:span><text:span text:style-name="T20">(</text:span><text:span text:style-name="T15">int </text:span><text:span text:style-name="T20">ii=</text:span><text:span text:style-name="T70">0</text:span><text:span text:style-name="T20">; ii&lt; container.getChildCount(); ii++) {</text:span><text:span text:style-name="T20"><text:line-break/></text:span><text:span text:style-name="T20"> <text:s text:c="3"/>View view = container.getChildAt(ii);</text:span><text:span text:style-name="T20"><text:line-break/></text:span><text:span text:style-name="T20"> <text:s text:c="3"/></text:span><text:span text:style-name="T15">if </text:span><text:span text:style-name="T20">(((CharacterView)view).getName().equals(object)) {</text:span><text:span text:style-name="T20"><text:line-break/></text:span><text:span text:style-name="T20"> <text:s text:c="5"/>container.removeView(view);</text:span><text:span text:style-name="T20"><text:line-break/></text:span><text:span text:style-name="T20"> <text:s text:c="5"/></text:span><text:span text:style-name="T15">return</text:span><text:span text:style-name="T20">;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9">
                <text:p><text:span text:style-name="T35">MyPlainPagerAdapter.java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34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1" draw:text-style-name="P10" draw:layer="layout" svg:width="27.238cm" svg:height="17.389cm" svg:x="0.194cm" svg:y="3.302cm">
          <draw:text-box>
            <text:p text:style-name="P8"><text:span text:style-name="T68">@RunWith</text:span><text:span text:style-name="T20">(MockitoJUnitRunner.</text:span><text:span text:style-name="T15">class</text:span><text:span text:style-name="T20">) </text:span><text:span text:style-name="T69"><text:line-break/></text:span><text:span text:style-name="T15">public class </text:span><text:span text:style-name="T20">MyPlainPagerAdapterUTest {</text:span></text:p>
            <text:p text:style-name="P8"><text:span text:style-name="T20"><text:line-break/></text:span><text:span text:style-name="T68">@Before</text:span><text:span text:style-name="T68"><text:line-break/></text:span><text:span text:style-name="T15">public void </text:span><text:span text:style-name="T20">initCharacters () {</text:span><text:span text:style-name="T20"><text:line-break/></text:span><text:span text:style-name="T20"> <text:s/></text:span><text:span text:style-name="T42">when</text:span><text:span text:style-name="T20">(</text:span><text:span text:style-name="T17">mockCharacterAdapter</text:span><text:span text:style-name="T20">.getCharacterAt(</text:span><text:span text:style-name="T17">position</text:span><text:span text:style-name="T20">)).thenReturn(</text:span><text:span text:style-name="T17">mockLeia</text:span><text:span text:style-name="T20">);</text:span><text:span text:style-name="T20"><text:line-break/></text:span><text:span text:style-name="T20"> <text:s/></text:span><text:span text:style-name="T42">when</text:span><text:span text:style-name="T20">(</text:span><text:span text:style-name="T17">mockContainerView</text:span><text:span text:style-name="T20">.getContext()).thenReturn(</text:span><text:span text:style-name="T17">mockContext</text:span><text:span text:style-name="T20">);</text:span><text:span text:style-name="T20"><text:line-break/></text:span><text:span text:style-name="T20">}</text:span><text:span text:style-name="T20"><text:line-break/></text:span><text:span text:style-name="T20"><text:line-break/></text:span><text:span text:style-name="T69">// Tests destroyItem(View container, int mockPosition, Object view)</text:span><text:span text:style-name="T69"><text:line-break/></text:span><text:span text:style-name="T69">// View is removed from its container</text:span><text:span text:style-name="T69"><text:line-break/></text:span><text:span text:style-name="T68">@Test</text:span><text:span text:style-name="T68"><text:line-break/></text:span><text:span text:style-name="T15">public void </text:span><text:span text:style-name="T20">testRemovesViewFromContainer () {</text:span><text:span text:style-name="T20"><text:line-break/></text:span><text:span text:style-name="T20"> <text:s/></text:span><text:span text:style-name="T42">when</text:span><text:span text:style-name="T20">(</text:span><text:span text:style-name="T17">mockContainerView</text:span><text:span text:style-name="T20">.getChildCount()).thenReturn(</text:span><text:span text:style-name="T70">4</text:span><text:span text:style-name="T20">);</text:span><text:span text:style-name="T20"><text:line-break/></text:span><text:span text:style-name="T20"> <text:s/></text:span><text:span text:style-name="T42">when</text:span><text:span text:style-name="T20">(</text:span><text:span text:style-name="T17">mockContainerView</text:span><text:span text:style-name="T20">.getChildAt(</text:span><text:span text:style-name="T70">0</text:span><text:span text:style-name="T20">)).thenReturn(</text:span><text:span text:style-name="T17">mockCharacterView</text:span><text:span text:style-name="T20">);</text:span><text:span text:style-name="T20"><text:line-break/></text:span><text:span text:style-name="T20"> <text:s/></text:span><text:span text:style-name="T42">when</text:span><text:span text:style-name="T20">(</text:span><text:span text:style-name="T17">mockCharacterView</text:span><text:span text:style-name="T20">.getName()).thenReturn(</text:span><text:span text:style-name="T17">leiaName</text:span><text:span text:style-name="T20">);</text:span><text:span text:style-name="T20"><text:line-break/></text:span><text:span text:style-name="T20"><text:line-break/></text:span><text:span text:style-name="T20"> <text:s/>PagerAdapter pagerAdapter = </text:span><text:span text:style-name="T15">new </text:span><text:span text:style-name="T20">MyPlainPagerAdapter(</text:span><text:span text:style-name="T17">mockCharacterAdapter</text:span><text:span text:style-name="T20">);</text:span><text:span text:style-name="T20"><text:line-break/></text:span><text:span text:style-name="T20"> <text:s/>pagerAdapter.destroyItem(</text:span><text:span text:style-name="T17">mockContainerView</text:span><text:span text:style-name="T20">, </text:span><text:span text:style-name="T17">mockPosition</text:span><text:span text:style-name="T20">, </text:span><text:span text:style-name="T17">leiaName</text:span><text:span text:style-name="T20">);</text:span><text:span text:style-name="T20"><text:line-break/></text:span><text:span text:style-name="T20"><text:line-break/></text:span><text:span text:style-name="T20"> <text:s/></text:span><text:span text:style-name="T42">verify</text:span><text:span text:style-name="T20">(</text:span><text:span text:style-name="T17">mockContainerView</text:span><text:span text:style-name="T20">).removeView(</text:span><text:span text:style-name="T17">mockCharacterView</text:span><text:span text:style-name="T20">);</text:span><text:span text:style-name="T20"><text:line-break/></text:span><text:span text:style-name="T2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48">MyPlainPagerAdapter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9">
                <text:p><text:span text:style-name="T35">MyPlainPagerAdapterUTest2.java </text:span></text:p>
                <text:p><text:span text:style-name="T35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4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1" draw:text-style-name="P10" draw:layer="layout" svg:width="27.238cm" svg:height="17.389cm" svg:x="0.194cm" svg:y="3.302cm">
          <draw:text-box>
            <text:p text:style-name="P8"><text:span text:style-name="T69"><text:line-break/></text:span><text:span text:style-name="T69"/></text:p>
          </draw:text-box>
        </draw:frame>
        <draw:frame draw:style-name="standard" draw:layer="layout" svg:width="27.505cm" svg:height="2.57cm" svg:x="0.036cm" svg:y="0.44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7">
                <text:p><text:span text:style-name="T48">MyFragmentPagerAdapter Intro</text:span></text:p>
              </table:table-cell>
              <table:table-cell table:style-name="ce10">
                <text:p text:style-name="P1"><text:span text:style-name="T1">MyFragmentPagerAdpapter</text:span></text:p>
              </table:table-cell>
            </table:table-row>
            <table:table-row table:style-name="ro5">
              <table:table-cell table:style-name="ce9">
                <text:p><text:span text:style-name="T35">MyPlainPagerAdapterUTest2.java </text:span></text:p>
                <text:p><text:span text:style-name="T35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23.444cm" svg:height="9.907cm" svg:x="1.186cm" svg:y="5.43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12">
                <text:p text:style-name="P1">EE1</text:p>
              </table:table-cell>
              <table:table-cell table:style-name="ce13">
                <text:p><text:span text:style-name="T71">MainActivity</text:span></text:p>
              </table:table-cell>
            </table:table-row>
            <table:table-row table:style-name="ro7">
              <table:table-cell table:style-name="ce14">
                <text:p text:style-name="P1">No changes</text:p>
              </table:table-cell>
              <table:table-cell table:style-name="ce15">
                <text:p>StraightLineWIRTest</text:p>
              </table:table-cell>
            </table:table-row>
            <table:table-row table:style-name="ro8">
              <table:table-cell table:style-name="ce12">
                <text:p text:style-name="P1">New class</text:p>
              </table:table-cell>
              <table:table-cell table:style-name="ce15">
                <text:p>CharacterFragment</text:p>
              </table:table-cell>
            </table:table-row>
            <table:table-row table:style-name="ro9">
              <table:table-cell table:style-name="ce12"/>
              <table:table-cell table:style-name="ce15">
                <text:p>FragmentPagerAdapter (Android abstract class)</text:p>
              </table:table-cell>
            </table:table-row>
            <table:table-row table:style-name="ro9">
              <table:table-cell table:style-name="ce12">
                <text:p text:style-name="P1">FF</text:p>
              </table:table-cell>
              <table:table-cell table:style-name="ce15">
                <text:p>MyFragPagerAdapterStraightUTest </text:p>
              </table:table-cell>
            </table:table-row>
            <table:table-row table:style-name="ro10">
              <table:table-cell table:style-name="ce12">
                <text:p text:style-name="P1">GG</text:p>
              </table:table-cell>
              <table:table-cell table:style-name="ce15">
                <text:p>MyFragPagerAdapter </text:p>
              </table:table-cell>
            </table:table-row>
            <table:table-row table:style-name="ro10" table:default-cell-style-name="ce15">
              <table:table-cell>
                <text:p><text:s text:c="10"/>No changes</text:p>
              </table:table-cell>
              <table:table-cell>
                <text:p>SkywalkerAdapter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53" draw:text-style-name="P13" draw:layer="layout" svg:width="23.768cm" svg:height="1.946cm" svg:x="0.762cm" svg:y="3.896cm">
          <draw:text-box>
            <text:p text:style-name="P2"><text:span text:style-name="T49">Changes for Upgrading to MyFragmentPagerAdapt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UML diagram</text:span></text:p>
          </draw:text-box>
        </draw:frame>
        <draw:frame draw:style-name="gr54" draw:text-style-name="P4" draw:layer="layout" svg:width="4.4cm" svg:height="1.916cm" svg:x="0.508cm" svg:y="3.926cm">
          <draw:text-box>
            <text:p text:style-name="P2"><text:span text:style-name="T4">ViewPager</text:span></text:p>
          </draw:text-box>
        </draw:frame>
        <draw:frame draw:style-name="gr35" draw:text-style-name="P4" draw:layer="layout" svg:width="4.318cm" svg:height="2.055cm" svg:x="19.812cm" svg:y="3.81cm">
          <draw:text-box>
            <text:p text:style-name="P2"><text:span text:style-name="T4">Pager</text:span></text:p>
            <text:p text:style-name="P2"><text:span text:style-name="T4">Adapter</text:span></text:p>
          </draw:text-box>
        </draw:frame>
        <draw:frame draw:style-name="gr35" draw:text-style-name="P4" draw:layer="layout" svg:width="5.08cm" svg:height="2.055cm" svg:x="0.508cm" svg:y="7.366cm">
          <draw:text-box>
            <text:p text:style-name="P2"><text:span text:style-name="T4">Object</text:span></text:p>
          </draw:text-box>
        </draw:frame>
        <draw:line draw:style-name="gr5" draw:text-style-name="P2" draw:layer="layout" svg:x1="4.908cm" svg:y1="4.826cm" svg:x2="19.812cm" svg:y2="4.826cm">
          <text:p/>
        </draw:line>
        <draw:line draw:style-name="gr5" draw:text-style-name="P2" draw:layer="layout" svg:x1="3.048cm" svg:y1="5.842cm" svg:x2="3.048cm" svg:y2="7.366cm">
          <text:p/>
        </draw:line>
        <draw:frame draw:style-name="gr34" draw:text-style-name="P21" draw:layer="layout" svg:width="12.888cm" svg:height="1.673cm" svg:x="5.588cm" svg:y="3.285cm">
          <draw:text-box>
            <text:p text:style-name="P2"><text:span text:style-name="T7">ViewPager calls </text:span></text:p>
            <text:p text:style-name="P2"><text:span text:style-name="T7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1">
                <text:p><text:span text:style-name="T1">MyFragment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5" draw:text-style-name="P2" draw:layer="layout" svg:x1="19.812cm" svg:y1="5.08cm" svg:x2="5.588cm" svg:y2="8.636cm">
          <text:p/>
        </draw:line>
        <draw:g xml:id="id25" draw:id="id25">
          <draw:g>
            <draw:g>
              <draw:line draw:style-name="gr36" draw:text-style-name="P2" draw:layer="layout" svg:x1="3.048cm" svg:y1="9.421cm" svg:x2="2.54cm" svg:y2="10.16cm">
                <text:p/>
              </draw:line>
              <draw:line draw:style-name="gr36" draw:text-style-name="P2" draw:layer="layout" svg:x1="3.048cm" svg:y1="9.421cm" svg:x2="3.556cm" svg:y2="10.16cm">
                <text:p/>
              </draw:line>
            </draw:g>
            <draw:line draw:style-name="gr36" draw:text-style-name="P2" draw:layer="layout" svg:x1="2.54cm" svg:y1="10.16cm" svg:x2="3.556cm" svg:y2="10.16cm">
              <text:p/>
            </draw:line>
          </draw:g>
          <draw:line draw:style-name="gr37" draw:text-style-name="P2" draw:layer="layout" svg:x1="3.048cm" svg:y1="10.922cm" svg:x2="3.048cm" svg:y2="10.16cm">
            <text:p/>
          </draw:line>
          <draw:frame draw:style-name="gr55" draw:text-style-name="P4" draw:layer="layout" svg:width="11.43cm" svg:height="2.915cm" svg:x="16.256cm" svg:y="7.56cm">
            <draw:text-box>
              <text:p text:style-name="P2"><text:span text:style-name="T4">FragmentPagerAdapter</text:span></text:p>
              <text:p text:style-name="P2"><text:span text:style-name="T72"/></text:p>
              <text:p text:style-name="P3"><text:span text:style-name="T4">abstract Fragment getItem();</text:span></text:p>
            </draw:text-box>
          </draw:frame>
          <draw:line draw:style-name="gr37" draw:text-style-name="P2" draw:layer="layout" svg:x1="21.844cm" svg:y1="7.62cm" svg:x2="21.844cm" svg:y2="6.604cm">
            <text:p/>
          </draw:line>
          <draw:g>
            <draw:g>
              <draw:line draw:style-name="gr36" draw:text-style-name="P2" draw:layer="layout" svg:x1="21.844cm" svg:y1="5.842cm" svg:x2="21.336cm" svg:y2="6.604cm">
                <text:p/>
              </draw:line>
              <draw:line draw:style-name="gr36" draw:text-style-name="P2" draw:layer="layout" svg:x1="21.844cm" svg:y1="5.842cm" svg:x2="22.352cm" svg:y2="6.604cm">
                <text:p/>
              </draw:line>
            </draw:g>
            <draw:line draw:style-name="gr36" draw:text-style-name="P2" draw:layer="layout" svg:x1="21.336cm" svg:y1="6.604cm" svg:x2="22.352cm" svg:y2="6.604cm">
              <text:p/>
            </draw:line>
          </draw:g>
          <draw:frame draw:style-name="gr35" draw:text-style-name="P4" draw:layer="layout" svg:width="5.08cm" svg:height="2.055cm" svg:x="0.508cm" svg:y="10.922cm">
            <draw:text-box>
              <text:p text:style-name="P2"><text:span text:style-name="T4">Fragment</text:span></text:p>
            </draw:text-box>
          </draw:frame>
          <draw:line draw:style-name="gr5" draw:text-style-name="P2" draw:layer="layout" svg:x1="16.256cm" svg:y1="8.706cm" svg:x2="5.588cm" svg:y2="12.192cm">
            <text:p/>
          </draw:line>
          <draw:frame draw:style-name="gr56" draw:text-style-name="P21" draw:layer="layout" svg:width="9.906cm" svg:height="1.673cm" svg:x="6.096cm" svg:y="9.906cm">
            <draw:text-box>
              <text:p text:style-name="P2"><text:span text:style-name="T7">returns a reference to a Fragment</text:span></text:p>
            </draw:text-box>
          </draw:frame>
        </draw:g>
        <draw:g xml:id="id26" draw:id="id26">
          <draw:frame draw:style-name="gr57" draw:text-style-name="P4" draw:layer="layout" svg:width="11.43cm" svg:height="3.048cm" svg:x="16.256cm" svg:y="11.684cm">
            <draw:text-box>
              <text:p text:style-name="P2"><text:span text:style-name="T4">MyFragPagerAdapter</text:span></text:p>
              <text:p text:style-name="P2"><text:span text:style-name="T73"/></text:p>
              <text:p text:style-name="P3"><text:span text:style-name="T4">@Overrides</text:span></text:p>
              <text:p text:style-name="P3"><text:span text:style-name="T4">Fragment getItem();</text:span></text:p>
            </draw:text-box>
          </draw:frame>
          <draw:g>
            <draw:g>
              <draw:line draw:style-name="gr36" draw:text-style-name="P2" draw:layer="layout" svg:x1="21.844cm" svg:y1="10.414cm" svg:x2="21.336cm" svg:y2="11.176cm">
                <text:p/>
              </draw:line>
              <draw:line draw:style-name="gr36" draw:text-style-name="P2" draw:layer="layout" svg:x1="21.844cm" svg:y1="10.414cm" svg:x2="22.352cm" svg:y2="11.176cm">
                <text:p/>
              </draw:line>
            </draw:g>
            <draw:line draw:style-name="gr36" draw:text-style-name="P2" draw:layer="layout" svg:x1="21.336cm" svg:y1="11.176cm" svg:x2="22.352cm" svg:y2="11.176cm">
              <text:p/>
            </draw:line>
          </draw:g>
          <draw:line draw:style-name="gr37" draw:text-style-name="P2" draw:layer="layout" svg:x1="21.844cm" svg:y1="11.684cm" svg:x2="21.844cm" svg:y2="11.176cm">
            <text:p/>
          </draw:line>
          <draw:frame draw:style-name="gr35" draw:text-style-name="P4" draw:layer="layout" svg:width="5.08cm" svg:height="2.055cm" svg:x="0.508cm" svg:y="14.732cm">
            <draw:text-box>
              <text:p text:style-name="P2"><text:span text:style-name="T4">Character</text:span></text:p>
              <text:p text:style-name="P2"><text:span text:style-name="T4">Fragment</text:span></text:p>
            </draw:text-box>
          </draw:frame>
          <draw:g>
            <draw:g>
              <draw:line draw:style-name="gr36" draw:text-style-name="P2" draw:layer="layout" svg:x1="3.048cm" svg:y1="12.977cm" svg:x2="2.54cm" svg:y2="13.755cm">
                <text:p/>
              </draw:line>
              <draw:line draw:style-name="gr36" draw:text-style-name="P2" draw:layer="layout" svg:x1="3.048cm" svg:y1="12.977cm" svg:x2="3.556cm" svg:y2="13.755cm">
                <text:p/>
              </draw:line>
            </draw:g>
            <draw:line draw:style-name="gr36" draw:text-style-name="P2" draw:layer="layout" svg:x1="2.54cm" svg:y1="13.755cm" svg:x2="3.556cm" svg:y2="13.755cm">
              <text:p/>
            </draw:line>
          </draw:g>
          <draw:line draw:style-name="gr37" draw:text-style-name="P2" draw:layer="layout" svg:x1="3.048cm" svg:y1="14.732cm" svg:x2="3.048cm" svg:y2="13.778cm">
            <text:p/>
          </draw:line>
          <draw:line draw:style-name="gr5" draw:text-style-name="P2" draw:layer="layout" svg:x1="16.257cm" svg:y1="12.967cm" svg:x2="5.588cm" svg:y2="15.748cm">
            <text:p/>
          </draw:line>
          <draw:frame draw:style-name="gr56" draw:text-style-name="P21" draw:layer="layout" svg:width="9.906cm" svg:height="1.673cm" svg:x="5.588cm" svg:y="13.716cm">
            <draw:text-box>
              <text:p text:style-name="P2"><text:span text:style-name="T7">returns a reference to a CharacterFragment</text:span></text:p>
            </draw:text-box>
          </draw:frame>
        </draw:g>
        <draw:g xml:id="id27" draw:id="id27">
          <draw:frame draw:style-name="gr35" draw:text-style-name="P4" draw:layer="layout" svg:width="4.318cm" svg:height="2.055cm" svg:x="3.81cm" svg:y="18.265cm">
            <draw:text-box>
              <text:p text:style-name="P2"><text:span text:style-name="T4">Character</text:span></text:p>
            </draw:text-box>
          </draw:frame>
          <draw:frame draw:style-name="gr58" draw:text-style-name="P4" draw:layer="layout" svg:width="4.826cm" svg:height="2.055cm" svg:x="18.034cm" svg:y="15.748cm">
            <draw:text-box>
              <text:p text:style-name="P2"><text:span text:style-name="T4">Character</text:span></text:p>
              <text:p text:style-name="P2"><text:span text:style-name="T4">Adapter</text:span></text:p>
            </draw:text-box>
          </draw:frame>
          <draw:line draw:style-name="gr5" draw:text-style-name="P2" draw:layer="layout" svg:x1="18.034cm" svg:y1="16.764cm" svg:x2="8.128cm" svg:y2="19.05cm">
            <text:p/>
          </draw:line>
          <draw:line draw:style-name="gr5" draw:text-style-name="P2" draw:layer="layout" svg:x1="2.794cm" svg:y1="16.787cm" svg:x2="4.064cm" svg:y2="18.265cm">
            <text:p/>
          </draw:line>
          <draw:line draw:style-name="gr5" draw:text-style-name="P2" draw:layer="layout" svg:x1="18.034cm" svg:y1="14.732cm" svg:x2="8.128cm" svg:y2="18.796cm">
            <text:p/>
          </draw:line>
          <draw:frame draw:style-name="gr56" draw:text-style-name="P22" draw:layer="layout" svg:width="8.636cm" svg:height="1.673cm" svg:x="9.144cm" svg:y="16.107cm">
            <draw:text-box>
              <text:p text:style-name="P3"><text:span text:style-name="T7">CharacterFragment</text:span></text:p>
              <text:p text:style-name="P3"><text:span text:style-name="T7"><text:s text:c="2"/></text:span><text:span text:style-name="T7">.instantiateNew(Character)</text:span></text:p>
            </draw:text-box>
          </draw:frame>
          <draw:g>
            <draw:line draw:style-name="gr36" draw:text-style-name="P2" draw:layer="layout" svg:x1="20.574cm" svg:y1="17.803cm" svg:x2="21.082cm" svg:y2="18.217cm">
              <text:p/>
            </draw:line>
            <draw:g>
              <draw:line draw:style-name="gr37" draw:text-style-name="P2" draw:layer="layout" svg:x1="20.574cm" svg:y1="18.819cm" svg:x2="20.574cm" svg:y2="18.217cm">
                <text:p/>
              </draw:line>
              <draw:line draw:style-name="gr36" draw:text-style-name="P2" draw:layer="layout" svg:x1="20.574cm" svg:y1="17.803cm" svg:x2="20.066cm" svg:y2="18.217cm">
                <text:p/>
              </draw:line>
              <draw:line draw:style-name="gr36" draw:text-style-name="P2" draw:layer="layout" svg:x1="20.066cm" svg:y1="18.217cm" svg:x2="21.082cm" svg:y2="18.217cm">
                <text:p/>
              </draw:line>
            </draw:g>
          </draw:g>
          <draw:frame draw:style-name="gr58" draw:text-style-name="P4" draw:layer="layout" svg:width="4.826cm" svg:height="2.055cm" svg:x="18.034cm" svg:y="18.77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line draw:style-name="gr5" draw:text-style-name="P2" draw:layer="layout" svg:x1="21.59cm" svg:y1="14.732cm" svg:x2="20.574cm" svg:y2="15.748cm">
            <text:p/>
          </draw:line>
        </draw:g>
        <draw:polyline draw:style-name="gr48" draw:text-style-name="P2" xml:id="id28" draw:id="id28" draw:layer="layout" svg:width="1.015cm" svg:height="1.015cm" svg:x="20.574cm" svg:y="14.732cm" svg:viewBox="0 0 1016 1016" draw:points="1016,0 0,1016">
          <text:p/>
        </draw:polyline>
        <draw:polyline draw:style-name="gr48" draw:text-style-name="P2" xml:id="id29" draw:id="id29" draw:layer="layout" svg:width="9.905cm" svg:height="4.063cm" svg:x="8.128cm" svg:y="14.732cm" svg:viewBox="0 0 9906 4064" draw:points="9906,0 0,4064">
          <text:p/>
        </draw:polyline>
        <draw:polyline draw:style-name="gr48" draw:text-style-name="P2" xml:id="id30" draw:id="id30" draw:layer="layout" svg:width="10.668cm" svg:height="2.78cm" svg:x="5.588cm" svg:y="12.967cm" svg:viewBox="0 0 10669 2781" draw:points="10669,0 0,2781">
          <text:p/>
        </draw:polyline>
        <draw:rect draw:style-name="gr46" draw:text-style-name="P2" xml:id="id31" draw:id="id31" draw:layer="layout" svg:width="11.43cm" svg:height="3.048cm" svg:x="16.256cm" svg:y="11.68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1">
                <text:p><text:span text:style-name="T1">Fragment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74">An android class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59" draw:text-style-name="P10" draw:layer="layout" svg:width="27.432cm" svg:height="16.651cm" svg:x="0.508cm" svg:y="3.556cm">
          <draw:text-box>
            <text:p text:style-name="P8"><text:span text:style-name="T75">@Override</text:span><text:span text:style-name="T75"><text:line-break/></text:span><text:span text:style-name="T76">public </text:span><text:span text:style-name="T77">Object instantiateItem(ViewGroup container, </text:span><text:span text:style-name="T76">int </text:span><text:span text:style-name="T77">position) {</text:span><text:span text:style-name="T77"><text:line-break/></text:span><text:span text:style-name="T77"> <text:s text:c="3"/></text:span><text:span text:style-name="T76">if </text:span><text:span text:style-name="T77">(</text:span><text:span text:style-name="T78">mCurTransaction </text:span><text:span text:style-name="T77">== </text:span><text:span text:style-name="T76">null</text:span><text:span text:style-name="T77">) {</text:span><text:span text:style-name="T77"><text:line-break/></text:span><text:span text:style-name="T77"> <text:s text:c="7"/></text:span><text:span text:style-name="T78">mCurTransaction </text:span><text:span text:style-name="T77">= </text:span><text:span text:style-name="T78">mFragmentManager</text:span><text:span text:style-name="T77">.beginTransaction();</text:span><text:span text:style-name="T77"><text:line-break/></text:span><text:span text:style-name="T77"> <text:s text:c="3"/>}</text:span><text:span text:style-name="T77"><text:line-break/></text:span><text:span text:style-name="T77"><text:line-break/></text:span><text:span text:style-name="T77"> <text:s text:c="3"/></text:span><text:span text:style-name="T76">final long </text:span><text:span text:style-name="T77">itemId = getItemId(position);</text:span><text:span text:style-name="T77"><text:line-break/></text:span><text:span text:style-name="T77"><text:line-break/></text:span><text:span text:style-name="T77"> <text:s text:c="3"/></text:span><text:span text:style-name="T40">// Do we already have this fragment?</text:span><text:span text:style-name="T40"><text:line-break/></text:span><text:span text:style-name="T40"> <text:s text:c="3"/></text:span><text:span text:style-name="T77">String name = </text:span><text:span text:style-name="T19">makeFragmentName</text:span><text:span text:style-name="T77">(container.getId(), itemId);</text:span><text:span text:style-name="T77"><text:line-break/></text:span><text:span text:style-name="T77"> <text:s text:c="3"/>Fragment fragment = </text:span><text:span text:style-name="T78">mFragmentManager</text:span><text:span text:style-name="T77">.findFragmentByTag(name);</text:span><text:span text:style-name="T77"><text:line-break/></text:span><text:span text:style-name="T77"> <text:s text:c="3"/></text:span><text:span text:style-name="T76">if </text:span><text:span text:style-name="T77">(fragment != </text:span><text:span text:style-name="T76">null</text:span><text:span text:style-name="T77">) {</text:span><text:span text:style-name="T77"><text:line-break/></text:span><text:span text:style-name="T77"> <text:s text:c="7"/></text:span><text:span text:style-name="T78">mCurTransaction</text:span><text:span text:style-name="T77">.attach(fragment);</text:span><text:span text:style-name="T77"><text:line-break/></text:span><text:span text:style-name="T77"> <text:s text:c="3"/>} </text:span><text:span text:style-name="T76">else </text:span><text:span text:style-name="T77">{</text:span><text:span text:style-name="T77"><text:line-break/></text:span><text:span text:style-name="T77"> <text:s text:c="7"/>fragment = getItem(position);</text:span><text:span text:style-name="T77"><text:line-break/></text:span><text:span text:style-name="T77"> <text:s text:c="7"/></text:span><text:span text:style-name="T78">mCurTransaction</text:span><text:span text:style-name="T77">.add(container.getId(), fragment,</text:span><text:span text:style-name="T77"><text:line-break/></text:span><text:span text:style-name="T77"> <text:s text:c="15"/></text:span><text:span text:style-name="T19">makeFragmentName</text:span><text:span text:style-name="T16">(container.getId(), itemId))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if </text:span><text:span text:style-name="T16">(fragment != </text:span><text:span text:style-name="T17">mCurrentPrimaryItem</text:span><text:span text:style-name="T16">) {</text:span><text:span text:style-name="T16"><text:line-break/></text:span><text:span text:style-name="T16"> <text:s text:c="7"/>fragment.setMenuVisibility(</text:span><text:span text:style-name="T15">false</text:span><text:span text:style-name="T16">);</text:span><text:span text:style-name="T16"><text:line-break/></text:span><text:span text:style-name="T16"> <text:s text:c="7"/>fragment.setUserVisibleHint(</text:span><text:span text:style-name="T15">false</text:span><text:span text:style-name="T16">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return </text:span><text:span text:style-name="T20">fragment;</text:span><text:span text:style-name="T20"><text:line-break/></text:span><text:span text:style-name="T20">}</text:span></text:p>
          </draw:text-box>
        </draw:frame>
        <draw:frame draw:style-name="gr60" xml:id="id32" draw:id="id32" draw:layer="layout" svg:width="10.414cm" svg:height="1.287cm" svg:x="3.05cm" svg:y="11.94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1" draw:text-style-name="P23" draw:layer="layout" svg:width="27.432cm" svg:height="15.728cm" svg:x="0.508cm" svg:y="3.048cm">
          <draw:text-box>
            <text:p text:style-name="P8"><text:span text:style-name="T27">public class </text:span><text:span text:style-name="T28">MyFragPagerAdapter </text:span><text:span text:style-name="T27">extends </text:span><text:span text:style-name="T28">FragmentPagerAdapter {</text:span><text:span text:style-name="T28"><text:line-break/></text:span><text:span text:style-name="T28"><text:line-break/></text:span><text:span text:style-name="T28"> <text:s/>CharacterAdapter </text:span><text:span text:style-name="T36">characterAdapter</text:span><text:span text:style-name="T28">;</text:span><text:span text:style-name="T28"><text:line-break/></text:span><text:span text:style-name="T28"><text:line-break/></text:span><text:span text:style-name="T28"> <text:s/>MyFragPagerAdapter(FragmentManager <text:s/>fragmentManager, </text:span></text:p>
            <text:p text:style-name="P8"><text:span text:style-name="T28"><text:s text:c="21"/></text:span><text:span text:style-name="T28">CharacterAdapter adapter) {</text:span><text:span text:style-name="T28"><text:line-break/></text:span><text:span text:style-name="T28"> <text:s text:c="3"/></text:span><text:span text:style-name="T27">super</text:span><text:span text:style-name="T28">(fragmentManager);</text:span><text:span text:style-name="T28"><text:line-break/></text:span><text:span text:style-name="T28"> <text:s text:c="3"/></text:span><text:span text:style-name="T36">characterAdapter </text:span><text:span text:style-name="T28">= adapter;</text:span><text:span text:style-name="T28"><text:line-break/></text:span><text:span text:style-name="T28"> <text:s/>}</text:span><text:span text:style-name="T28"><text:line-break/></text:span><text:span text:style-name="T28"><text:line-break/></text:span><text:span text:style-name="T28"> <text:s/></text:span><text:span text:style-name="T26">@Override</text:span><text:span text:style-name="T26"><text:line-break/></text:span><text:span text:style-name="T26"> <text:s/></text:span><text:span text:style-name="T27">public int </text:span><text:span text:style-name="T28">getCount() {</text:span><text:span text:style-name="T28"><text:line-break/></text:span><text:span text:style-name="T28"> <text:s text:c="3"/></text:span><text:span text:style-name="T27">return </text:span><text:span text:style-name="T36">characterAdapter</text:span><text:span text:style-name="T28">.getCount();</text:span><text:span text:style-name="T28"><text:line-break/></text:span><text:span text:style-name="T28"> <text:s/>}</text:span><text:span text:style-name="T28"><text:line-break/></text:span><text:span text:style-name="T28"><text:line-break/></text:span><text:span text:style-name="T28"> <text:s/></text:span><text:span text:style-name="T26">@Override</text:span><text:span text:style-name="T26"><text:line-break/></text:span><text:span text:style-name="T26"> <text:s/></text:span><text:span text:style-name="T27">public </text:span><text:span text:style-name="T28">Fragment getItem(</text:span><text:span text:style-name="T27">int </text:span><text:span text:style-name="T28">position) {</text:span><text:span text:style-name="T28"><text:line-break/></text:span><text:span text:style-name="T28"> <text:s text:c="3"/></text:span><text:span text:style-name="T27">return </text:span><text:span text:style-name="T28">CharacterFragment</text:span></text:p>
            <text:p text:style-name="P8"><text:span text:style-name="T28"><text:s text:c="13"/></text:span><text:span text:style-name="T28">.</text:span><text:span text:style-name="T24">newInstance</text:span><text:span text:style-name="T8">(</text:span><text:span text:style-name="T11">characterAdapter</text:span><text:span text:style-name="T13">.getCharacterAt(position)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61" draw:text-style-name="P23" draw:layer="layout" svg:width="27.432cm" svg:height="15.728cm" svg:x="0.508cm" svg:y="3.048cm">
          <draw:text-box>
            <text:p text:style-name="P8"><text:span text:style-name="T27">public class </text:span><text:span text:style-name="T28">MyFragPagerAdapter </text:span><text:span text:style-name="T27">extends </text:span><text:span text:style-name="T28">FragmentPagerAdapter {</text:span><text:span text:style-name="T28"><text:line-break/></text:span><text:span text:style-name="T28"><text:line-break/></text:span><text:span text:style-name="T28"> <text:s/>CharacterAdapter </text:span><text:span text:style-name="T36">characterAdapter</text:span><text:span text:style-name="T28">;</text:span><text:span text:style-name="T28"><text:line-break/></text:span><text:span text:style-name="T28"><text:line-break/></text:span><text:span text:style-name="T28"> <text:s/>MyFragPagerAdapter(FragmentManager <text:s/>fragmentManager, </text:span></text:p>
            <text:p text:style-name="P8"><text:span text:style-name="T28"><text:s text:c="21"/></text:span><text:span text:style-name="T28">CharacterAdapter adapter) {</text:span><text:span text:style-name="T28"><text:line-break/></text:span><text:span text:style-name="T28"> <text:s text:c="3"/></text:span><text:span text:style-name="T27">super</text:span><text:span text:style-name="T28">(fragmentManager);</text:span><text:span text:style-name="T28"><text:line-break/></text:span><text:span text:style-name="T28"> <text:s text:c="3"/></text:span><text:span text:style-name="T36">characterAdapter </text:span><text:span text:style-name="T28">= adapter;</text:span><text:span text:style-name="T28"><text:line-break/></text:span><text:span text:style-name="T28"> <text:s/>}</text:span><text:span text:style-name="T28"><text:line-break/></text:span><text:span text:style-name="T28"><text:line-break/></text:span><text:span text:style-name="T28"> <text:s/></text:span><text:span text:style-name="T26">@Override</text:span><text:span text:style-name="T26"><text:line-break/></text:span><text:span text:style-name="T26"> <text:s/></text:span><text:span text:style-name="T27">public int </text:span><text:span text:style-name="T28">getCount() {</text:span><text:span text:style-name="T28"><text:line-break/></text:span><text:span text:style-name="T28"> <text:s text:c="3"/></text:span><text:span text:style-name="T27">return </text:span><text:span text:style-name="T36">characterAdapter</text:span><text:span text:style-name="T28">.getCount();</text:span><text:span text:style-name="T28"><text:line-break/></text:span><text:span text:style-name="T28"> <text:s/>}</text:span><text:span text:style-name="T28"><text:line-break/></text:span><text:span text:style-name="T28"><text:line-break/></text:span><text:span text:style-name="T28"> <text:s/></text:span><text:span text:style-name="T26">@Override</text:span><text:span text:style-name="T26"><text:line-break/></text:span><text:span text:style-name="T26"> <text:s/></text:span><text:span text:style-name="T27">public </text:span><text:span text:style-name="T28">Fragment getItem(</text:span><text:span text:style-name="T27">int </text:span><text:span text:style-name="T28">position) {</text:span><text:span text:style-name="T28"><text:line-break/></text:span><text:span text:style-name="T28"> <text:s text:c="3"/></text:span><text:span text:style-name="T27">return </text:span><text:span text:style-name="T28">CharacterFragment</text:span></text:p>
            <text:p text:style-name="P8"><text:span text:style-name="T28"><text:s text:c="13"/></text:span><text:span text:style-name="T28">.</text:span><text:span text:style-name="T24">newInstance</text:span><text:span text:style-name="T8">(</text:span><text:span text:style-name="T11">characterAdapter</text:span><text:span text:style-name="T13">.getCharacterAt(position)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7">
                <text:p><text:span text:style-name="T48">MyFragPagerAdapter</text:span></text:p>
              </table:table-cell>
              <table:table-cell table:style-name="ce4">
                <text:p text:style-name="P1"><text:span text:style-name="T3">MyFragPagerAdapter</text:span></text:p>
              </table:table-cell>
            </table:table-row>
            <table:table-row table:style-name="ro2">
              <table:table-cell table:style-name="ce3">
                <text:p>KinkedLine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7.008cm" svg:height="12.484cm" svg:x="1.539cm" svg:y="3.418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>
              <table:table-cell table:style-name="ce16">
                <text:p><text:span text:style-name="T6">HH</text:span></text:p>
              </table:table-cell>
              <table:table-cell table:style-name="ce17">
                <text:p><text:span text:style-name="T6">KinkedLineWIRTest</text:span></text:p>
              </table:table-cell>
            </table:table-row>
            <table:table-row table:style-name="ro12">
              <table:table-cell table:style-name="ce18">
                <text:p text:style-name="P1">EE2</text:p>
              </table:table-cell>
              <table:table-cell table:style-name="ce17">
                <text:p>MainActivity</text:p>
              </table:table-cell>
            </table:table-row>
            <table:table-row table:style-name="ro12">
              <table:table-cell table:style-name="ce18">
                <text:p text:style-name="P1"><text:span text:style-name="T6">JJ</text:span></text:p>
              </table:table-cell>
              <table:table-cell table:style-name="ce17">
                <text:p><text:span text:style-name="T6">MyFragPagerAdapter </text:span></text:p>
              </table:table-cell>
            </table:table-row>
            <table:table-row table:style-name="ro11">
              <table:table-cell table:style-name="ce18">
                <text:p text:style-name="P1"><text:span text:style-name="T6">JJ</text:span></text:p>
              </table:table-cell>
              <table:table-cell table:style-name="ce16">
                <text:p><text:span text:style-name="T6">MyFragPagerAdapterKinkedUTest</text:span></text:p>
              </table:table-cell>
            </table:table-row>
            <table:table-row table:style-name="ro13">
              <table:table-cell table:style-name="ce18"/>
              <table:table-cell table:style-name="ce17">
                <text:p><text:span text:style-name="T6">CharacterAdapter (Interface)</text:span></text:p>
              </table:table-cell>
            </table:table-row>
            <table:table-row table:style-name="ro14">
              <table:table-cell table:style-name="ce18">
                <text:p text:style-name="P1"><text:span text:style-name="T6">JJ</text:span></text:p>
              </table:table-cell>
              <table:table-cell table:style-name="ce16">
                <text:p><text:span text:style-name="T79">SkywalkerAdapterKinkedUTest [JJ]</text:span></text:p>
              </table:table-cell>
            </table:table-row>
            <table:table-row table:style-name="ro11">
              <table:table-cell table:style-name="ce18">
                <text:p text:style-name="P1"><text:span text:style-name="T6">JJ</text:span></text:p>
              </table:table-cell>
              <table:table-cell table:style-name="ce16">
                <text:p><text:span text:style-name="T6">SkywalkerAdapter</text:span></text:p>
              </table:table-cell>
            </table:table-row>
            <table:table-row table:style-name="ro11">
              <table:table-cell table:style-name="ce18">
                <text:p text:style-name="P1"><text:span text:style-name="T6">JJ</text:span></text:p>
              </table:table-cell>
              <table:table-cell table:style-name="ce19">
                <text:p><text:span text:style-name="T6">MainActivity</text:span></text:p>
              </table:table-cell>
            </table:table-row>
            <table:table-row table:style-name="ro11">
              <table:table-cell table:style-name="ce18"/>
              <table:table-cell table:style-name="ce16"/>
            </table:table-row>
            <table:table-row table:style-name="ro11">
              <table:table-cell table:style-name="ce18"/>
              <table:table-cell table:style-name="ce16"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1">
                <text:p text:style-name="P7"><text:span text:style-name="T1">MyFragPagerAdapter</text:span></text:p>
              </table:table-cell>
              <table:table-cell table:style-name="ce5">
                <text:p text:style-name="P24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ChildListener</text:p>
              </table:table-cell>
              <table:table-cell table:style-name="ce4">
                <text:p text:style-name="P24"><text:span text:style-name="T3">PagerAdapters</text:span></text:p>
              </table:table-cell>
            </table:table-row>
          </table:table>
          <draw:image xlink:href="Pictures/TablePreview30.svm" xlink:type="simple" xlink:show="embed" xlink:actuate="onLoad"/>
        </draw:frame>
        <draw:rect draw:style-name="gr62" draw:text-style-name="P21" draw:layer="layout" svg:width="3.302cm" svg:height="1.524cm" svg:x="19.558cm" svg:y="15.24cm">
          <text:p text:style-name="P21"><text:span text:style-name="T80">Button</text:span></text:p>
        </draw:rect>
        <draw:rect draw:style-name="gr63" draw:text-style-name="P2" draw:layer="layout" svg:width="9.906cm" svg:height="9.144cm" svg:x="16.51cm" svg:y="8.382cm">
          <text:p/>
        </draw:rect>
        <draw:frame draw:style-name="gr64" draw:text-style-name="P26" draw:layer="layout" svg:width="9.398cm" svg:height="2.079cm" svg:x="16.764cm" svg:y="8.89cm">
          <draw:text-box>
            <text:p text:style-name="P25"><text:span text:style-name="T81">CharacterView</text:span></text:p>
          </draw:text-box>
        </draw:frame>
        <draw:rect draw:style-name="gr65" draw:text-style-name="P21" draw:layer="layout" svg:width="9.652cm" svg:height="12.192cm" svg:x="1.016cm" svg:y="5.588cm">
          <text:p text:style-name="P21"><text:span text:style-name="T80"/></text:p>
          <text:p text:style-name="P21"><text:span text:style-name="T80">Activity</text:span></text:p>
        </draw:rect>
        <draw:rect draw:style-name="gr62" draw:text-style-name="P27" draw:layer="layout" svg:width="7.112cm" svg:height="1.778cm" svg:x="2.032cm" svg:y="14.986cm">
          <text:p text:style-name="P25"><text:span text:style-name="T80">Listener</text:span></text:p>
        </draw:rect>
        <draw:rect draw:style-name="gr62" draw:text-style-name="P21" draw:layer="layout" svg:width="7.112cm" svg:height="1.778cm" svg:x="2.032cm" svg:y="10.668cm">
          <text:p text:style-name="P21"><text:span text:style-name="T80">PagerAdapter</text:span></text:p>
        </draw:rect>
        <draw:line draw:style-name="gr5" draw:text-style-name="P2" draw:layer="layout" svg:x1="19.558cm" svg:y1="16.002cm" svg:x2="9.144cm" svg:y2="16.002cm">
          <text:p/>
        </draw:line>
        <draw:frame draw:style-name="gr66" draw:text-style-name="P29" draw:layer="layout" svg:width="6.35cm" svg:height="3.367cm" svg:x="10.321cm" svg:y="14.413cm">
          <draw:text-box>
            <text:p text:style-name="P28"><text:span text:style-name="T82">holds a reference to Listener in Activit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4">
              <table:table-cell table:style-name="ce3">
                <text:p><text:span text:style-name="T74">Kinked Line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67" draw:text-style-name="P9" draw:layer="layout" svg:width="27.432cm" svg:height="14.027cm" svg:x="0.508cm" svg:y="3.048cm">
          <draw:text-box>
            <text:p><text:span text:style-name="T27">public class </text:span><text:span text:style-name="T28">MyFragPagerAdapter </text:span><text:span text:style-name="T27">extends </text:span><text:span text:style-name="T28">FragmentPagerAdapter {</text:span><text:span text:style-name="T28"><text:line-break/></text:span><text:span text:style-name="T28"><text:line-break/></text:span><text:span text:style-name="T28"> <text:s/></text:span><text:span text:style-name="T9">public </text:span><text:span text:style-name="T13">ChildButtonListener getChildListener () {</text:span><text:span text:style-name="T13"><text:line-break/></text:span><text:span text:style-name="T13"> <text:s text:c="3"/></text:span><text:span text:style-name="T9">return new </text:span><text:span text:style-name="T13">ChildButtonListener() {</text:span><text:span text:style-name="T13"><text:line-break/></text:span><text:span text:style-name="T13"> <text:s text:c="5"/></text:span><text:span text:style-name="T83">@Override</text:span><text:span text:style-name="T83"><text:line-break/></text:span><text:span text:style-name="T83"> <text:s text:c="5"/></text:span><text:span text:style-name="T9">public void </text:span><text:span text:style-name="T13">changeChildTo(String parent, String nextChild) { </text:span><text:span text:style-name="T13"><text:line-break/></text:span><text:span text:style-name="T13"> <text:s text:c="9"/>MyFragPagerAdapter adapter = </text:span></text:p>
            <text:p><text:span text:style-name="T13"><text:s text:c="12"/></text:span><text:span text:style-name="T13">(MyFragPagerAdapter)viewPager.getAdapter();</text:span><text:span text:style-name="T13"><text:line-break/></text:span><text:span text:style-name="T13"> <text:s text:c="9"/>adapter.changeChildTo(parent, nextChild);</text:span><text:span text:style-name="T13"><text:line-break/></text:span><text:span text:style-name="T13"> <text:s text:c="9"/>adapter.notifyDataSetChanged();</text:span><text:span text:style-name="T13"><text:line-break/></text:span><text:span text:style-name="T13"> <text:s text:c="9"/>viewPager.setCurrentItem(viewPager.getCurrentItem() + </text:span><text:span text:style-name="T84">1</text:span><text:span text:style-name="T13">);</text:span><text:span text:style-name="T13"><text:line-break/></text:span><text:span text:style-name="T13"> <text:s text:c="7"/>}</text:span><text:span text:style-name="T13"><text:line-break/></text:span><text:span text:style-name="T13"> <text:s text:c="5"/>}</text:span><text:span text:style-name="T13"><text:line-break/></text:span><text:span text:style-name="T13"> <text:s text:c="3"/>}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1" draw:text-style-name="P18" draw:layer="layout" svg:width="26.416cm" svg:height="18.034cm" svg:x="0.508cm" svg:y="3.048cm">
          <draw:text-box>
            <text:p text:style-name="P8"><text:span text:style-name="T62">FragmentPagerAdapter methods that need to be updated after notifyDataSetChanged()</text:span></text:p>
            <text:p text:style-name="P8"><text:span text:style-name="T62"/></text:p>
            <text:p text:style-name="P8"><text:span text:style-name="T63"><text:s/></text:span><text:span text:style-name="T63">int getItemPosition (Object object) {</text:span></text:p>
            <text:p text:style-name="P8"><text:span text:style-name="T63"><text:s text:c="3"/></text:span><text:span text:style-name="T63">We can't always return UNCHANGED anymore! </text:span></text:p>
            <text:p text:style-name="P8"><text:span text:style-name="T63"><text:s text:c="5"/></text:span><text:span text:style-name="T63">We must return new positions for objects when they change and </text:span></text:p>
            <text:p text:style-name="P8"><text:span text:style-name="T63"><text:s text:c="5"/></text:span><text:span text:style-name="T63">NONE when the object is no longer in the line.</text:span></text:p>
            <text:p text:style-name="P8"><text:span text:style-name="T63"><text:s/></text:span><text:span text:style-name="T63">}</text:span></text:p>
            <text:p text:style-name="P8"><text:span text:style-name="T63"><text:s text:c="2"/></text:span></text:p>
            <text:p text:style-name="P8"><text:span text:style-name="T63"><text:s/></text:span><text:span text:style-name="T63">int getItemId (int position) {</text:span></text:p>
            <text:p text:style-name="P8"><text:span text:style-name="T63"><text:s text:c="3"/></text:span><text:span text:style-name="T63">FragmentPagerAdapter uses the result of this method to make the id tags </text:span></text:p>
            <text:p text:style-name="P8"><text:span text:style-name="T63"><text:s text:c="5"/></text:span><text:span text:style-name="T63">for its fragments. Before position was adequate to distinguish </text:span></text:p>
            <text:p text:style-name="P8"><text:span text:style-name="T63"><text:s text:c="5"/></text:span><text:span text:style-name="T63">fragments. Now different fragments will have the same position.</text:span></text:p>
            <text:p text:style-name="P8"><text:span text:style-name="T63"><text:s/></text:span><text:span text:style-name="T63">}</text:span></text:p>
            <text:p text:style-name="P8"><text:span text:style-name="T63"/></text:p>
            <text:p text:style-name="P8"><text:span text:style-name="T63"><text:s/></text:span><text:span text:style-name="T63">void destroyItem(ViewGroup container, int position, Object object) {</text:span></text:p>
            <text:p text:style-name="P8"><text:span text:style-name="T63"><text:s text:c="3"/></text:span><text:span text:style-name="T63">No change. FragmentPagerAdapter still takes care of this for us, but </text:span></text:p>
            <text:p text:style-name="P8"><text:span text:style-name="T63"><text:s text:c="5"/></text:span><text:span text:style-name="T63">note FragmentPagerAdapter doesn't destroy any fragments!</text:span></text:p>
            <text:p text:style-name="P8"><text:span text:style-name="T63"><text:s/></text:span><text:span text:style-name="T6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74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1" draw:text-style-name="P18" draw:layer="layout" svg:width="26.416cm" svg:height="18.034cm" svg:x="0.508cm" svg:y="3.048cm">
          <draw:text-box>
            <text:p text:style-name="P8"><text:span text:style-name="T62">FragmentPagerAdapter methods that need to be updated after notifyDataSetChanged()</text:span></text:p>
            <text:p text:style-name="P8"><text:span text:style-name="T62"/></text:p>
            <text:p text:style-name="P8"><text:span text:style-name="T63"><text:s/></text:span><text:span text:style-name="T63">int getItemPosition (Object object) {</text:span></text:p>
            <text:p text:style-name="P8"><text:span text:style-name="T63"><text:s text:c="3"/></text:span><text:span text:style-name="T63">We can't always return UNCHANGED anymore! </text:span></text:p>
            <text:p text:style-name="P8"><text:span text:style-name="T63"><text:s text:c="5"/></text:span><text:span text:style-name="T63">We must return new positions for objects when they change and </text:span></text:p>
            <text:p text:style-name="P8"><text:span text:style-name="T63"><text:s text:c="5"/></text:span><text:span text:style-name="T63">NONE when the object is no longer in the line.</text:span></text:p>
            <text:p text:style-name="P8"><text:span text:style-name="T63"><text:s/></text:span><text:span text:style-name="T63">}</text:span></text:p>
            <text:p text:style-name="P8"><text:span text:style-name="T63"><text:s text:c="2"/></text:span></text:p>
            <text:p text:style-name="P8"><text:span text:style-name="T63"><text:s/></text:span><text:span text:style-name="T63">int getItemId (int position) {</text:span></text:p>
            <text:p text:style-name="P8"><text:span text:style-name="T63"><text:s text:c="3"/></text:span><text:span text:style-name="T63">FragmentPagerAdapter uses the result of this method to make the id tags </text:span></text:p>
            <text:p text:style-name="P8"><text:span text:style-name="T63"><text:s text:c="5"/></text:span><text:span text:style-name="T63">for its fragments. Before position was adequate to distinguish </text:span></text:p>
            <text:p text:style-name="P8"><text:span text:style-name="T63"><text:s text:c="5"/></text:span><text:span text:style-name="T63">fragments. Now different fragments will have the same position.</text:span></text:p>
            <text:p text:style-name="P8"><text:span text:style-name="T63"><text:s/></text:span><text:span text:style-name="T63">}</text:span></text:p>
            <text:p text:style-name="P8"><text:span text:style-name="T63"/></text:p>
            <text:p text:style-name="P8"><text:span text:style-name="T63"><text:s/></text:span><text:span text:style-name="T63">void destroyItem(ViewGroup container, int position, Object object) {</text:span></text:p>
            <text:p text:style-name="P8"><text:span text:style-name="T63"><text:s text:c="3"/></text:span><text:span text:style-name="T63">No change. FragmentPagerAdapter still takes care of this for us, but </text:span></text:p>
            <text:p text:style-name="P8"><text:span text:style-name="T63"><text:s text:c="5"/></text:span><text:span text:style-name="T63">note FragmentPagerAdapter doesn't destroy any fragments!</text:span></text:p>
            <text:p text:style-name="P8"><text:span text:style-name="T63"><text:s/></text:span><text:span text:style-name="T6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74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ment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74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34.svm" xlink:type="simple" xlink:show="embed" xlink:actuate="onLoad"/>
        </draw:frame>
        <draw:rect draw:style-name="gr68" draw:text-style-name="P30" draw:layer="layout" svg:width="27.432cm" svg:height="17.272cm" svg:x="0.254cm" svg:y="2.794cm">
          <text:p text:style-name="P2"><text:span text:style-name="T85">Needed results for instantiateItem() and getItemPosition()</text:span></text:p>
          <text:p text:style-name="P2"><text:span text:style-name="T85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5" table:default-cell-style-name="ce20">
              <table:table-cell>
                <text:p text:style-name="P2"><text:span text:style-name="T86">0</text:span></text:p>
              </table:table-cell>
              <table:table-cell>
                <text:p text:style-name="P2"><text:span text:style-name="T86">1</text:span></text:p>
              </table:table-cell>
              <table:table-cell>
                <text:p text:style-name="P2"><text:span text:style-name="T86">2</text:span></text:p>
              </table:table-cell>
            </table:table-row>
            <table:table-row table:style-name="ro15" table:default-cell-style-name="ce21">
              <table:table-cell>
                <text:p text:style-name="P2"><text:span text:style-name="T87">Shmi</text:span></text:p>
              </table:table-cell>
              <table:table-cell>
                <text:p text:style-name="P2"><text:span text:style-name="T87">Shmi</text:span></text:p>
              </table:table-cell>
              <table:table-cell>
                <text:p text:style-name="P2"><text:span text:style-name="T87">Shmi</text:span></text:p>
              </table:table-cell>
            </table:table-row>
            <table:table-row table:style-name="ro15" table:default-cell-style-name="ce21">
              <table:table-cell>
                <text:p text:style-name="P2"><text:span text:style-name="T87">Anakin</text:span></text:p>
              </table:table-cell>
              <table:table-cell>
                <text:p text:style-name="P2"><text:span text:style-name="T87">Anakin</text:span></text:p>
              </table:table-cell>
              <table:table-cell>
                <text:p text:style-name="P2"><text:span text:style-name="T87">Anakin</text:span></text:p>
              </table:table-cell>
            </table:table-row>
            <table:table-row table:style-name="ro15" table:default-cell-style-name="ce21">
              <table:table-cell>
                <text:p text:style-name="P2"><text:span text:style-name="T6">Luke</text:span></text:p>
              </table:table-cell>
              <table:table-cell>
                <text:p text:style-name="P2"><text:span text:style-name="T87">Leia</text:span></text:p>
              </table:table-cell>
              <table:table-cell>
                <text:p text:style-name="P2"><text:span text:style-name="T6">Leia</text:span></text:p>
              </table:table-cell>
            </table:table-row>
            <table:table-row table:style-name="ro15" table:default-cell-style-name="ce21">
              <table:table-cell>
                <text:p text:style-name="P2"><text:span text:style-name="T6">Ben</text:span></text:p>
              </table:table-cell>
              <table:table-cell>
                <text:p text:style-name="P2"><text:span text:style-name="T87">Jacen</text:span></text:p>
              </table:table-cell>
              <table:table-cell>
                <text:p text:style-name="P2"><text:span text:style-name="T87">Jaina</text:span></text:p>
              </table:table-cell>
            </table:table-row>
            <table:table-row table:style-name="ro16" table:default-cell-style-name="ce21">
              <table:table-cell/>
              <table:table-cell table:style-name="ce22">
                <text:p text:style-name="P2"><text:span text:style-name="T88">Allana</text:span></text:p>
              </table:table-cell>
              <table:table-cell/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3.479cm" svg:height="11.69cm" svg:x="12.311cm" svg:y="7.564cm">
          <table:table table:template-name="default" table:use-first-row-styles="true" table:use-banding-rows-styles="true">
            <table:table-column table:style-name="co15"/>
            <table:table-row table:style-name="ro17">
              <table:table-cell table:style-name="ce23">
                <text:p text:style-name="P2"><text:span text:style-name="T87">UN</text:span></text:p>
                <text:p text:style-name="P2"><text:span text:style-name="T87">CHANGED</text:span></text:p>
              </table:table-cell>
            </table:table-row>
            <table:table-row table:style-name="ro17">
              <table:table-cell table:style-name="ce23">
                <text:p text:style-name="P2"><text:span text:style-name="T87">UN</text:span></text:p>
                <text:p text:style-name="P2"><text:span text:style-name="T87">CHANGED</text:span></text:p>
              </table:table-cell>
            </table:table-row>
            <table:table-row table:style-name="ro17">
              <table:table-cell table:style-name="ce23">
                <text:p text:style-name="P2"><text:span text:style-name="T87">NONE</text:span></text:p>
              </table:table-cell>
            </table:table-row>
            <table:table-row table:style-name="ro18">
              <table:table-cell table:style-name="ce23"/>
            </table:table-row>
            <table:table-row table:style-name="ro19">
              <table:table-cell table:style-name="ce24"/>
            </table:table-row>
          </table:table>
          <draw:image xlink:href="Pictures/TablePreview36.svm" xlink:type="simple" xlink:show="embed" xlink:actuate="onLoad"/>
        </draw:frame>
        <draw:frame draw:style-name="gr69" draw:text-style-name="P31" draw:layer="layout" svg:width="8.128cm" svg:height="0.886cm" svg:x="1.016cm" svg:y="4.064cm">
          <draw:text-box>
            <text:p><text:span text:style-name="T89">Family Lines</text:span></text:p>
          </draw:text-box>
        </draw:frame>
        <draw:frame draw:style-name="gr70" draw:text-style-name="P32" draw:layer="layout" svg:width="1.27cm" svg:height="0.997cm" svg:x="17.272cm" svg:y="6.604cm">
          <draw:text-box>
            <text:p text:style-name="P2"><text:span text:style-name="T89">1</text:span></text:p>
          </draw:text-box>
        </draw:frame>
        <draw:frame draw:style-name="gr71" draw:text-style-name="P32" draw:layer="layout" svg:width="1.27cm" svg:height="0.94cm" svg:x="9.652cm" svg:y="6.604cm">
          <draw:text-box>
            <text:p xml:id="id33" text:id="id33" text:style-name="P2"><text:span text:style-name="T89">0</text:span></text:p>
          </draw:text-box>
        </draw:frame>
        <draw:frame draw:style-name="standard" draw:layer="layout" svg:width="3.995cm" svg:height="11.69cm" svg:x="19.753cm" svg:y="7.608cm">
          <table:table table:template-name="default" table:use-first-row-styles="true" table:use-banding-rows-styles="true">
            <table:table-column table:style-name="co16"/>
            <table:table-row table:style-name="ro17">
              <table:table-cell table:style-name="ce23"/>
            </table:table-row>
            <table:table-row table:style-name="ro17">
              <table:table-cell table:style-name="ce23">
                <text:p text:style-name="P2"><text:span text:style-name="T90">UN</text:span></text:p>
                <text:p text:style-name="P2"><text:span text:style-name="T90">CHANGED</text:span></text:p>
              </table:table-cell>
            </table:table-row>
            <table:table-row table:style-name="ro17">
              <table:table-cell table:style-name="ce23">
                <text:p text:style-name="P2"><text:span text:style-name="T87">UN</text:span></text:p>
                <text:p text:style-name="P2"><text:span text:style-name="T87">CHANGED</text:span></text:p>
              </table:table-cell>
            </table:table-row>
            <table:table-row table:style-name="ro18">
              <table:table-cell table:style-name="ce23">
                <text:p text:style-name="P2"><text:span text:style-name="T90">NONE</text:span></text:p>
              </table:table-cell>
            </table:table-row>
            <table:table-row table:style-name="ro19">
              <table:table-cell table:style-name="ce23"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3.555cm" svg:height="11.69cm" svg:x="23.986cm" svg:y="7.634cm">
          <table:table table:template-name="default" table:use-first-row-styles="true" table:use-banding-rows-styles="true">
            <table:table-column table:style-name="co17"/>
            <table:table-row table:style-name="ro17">
              <table:table-cell table:style-name="ce23"/>
            </table:table-row>
            <table:table-row table:style-name="ro17">
              <table:table-cell table:style-name="ce23"/>
            </table:table-row>
            <table:table-row table:style-name="ro17">
              <table:table-cell table:style-name="ce23"/>
            </table:table-row>
            <table:table-row table:style-name="ro18">
              <table:table-cell table:style-name="ce23">
                <text:p text:style-name="P2"><text:span text:style-name="T87">Jaina</text:span></text:p>
                <text:p text:style-name="P2"><text:span text:style-name="T87">Fragment</text:span></text:p>
              </table:table-cell>
            </table:table-row>
            <table:table-row table:style-name="ro19">
              <table:table-cell table:style-name="ce24"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3.399cm" svg:height="11.69cm" svg:x="16.044cm" svg:y="7.601cm">
          <table:table table:template-name="default" table:use-first-row-styles="true" table:use-banding-rows-styles="true">
            <table:table-column table:style-name="co18"/>
            <table:table-row table:style-name="ro17">
              <table:table-cell table:style-name="ce24"/>
            </table:table-row>
            <table:table-row table:style-name="ro17">
              <table:table-cell table:style-name="ce24"/>
            </table:table-row>
            <table:table-row table:style-name="ro17">
              <table:table-cell table:style-name="ce23">
                <text:p text:style-name="P2"><text:span text:style-name="T87">Leia</text:span></text:p>
                <text:p text:style-name="P2"><text:span text:style-name="T87">Fragment</text:span></text:p>
              </table:table-cell>
            </table:table-row>
            <table:table-row table:style-name="ro18">
              <table:table-cell table:style-name="ce23">
                <text:p text:style-name="P2"><text:span text:style-name="T87">Jacen</text:span></text:p>
                <text:p text:style-name="P2"><text:span text:style-name="T87">Fragment</text:span></text:p>
              </table:table-cell>
            </table:table-row>
            <table:table-row table:style-name="ro19">
              <table:table-cell table:style-name="ce25"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3.555cm" svg:height="11.69cm" svg:x="8.382cm" svg:y="7.544cm">
          <table:table table:template-name="default" table:use-first-row-styles="true" table:use-banding-rows-styles="true">
            <table:table-column table:style-name="co17"/>
            <table:table-row table:style-name="ro17">
              <table:table-cell table:style-name="ce23">
                <text:p text:style-name="P2"><text:span text:style-name="T87">Shmi</text:span></text:p>
                <text:p text:style-name="P2"><text:span text:style-name="T87">Fragment</text:span></text:p>
              </table:table-cell>
            </table:table-row>
            <table:table-row table:style-name="ro17">
              <table:table-cell table:style-name="ce23">
                <text:p text:style-name="P2"><text:span text:style-name="T87">Anakin</text:span></text:p>
                <text:p text:style-name="P2"><text:span text:style-name="T87">Fragment</text:span></text:p>
              </table:table-cell>
            </table:table-row>
            <table:table-row table:style-name="ro17">
              <table:table-cell table:style-name="ce23">
                <text:p text:style-name="P2"><text:span text:style-name="T87">Luke</text:span></text:p>
                <text:p text:style-name="P2"><text:span text:style-name="T87">Fragment</text:span></text:p>
              </table:table-cell>
            </table:table-row>
            <table:table-row table:style-name="ro18">
              <table:table-cell table:style-name="ce24"/>
            </table:table-row>
            <table:table-row table:style-name="ro19">
              <table:table-cell table:style-name="ce24"/>
            </table:table-row>
          </table:table>
          <draw:image xlink:href="Pictures/TablePreview40.svm" xlink:type="simple" xlink:show="embed" xlink:actuate="onLoad"/>
        </draw:frame>
        <draw:frame draw:style-name="gr72" draw:text-style-name="P32" draw:layer="layout" svg:width="1.27cm" svg:height="0.96cm" svg:x="13.462cm" svg:y="6.604cm">
          <draw:text-box>
            <text:p text:style-name="P2"><text:span text:style-name="T89">1</text:span></text:p>
          </draw:text-box>
        </draw:frame>
        <draw:frame draw:style-name="gr73" draw:text-style-name="P32" draw:layer="layout" svg:width="1.27cm" svg:height="1.004cm" svg:x="21.336cm" svg:y="6.604cm">
          <draw:text-box>
            <text:p text:style-name="P2"><text:span text:style-name="T89">2</text:span></text:p>
          </draw:text-box>
        </draw:frame>
        <draw:frame draw:style-name="gr74" draw:text-style-name="P32" draw:layer="layout" svg:width="1.27cm" svg:height="1.013cm" svg:x="25.146cm" svg:y="6.604cm">
          <draw:text-box>
            <text:p text:style-name="P2"><text:span text:style-name="T89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1" draw:text-style-name="P18" draw:layer="layout" svg:width="26.416cm" svg:height="18.034cm" svg:x="0.508cm" svg:y="3.048cm">
          <draw:text-box>
            <text:p text:style-name="P8"><text:span text:style-name="T62">FragmentPagerAdapter methods that need to be updated after notifyDataSetChanged()</text:span></text:p>
            <text:p text:style-name="P8"><text:span text:style-name="T62"/></text:p>
            <text:p text:style-name="P8"><text:span text:style-name="T63"><text:s/></text:span><text:span text:style-name="T63">int getItemPosition (Object object) {</text:span></text:p>
            <text:p text:style-name="P8"><text:span text:style-name="T63"><text:s text:c="3"/></text:span><text:span text:style-name="T63">We can't always return UNCHANGED anymore! </text:span></text:p>
            <text:p text:style-name="P8"><text:span text:style-name="T63"><text:s text:c="5"/></text:span><text:span text:style-name="T63">We must return new positions for objects when they change and NONE when </text:span></text:p>
            <text:p text:style-name="P8"><text:span text:style-name="T63"><text:s text:c="5"/></text:span><text:span text:style-name="T63">the object is no longer in the line.</text:span></text:p>
            <text:p text:style-name="P8"><text:span text:style-name="T63"><text:s/></text:span><text:span text:style-name="T63">}</text:span></text:p>
            <text:p text:style-name="P8"><text:span text:style-name="T63"><text:s text:c="2"/></text:span></text:p>
            <text:p text:style-name="P8"><text:span text:style-name="T63"><text:s/></text:span><text:span text:style-name="T63">int getItemId (int position) {</text:span></text:p>
            <text:p text:style-name="P8"><text:span text:style-name="T63"><text:s text:c="3"/></text:span><text:span text:style-name="T63">FragmentPagerAdapter uses the result of this method to make the id tags </text:span></text:p>
            <text:p text:style-name="P8"><text:span text:style-name="T63"><text:s text:c="5"/></text:span><text:span text:style-name="T63">for its fragments. Before position was adequate to distinguish </text:span></text:p>
            <text:p text:style-name="P8"><text:span text:style-name="T63"><text:s text:c="5"/></text:span><text:span text:style-name="T63">fragments. Now different fragments will have the same position.</text:span></text:p>
            <text:p text:style-name="P8"><text:span text:style-name="T63"><text:s/></text:span><text:span text:style-name="T63">}</text:span></text:p>
            <text:p text:style-name="P8"><text:span text:style-name="T63"/></text:p>
            <text:p text:style-name="P8"><text:span text:style-name="T63"><text:s/></text:span><text:span text:style-name="T63">void destroyItem(ViewGroup container, int position, Object object) {</text:span></text:p>
            <text:p text:style-name="P8"><text:span text:style-name="T63"><text:s text:c="3"/></text:span><text:span text:style-name="T63">No change. FragmentPagerAdapter still takes care of this for us, but </text:span></text:p>
            <text:p text:style-name="P8"><text:span text:style-name="T63"><text:s text:c="5"/></text:span><text:span text:style-name="T63">note FragmentPagerAdapter doesn't destroy any fragments!</text:span></text:p>
            <text:p text:style-name="P8"><text:span text:style-name="T63"><text:s/></text:span><text:span text:style-name="T6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74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74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42.svm" xlink:type="simple" xlink:show="embed" xlink:actuate="onLoad"/>
        </draw:frame>
        <draw:rect draw:style-name="gr68" draw:text-style-name="P30" draw:layer="layout" svg:width="27.178cm" svg:height="17.272cm" svg:x="0.508cm" svg:y="2.794cm">
          <text:p text:style-name="P2"><text:span text:style-name="T85">FragmentPagerAdapter</text:span></text:p>
          <text:p text:style-name="P2"><text:span text:style-name="T85"/></text:p>
        </draw:rect>
        <draw:rect draw:style-name="gr75" draw:text-style-name="P30" xml:id="id36" draw:id="id36" draw:layer="layout" svg:width="3.556cm" svg:height="1.778cm" svg:x="1.016cm" svg:y="15.748cm">
          <text:p text:style-name="P2"><text:span text:style-name="T85">Shmi</text:span></text:p>
          <text:p text:style-name="P2"><text:span text:style-name="T85">Tag: 0</text:span></text:p>
        </draw:rect>
        <draw:rect draw:style-name="gr76" draw:text-style-name="P30" xml:id="id37" draw:id="id37" draw:layer="layout" svg:width="3.556cm" svg:height="1.778cm" svg:x="5.588cm" svg:y="15.748cm">
          <text:p text:style-name="P2"><text:span text:style-name="T85">Anankin</text:span></text:p>
          <text:p text:style-name="P2"><text:span text:style-name="T85">Tag: 1</text:span></text:p>
        </draw:rect>
        <draw:rect draw:style-name="gr75" draw:text-style-name="P30" xml:id="id38" draw:id="id38" draw:layer="layout" svg:width="3.556cm" svg:height="1.778cm" svg:x="9.906cm" svg:y="15.748cm">
          <text:p text:style-name="P2"><text:span text:style-name="T85">Leia</text:span></text:p>
          <text:p text:style-name="P2"><text:span text:style-name="T85">Tag: 2</text:span></text:p>
        </draw:rect>
        <draw:rect draw:style-name="gr68" draw:text-style-name="P34" draw:layer="layout" svg:width="26.67cm" svg:height="11.43cm" svg:x="0.762cm" svg:y="3.81cm">
          <text:p text:style-name="P33"><text:span text:style-name="T91">Object instantiateItem (Container, position) {</text:span></text:p>
          <text:p text:style-name="P33"><text:span text:style-name="T92"/></text:p>
          <text:p text:style-name="P33"><text:span text:style-name="T91"><text:s text:c="2"/></text:span><text:span text:style-name="T91">fragmentName = getItemId(position);</text:span></text:p>
          <text:p text:style-name="P33"><text:span text:style-name="T91"><text:s text:c="2"/></text:span><text:span text:style-name="T91">fragment <text:s text:c="4"/>= findFragmentByTag(fragmentName);</text:span></text:p>
          <text:p text:style-name="P33"><text:span text:style-name="T91"><text:s text:c="2"/></text:span><text:span text:style-name="T91">if (fragment == null) {</text:span></text:p>
          <text:p text:style-name="P33"><text:span text:style-name="T91"><text:s text:c="4"/></text:span><text:span text:style-name="T91">fragment = getItem();</text:span></text:p>
          <text:p text:style-name="P33"><text:span text:style-name="T91"><text:s text:c="4"/></text:span><text:span text:style-name="T91">currTransaction.add(container, fragment, fragmentName);</text:span></text:p>
          <text:p text:style-name="P33"><text:span text:style-name="T91"><text:s text:c="2"/></text:span><text:span text:style-name="T91">}</text:span></text:p>
          <text:p text:style-name="P33"><text:span text:style-name="T91"><text:s text:c="2"/></text:span><text:span text:style-name="T91">else {</text:span></text:p>
          <text:p text:style-name="P33"><text:span text:style-name="T91"><text:s text:c="4"/></text:span><text:span text:style-name="T91">currTransaction.attach(fragment);</text:span></text:p>
          <text:p text:style-name="P33"><text:span text:style-name="T92"/></text:p>
          <text:p text:style-name="P33"><text:span text:style-name="T91">}</text:span></text:p>
          <text:p text:style-name="P33"><text:span text:style-name="T91"/></text:p>
          <text:p text:style-name="P33"><text:span text:style-name="T91">long getItemId(int position) {</text:span></text:p>
          <text:p text:style-name="P33"><text:span text:style-name="T92"/></text:p>
          <text:p text:style-name="P33"><text:span text:style-name="T91"><text:s text:c="2"/></text:span><text:span text:style-name="T91">return position;</text:span></text:p>
          <text:p text:style-name="P33"><text:span text:style-name="T92"/></text:p>
          <text:p text:style-name="P33"><text:span text:style-name="T91">}</text:span></text:p>
        </draw:rect>
        <draw:rect draw:style-name="gr77" draw:text-style-name="P35" xml:id="id34" draw:id="id34" draw:layer="layout" svg:width="3.556cm" svg:height="1.778cm" svg:x="9.906cm" svg:y="15.748cm">
          <text:p text:style-name="P2"><text:span text:style-name="T93">Leia</text:span></text:p>
          <text:p text:style-name="P2"><text:span text:style-name="T93">Tag: 2</text:span></text:p>
        </draw:rect>
        <draw:rect draw:style-name="gr78" draw:text-style-name="P36" xml:id="id35" draw:id="id35" draw:layer="layout" svg:width="19.812cm" svg:height="3.048cm" svg:x="1.016cm" svg:y="11.938cm">
          <text:p text:style-name="P3"><text:span text:style-name="T91">@Override</text:span></text:p>
          <text:p text:style-name="P3"><text:span text:style-name="T91">long getItemId(int position) {</text:span></text:p>
          <text:p text:style-name="P3"><text:span text:style-name="T91">character = characterAdapter.getCharacterAt(position);</text:span></text:p>
          <text:p text:style-name="P3"><text:span text:style-name="T91">return character.getCharacterNameHashCode(); </text:span></text:p>
        </draw:rect>
        <draw:rect draw:style-name="gr79" draw:text-style-name="P37" xml:id="id43" draw:id="id43" draw:layer="layout" svg:width="3.556cm" svg:height="1.778cm" svg:x="9.906cm" svg:y="17.78cm">
          <text:p text:style-name="P2"><text:span text:style-name="T94">Luke</text:span></text:p>
          <text:p text:style-name="P2"><text:span text:style-name="T94">Tag: 457</text:span></text:p>
        </draw:rect>
        <draw:rect draw:style-name="gr76" draw:text-style-name="P30" xml:id="id39" draw:id="id39" draw:layer="layout" svg:width="3.556cm" svg:height="1.778cm" svg:x="5.588cm" svg:y="15.748cm">
          <text:p text:style-name="P2"><text:span text:style-name="T85">Anankin</text:span></text:p>
          <text:p text:style-name="P2"><text:span text:style-name="T85">Tag: 258</text:span></text:p>
        </draw:rect>
        <draw:rect draw:style-name="gr75" draw:text-style-name="P30" xml:id="id40" draw:id="id40" draw:layer="layout" svg:width="3.556cm" svg:height="1.778cm" svg:x="1.016cm" svg:y="15.748cm">
          <text:p text:style-name="P2"><text:span text:style-name="T85">Shmi</text:span></text:p>
          <text:p text:style-name="P2"><text:span text:style-name="T85">Tag: 98</text:span></text:p>
        </draw:rect>
        <draw:rect draw:style-name="gr75" draw:text-style-name="P30" xml:id="id41" draw:id="id41" draw:layer="layout" svg:width="3.556cm" svg:height="1.778cm" svg:x="9.906cm" svg:y="15.748cm">
          <text:p text:style-name="P2"><text:span text:style-name="T85">Leia</text:span></text:p>
          <text:p text:style-name="P2"><text:span text:style-name="T85">Tag: 852</text:span></text:p>
        </draw:rect>
        <draw:rect draw:style-name="gr80" draw:text-style-name="P38" xml:id="id42" draw:id="id42" draw:layer="layout" svg:width="3.556cm" svg:height="1.778cm" svg:x="9.906cm" svg:y="15.748cm">
          <text:p text:style-name="P2"><text:span text:style-name="T95">Leia</text:span></text:p>
          <text:p text:style-name="P2"><text:span text:style-name="T95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1cm" svg:x="0.436cm" svg:y="0.264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>
              <table:table-cell table:style-name="ce7">
                <text:p text:style-name="P7"><text:span text:style-name="T48">MyFragStatePagerAdapter</text:span></text:p>
              </table:table-cell>
              <table:table-cell table:style-name="ce4">
                <text:p text:style-name="P24"><text:span text:style-name="T3">MyFragStatePagerAdapter</text:span></text:p>
              </table:table-cell>
            </table:table-row>
            <table:table-row table:style-name="ro2">
              <table:table-cell table:style-name="ce3">
                <text:p text:style-name="P7">SetUp</text:p>
              </table:table-cell>
              <table:table-cell table:style-name="ce4">
                <text:p text:style-name="P24"><text:span text:style-name="T3">PagerAdapters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7.008cm" svg:height="5.182cm" svg:x="1.539cm" svg:y="3.418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2">
              <table:table-cell table:style-name="ce18"/>
              <table:table-cell table:style-name="ce17">
                <text:p>MainActivity[KK]</text:p>
              </table:table-cell>
            </table:table-row>
            <table:table-row table:style-name="ro12">
              <table:table-cell table:style-name="ce18"/>
              <table:table-cell table:style-name="ce17">
                <text:p>MyFragStatePagerAdapterStraightUTest [KK]</text:p>
              </table:table-cell>
            </table:table-row>
            <table:table-row table:style-name="ro11">
              <table:table-cell table:style-name="ce18"/>
              <table:table-cell table:style-name="ce16">
                <text:p>MyFragStatePagerAdapter [KK]</text:p>
              </table:table-cell>
            </table:table-row>
            <table:table-row table:style-name="ro11">
              <table:table-cell table:style-name="ce18"/>
              <table:table-cell table:style-name="ce16"/>
            </table:table-row>
          </table:table>
          <draw:image xlink:href="Pictures/TablePreview4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3">
              <table:table-cell table:style-name="ce1">
                <text:p text:style-name="P7"><text:span text:style-name="T1">MyFragStatePagerAdapter</text:span></text:p>
              </table:table-cell>
              <table:table-cell table:style-name="ce5">
                <text:p text:style-name="P24"><text:span text:style-name="T14">MyFragState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74">SetUp</text:span></text:p>
              </table:table-cell>
              <table:table-cell table:style-name="ce4">
                <text:p text:style-name="P24"><text:span text:style-name="T3">PagerAdapters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67" draw:text-style-name="P9" draw:layer="layout" svg:width="27.432cm" svg:height="16.465cm" svg:x="0.508cm" svg:y="3.048cm">
          <draw:text-box>
            <text:p><text:span text:style-name="T96">@Override</text:span><text:span text:style-name="T96"><text:line-break/></text:span><text:span text:style-name="T97">protected void </text:span><text:span text:style-name="T98">onCreate(Bundle savedInstanceState) {</text:span><text:span text:style-name="T98"><text:line-break/></text:span><text:span text:style-name="T98"> <text:s/></text:span><text:span text:style-name="T97">super</text:span><text:span text:style-name="T98">.onCreate(savedInstanceState);</text:span><text:span text:style-name="T98"><text:line-break/></text:span><text:span text:style-name="T98"> <text:s/>setContentView(R.layout.</text:span><text:span text:style-name="T99">activity_main</text:span><text:span text:style-name="T98">);</text:span><text:span text:style-name="T98"><text:line-break/></text:span><text:span text:style-name="T98"><text:line-break/></text:span><text:span text:style-name="T98"> <text:s/>ViewPager viewPager = (ViewPager)findViewById(R.id.</text:span><text:span text:style-name="T99">view_pager</text:span><text:span text:style-name="T98">);</text:span><text:span text:style-name="T98"><text:line-break/></text:span><text:span text:style-name="T98"> <text:s/>CharacterAdapter characterAdapter = </text:span><text:span text:style-name="T97">new </text:span><text:span text:style-name="T98">SkywalkerAdapter();</text:span><text:span text:style-name="T98"><text:line-break/></text:span><text:span text:style-name="T98"> <text:s/>characterAdapter.addCharacters(</text:span></text:p>
            <text:p><text:span text:style-name="T98"><text:s text:c="4"/></text:span><text:span text:style-name="T98">SkyWalker.</text:span><text:span text:style-name="T100">getLineageFor</text:span><text:span text:style-name="T98">(SkyWalker.</text:span><text:span text:style-name="T101">allanaSolo</text:span><text:span text:style-name="T98">));</text:span><text:span text:style-name="T98"><text:line-break/></text:span><text:span text:style-name="T98"> <text:s/>characterAdapter.addCharacters(</text:span></text:p>
            <text:p><text:span text:style-name="T98"><text:s text:c="4"/></text:span><text:span text:style-name="T98">SkyWalker.</text:span><text:span text:style-name="T100">getLineageFor</text:span><text:span text:style-name="T98">(SkyWalker.</text:span><text:span text:style-name="T101">benSkywalker</text:span><text:span text:style-name="T98">));</text:span><text:span text:style-name="T98"><text:line-break/></text:span><text:span text:style-name="T98"> <text:s/>characterAdapter.addCharacters(</text:span></text:p>
            <text:p><text:span text:style-name="T98"><text:s text:c="4"/></text:span><text:span text:style-name="T98">SkyWalker.</text:span><text:span text:style-name="T100">getLineageFor</text:span><text:span text:style-name="T98">(SkyWalker.</text:span><text:span text:style-name="T101">jainaSolo</text:span><text:span text:style-name="T98">));</text:span><text:span text:style-name="T98"><text:line-break/></text:span><text:span text:style-name="T98"> <text:s/>characterAdapter.addCharacters(</text:span></text:p>
            <text:p><text:span text:style-name="T98"><text:s text:c="4"/></text:span><text:span text:style-name="T98">SkyWalker.</text:span><text:span text:style-name="T100">getLineageFor</text:span><text:span text:style-name="T98">(SkyWalker.</text:span><text:span text:style-name="T101">anakinSolo</text:span><text:span text:style-name="T98">));</text:span><text:span text:style-name="T98"><text:line-break/></text:span><text:span text:style-name="T98"> <text:s/>PagerAdapter myFragStatePagerAdapter =</text:span><text:span text:style-name="T98"><text:line-break/></text:span><text:span text:style-name="T98"> <text:s text:c="3"/></text:span><text:span text:style-name="T97">new </text:span><text:span text:style-name="T98">MyFragStatePagerAdapter(</text:span><text:span text:style-name="T97">this</text:span><text:span text:style-name="T98">.getSupportFragmentManager(),</text:span></text:p>
            <text:p><text:span text:style-name="T98"><text:s text:c="32"/></text:span><text:span text:style-name="T98">characterAdapter);</text:span><text:span text:style-name="T98"><text:line-break/></text:span><text:span text:style-name="T98"> <text:s/>viewPager.setAdapter(myFragStatePagerAdapter);</text:span></text:p>
            <text:p><text:span text:style-name="T98"><text:s text:c="2"/></text:span><text:span text:style-name="T98">... </text:span></text:p>
            <text:p><text:span text:style-name="T98">}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8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24"><text:span text:style-name="T14">MyFragStatePagerAdapter</text:span></text:p>
              </table:table-cell>
            </table:table-row>
            <table:table-row table:style-name="ro4">
              <table:table-cell table:style-name="ce3">
                <text:p>not working!!</text:p>
              </table:table-cell>
              <table:table-cell table:style-name="ce4">
                <text:p text:style-name="P24"><text:span text:style-name="T3">PagerAdapters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1" draw:text-style-name="P40" draw:layer="layout" svg:width="27.432cm" svg:height="17.272cm" svg:x="0.508cm" svg:y="3.048cm">
          <draw:text-box>
            <text:p text:style-name="P39"><text:span text:style-name="T102">MyFragmentStatePagerAdapter</text:span><text:span text:style-name="T103"><text:line-break/></text:span><text:span text:style-name="T10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6">
                <text:p text:style-name="P41"><text:span text:style-name="T104"><text:s/></text:span><text:span text:style-name="T104">Shmi</text:span></text:p>
                <text:p text:style-name="P41"><text:span text:style-name="T104"><text:s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*Anakin</text:span></text:p>
                <text:p text:style-name="P41"><text:span text:style-name="T104">*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<text:s/></text:span><text:span text:style-name="T105">Leia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1">
              <table:table-cell table:style-name="ce27"/>
            </table:table-row>
          </table:table>
          <draw:image xlink:href="Pictures/TablePreview47.svm" xlink:type="simple" xlink:show="embed" xlink:actuate="onLoad"/>
        </draw:frame>
        <draw:frame draw:style-name="standard" xml:id="id44" draw:id="id44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6">
                <text:p text:style-name="P41"><text:span text:style-name="T104"><text:s/></text:span><text:span text:style-name="T104">Shmi</text:span></text:p>
                <text:p text:style-name="P41"><text:span text:style-name="T104"><text:s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<text:s/></text:span><text:span text:style-name="T104">Anakin</text:span></text:p>
                <text:p text:style-name="P41"><text:span text:style-name="T104"><text:s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*Leia</text:span></text:p>
                <text:p text:style-name="P41"><text:span text:style-name="T105">*Fragment</text:span></text:p>
              </table:table-cell>
            </table:table-row>
            <table:table-row table:style-name="ro21">
              <table:table-cell table:style-name="ce27"/>
            </table:table-row>
          </table:table>
          <draw:image xlink:href="Pictures/TablePreview48.svm" xlink:type="simple" xlink:show="embed" xlink:actuate="onLoad"/>
        </draw:frame>
        <draw:frame draw:style-name="standard" xml:id="id46" draw:id="id46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8">
                <text:p text:style-name="P42"><text:s/></text:p>
              </table:table-cell>
            </table:table-row>
            <table:table-row table:style-name="ro20">
              <table:table-cell table:style-name="ce26">
                <text:p text:style-name="P41"><text:span text:style-name="T104"><text:s/></text:span><text:span text:style-name="T104">Anakin</text:span></text:p>
                <text:p text:style-name="P41"><text:span text:style-name="T104"><text:s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*Leia</text:span></text:p>
                <text:p text:style-name="P41"><text:span text:style-name="T105">*Fragment</text:span></text:p>
              </table:table-cell>
            </table:table-row>
            <table:table-row table:style-name="ro21">
              <table:table-cell table:style-name="ce27"/>
            </table:table-row>
          </table:table>
          <draw:image xlink:href="Pictures/TablePreview49.svm" xlink:type="simple" xlink:show="embed" xlink:actuate="onLoad"/>
        </draw:frame>
        <draw:frame draw:style-name="standard" xml:id="id47" draw:id="id47" draw:layer="layout" svg:width="3.884cm" svg:height="10.521cm" svg:x="19.634cm" svg:y="6.02cm">
          <table:table table:template-name="default" table:use-first-row-styles="true" table:use-banding-rows-styles="true">
            <table:table-column table:style-name="co24"/>
            <table:table-row table:style-name="ro21">
              <table:table-cell table:style-name="ce28"/>
            </table:table-row>
            <table:table-row table:style-name="ro21">
              <table:table-cell table:style-name="ce28">
                <text:p text:style-name="P42"><text:s/><text:span text:style-name="T104">Anakin</text:span></text:p>
                <text:p text:style-name="P42"><text:span text:style-name="T104"><text:s/></text:span><text:span text:style-name="T104">Fragment</text:span></text:p>
              </table:table-cell>
            </table:table-row>
            <table:table-row table:style-name="ro21">
              <table:table-cell table:style-name="ce26">
                <text:p text:style-name="P43"><text:span text:style-name="T105">*Leia</text:span></text:p>
                <text:p text:style-name="P43"><text:span text:style-name="T105">*Fragment</text:span></text:p>
              </table:table-cell>
            </table:table-row>
            <table:table-row table:style-name="ro22">
              <table:table-cell table:style-name="ce28">
                <text:p text:style-name="P42"><text:span text:style-name="T6"><text:s/></text:span><text:span text:style-name="T105">Jacen</text:span></text:p>
                <text:p text:style-name="P42"><text:span text:style-name="T105"><text:s/></text:span><text:span text:style-name="T105">Fragment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25"/>
            <table:table-row table:style-name="ro21">
              <table:table-cell table:style-name="ce19"/>
            </table:table-row>
            <table:table-row table:style-name="ro21">
              <table:table-cell table:style-name="ce19">
                <text:p text:style-name="P42"/>
                <text:p text:style-name="P42"/>
              </table:table-cell>
            </table:table-row>
            <table:table-row table:style-name="ro21">
              <table:table-cell table:style-name="ce19"/>
            </table:table-row>
            <table:table-row table:style-name="ro22">
              <table:table-cell table:style-name="ce19"/>
            </table:table-row>
          </table:table>
          <draw:image xlink:href="Pictures/TablePreview51.svm" xlink:type="simple" xlink:show="embed" xlink:actuate="onLoad"/>
        </draw:frame>
        <draw:frame draw:style-name="gr8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24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24"><text:span text:style-name="T3">PagerAdapters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1" draw:text-style-name="P40" draw:layer="layout" svg:width="27.432cm" svg:height="17.272cm" svg:x="0.508cm" svg:y="3.048cm">
          <draw:text-box>
            <text:p text:style-name="P39"><text:span text:style-name="T102">MyFragmentStatePagerAdapter</text:span></text:p>
            <text:p><text:span text:style-name="T106">@Override</text:span><text:span text:style-name="T106"><text:line-break/></text:span><text:span text:style-name="T107">public </text:span><text:span text:style-name="T108">Object instantiateItem(ViewGroup container, </text:span><text:span text:style-name="T107">int </text:span><text:span text:style-name="T108">position) {</text:span><text:span text:style-name="T109"><text:line-break/></text:span><text:span text:style-name="T109"> <text:s/></text:span><text:span text:style-name="T110">if </text:span><text:span text:style-name="T111">(</text:span><text:span text:style-name="T112">mFragments</text:span><text:span text:style-name="T111">.size() &gt; position) {</text:span><text:span text:style-name="T111"><text:line-break/></text:span><text:span text:style-name="T111"> <text:s text:c="3"/>Fragment f = </text:span><text:span text:style-name="T112">mFragments</text:span><text:span text:style-name="T111">.get(position);</text:span><text:span text:style-name="T111"><text:line-break/></text:span><text:span text:style-name="T111"> <text:s text:c="3"/></text:span><text:span text:style-name="T110">if </text:span><text:span text:style-name="T111">(f != </text:span><text:span text:style-name="T110">null</text:span><text:span text:style-name="T111">) {</text:span><text:span text:style-name="T111"><text:line-break/></text:span><text:span text:style-name="T111"> <text:s text:c="5"/></text:span><text:span text:style-name="T110">return </text:span><text:span text:style-name="T111">f;</text:span><text:span text:style-name="T111"><text:line-break/></text:span><text:span text:style-name="T111"> <text:s text:c="3"/>}</text:span><text:span text:style-name="T111"><text:line-break/></text:span><text:span text:style-name="T111"> <text:s/>}</text:span><text:span text:style-name="T113"><text:line-break/></text:span><text:span text:style-name="T113"> </text:span><text:span text:style-name="T111"><text:line-break/></text:span><text:span text:style-name="T111"> <text:s/>Fragment fragment = getItem(position);</text:span><text:span text:style-name="T111"><text:line-break/></text:span><text:span text:style-name="T111"> <text:s/></text:span><text:span text:style-name="T110">if </text:span><text:span text:style-name="T111">(</text:span><text:span text:style-name="T112">mSavedState</text:span><text:span text:style-name="T111">.size() &gt; position) {</text:span><text:span text:style-name="T111"><text:line-break/></text:span><text:span text:style-name="T111"> <text:s text:c="3"/>Fragment.SavedState fss = </text:span><text:span text:style-name="T112">mSavedState</text:span><text:span text:style-name="T111">.get(position);</text:span><text:span text:style-name="T111"><text:line-break/></text:span><text:span text:style-name="T111"> <text:s text:c="3"/></text:span><text:span text:style-name="T110">if </text:span><text:span text:style-name="T111">(fss != </text:span><text:span text:style-name="T110">null</text:span><text:span text:style-name="T111">) {</text:span><text:span text:style-name="T111"><text:line-break/></text:span><text:span text:style-name="T111"> <text:s text:c="5"/>fragment.setInitialSavedState(fss);</text:span><text:span text:style-name="T111"><text:line-break/></text:span><text:span text:style-name="T111"> <text:s text:c="3"/>}</text:span><text:span text:style-name="T111"><text:line-break/></text:span><text:span text:style-name="T111"> <text:s/>}</text:span><text:span text:style-name="T111"><text:line-break/></text:span><text:span text:style-name="T111"> <text:s/></text:span><text:span text:style-name="T110">while </text:span><text:span text:style-name="T111">(</text:span><text:span text:style-name="T112">mFragments</text:span><text:span text:style-name="T111">.size() &lt;= position) {</text:span><text:span text:style-name="T111"><text:line-break/></text:span><text:span text:style-name="T111"> <text:s text:c="3"/></text:span><text:span text:style-name="T112">mFragments</text:span><text:span text:style-name="T111">.add(</text:span><text:span text:style-name="T110">null</text:span><text:span text:style-name="T111">);</text:span><text:span text:style-name="T111"><text:line-break/></text:span><text:span text:style-name="T111"> <text:s/>}</text:span><text:span text:style-name="T111"><text:line-break/></text:span><text:span text:style-name="T111"> <text:s/></text:span><text:span text:style-name="T112">mFragments</text:span><text:span text:style-name="T111">.set(position, fragment);</text:span><text:span text:style-name="T111"><text:line-break/></text:span><text:span text:style-name="T111"> <text:s/></text:span><text:span text:style-name="T112">mCurTransaction</text:span><text:span text:style-name="T111">.add(container.getId(), fragment);</text:span><text:span text:style-name="T111"><text:line-break/></text:span><text:span text:style-name="T111"><text:line-break/></text:span><text:span text:style-name="T111"> <text:s/></text:span><text:span text:style-name="T110">return </text:span><text:span text:style-name="T114">fragment;</text:span><text:span text:style-name="T114"><text:line-break/></text:span><text:span text:style-name="T114">}</text:span><text:span text:style-name="T115"><text:line-break/></text:span><text:span text:style-name="T115"/></text:p>
          </draw:text-box>
        </draw:frame>
        <draw:frame draw:style-name="standard" xml:id="id45" draw:id="id45" draw:layer="layout" svg:width="3.907cm" svg:height="10.521cm" svg:x="23.825cm" svg:y="6.045cm">
          <table:table table:template-name="default" table:use-first-row-styles="true" table:use-banding-rows-styles="true">
            <table:table-column table:style-name="co25"/>
            <table:table-row table:style-name="ro21">
              <table:table-cell table:style-name="ce26">
                <text:p text:style-name="P41"><text:span text:style-name="T104">Shmi</text:span></text:p>
                <text:p text:style-name="P41"><text:span text:style-name="T104">Saved State</text:span></text:p>
              </table:table-cell>
            </table:table-row>
            <table:table-row table:style-name="ro21">
              <table:table-cell table:style-name="ce28">
                <text:p text:style-name="P42"/>
                <text:p text:style-name="P42"/>
              </table:table-cell>
            </table:table-row>
            <table:table-row table:style-name="ro21">
              <table:table-cell table:style-name="ce28"/>
            </table:table-row>
            <table:table-row table:style-name="ro22">
              <table:table-cell table:style-name="ce27"/>
            </table:table-row>
          </table:table>
          <draw:image xlink:href="Pictures/TablePreview53.svm" xlink:type="simple" xlink:show="embed" xlink:actuate="onLoad"/>
        </draw:frame>
        <draw:frame draw:style-name="standard" xml:id="id49" draw:id="id49" draw:layer="layout" svg:width="3.907cm" svg:height="10.521cm" svg:x="23.825cm" svg:y="6.045cm">
          <table:table table:template-name="default" table:use-first-row-styles="true" table:use-banding-rows-styles="true">
            <table:table-column table:style-name="co25"/>
            <table:table-row table:style-name="ro21">
              <table:table-cell table:style-name="ce29">
                <text:p text:style-name="P44"><text:span text:style-name="T104">Shmi</text:span></text:p>
                <text:p text:style-name="P44"><text:span text:style-name="T104">Saved State</text:span></text:p>
              </table:table-cell>
            </table:table-row>
            <table:table-row table:style-name="ro21">
              <table:table-cell table:style-name="ce30">
                <text:p text:style-name="P45"/>
                <text:p text:style-name="P45"/>
              </table:table-cell>
            </table:table-row>
            <table:table-row table:style-name="ro21">
              <table:table-cell table:style-name="ce30"/>
            </table:table-row>
            <table:table-row table:style-name="ro22">
              <table:table-cell table:style-name="ce29">
                <text:p text:style-name="P44"><text:span text:style-name="T105">Jacen SavedState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xml:id="id48" draw:id="id48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8">
                <text:p text:style-name="P42"/>
                <text:p text:style-name="P42"><text:s/></text:p>
              </table:table-cell>
            </table:table-row>
            <table:table-row table:style-name="ro20">
              <table:table-cell table:style-name="ce26">
                <text:p text:style-name="P41"><text:span text:style-name="T104"><text:s/></text:span><text:span text:style-name="T104">*Anakin</text:span></text:p>
                <text:p text:style-name="P41"><text:span text:style-name="T104"><text:s/></text:span><text:span text:style-name="T104">*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<text:s/></text:span><text:span text:style-name="T105">Leia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1">
              <table:table-cell table:style-name="ce26">
                <text:p text:style-name="P41"><text:span text:style-name="T105"><text:s/></text:span><text:span text:style-name="T105">Jacen</text:span></text:p>
                <text:p text:style-name="P41"><text:span text:style-name="T105"><text:s/></text:span><text:span text:style-name="T105">Fragment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xml:id="id50" draw:id="id50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8"/>
            </table:table-row>
            <table:table-row table:style-name="ro20">
              <table:table-cell table:style-name="ce26">
                <text:p text:style-name="P41"><text:span text:style-name="T104">*Anakin</text:span></text:p>
                <text:p text:style-name="P41"><text:span text:style-name="T104">*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<text:s/></text:span><text:span text:style-name="T105">Leia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1">
              <table:table-cell table:style-name="ce27"/>
            </table:table-row>
          </table:table>
          <draw:image xlink:href="Pictures/TablePreview56.svm" xlink:type="simple" xlink:show="embed" xlink:actuate="onLoad"/>
        </draw:frame>
        <draw:frame draw:style-name="standard" xml:id="id51" draw:id="id51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6">
                <text:p text:style-name="P41"><text:span text:style-name="T105"><text:s/></text:span><text:span text:style-name="T105">Shmi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*Anakin</text:span></text:p>
                <text:p text:style-name="P41"><text:span text:style-name="T104">*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<text:s/></text:span><text:span text:style-name="T105">Leia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1">
              <table:table-cell table:style-name="ce27"/>
            </table:table-row>
          </table:table>
          <draw:image xlink:href="Pictures/TablePreview5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6">
                <text:p text:style-name="P41"><text:span text:style-name="T104"><text:s/></text:span><text:span text:style-name="T104">Shmi</text:span></text:p>
                <text:p text:style-name="P41"><text:span text:style-name="T104"><text:s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*Anakin</text:span></text:p>
                <text:p text:style-name="P41"><text:span text:style-name="T104">*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<text:s/></text:span><text:span text:style-name="T105">Leia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1">
              <table:table-cell table:style-name="ce27"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25"/>
            <table:table-row table:style-name="ro21">
              <table:table-cell table:style-name="ce19"/>
            </table:table-row>
            <table:table-row table:style-name="ro21">
              <table:table-cell table:style-name="ce19">
                <text:p text:style-name="P42"/>
                <text:p text:style-name="P42"/>
              </table:table-cell>
            </table:table-row>
            <table:table-row table:style-name="ro21">
              <table:table-cell table:style-name="ce19"/>
            </table:table-row>
            <table:table-row table:style-name="ro22">
              <table:table-cell table:style-name="ce19"/>
            </table:table-row>
          </table:table>
          <draw:image xlink:href="Pictures/TablePreview59.svm" xlink:type="simple" xlink:show="embed" xlink:actuate="onLoad"/>
        </draw:frame>
        <draw:frame draw:style-name="gr8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24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24"><text:span text:style-name="T3">PagerAdapters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81" draw:text-style-name="P40" draw:layer="layout" svg:width="27.432cm" svg:height="17.272cm" svg:x="0.508cm" svg:y="3.048cm">
          <draw:text-box>
            <text:p text:style-name="P39"><text:span text:style-name="T102">MyFragmentStatePagerAdapter</text:span></text:p>
            <text:p><text:span text:style-name="T106">@Override</text:span><text:span text:style-name="T106"><text:line-break/></text:span><text:span text:style-name="T107">public </text:span><text:span text:style-name="T108">Object instantiateItem(ViewGroup container, </text:span><text:span text:style-name="T107">int </text:span><text:span text:style-name="T108">position) {</text:span><text:span text:style-name="T109"><text:line-break/></text:span><text:span text:style-name="T109"> <text:s/></text:span><text:span text:style-name="T110">if </text:span><text:span text:style-name="T111">(</text:span><text:span text:style-name="T112">mFragments</text:span><text:span text:style-name="T111">.size() &gt; position) {</text:span><text:span text:style-name="T111"><text:line-break/></text:span><text:span text:style-name="T111"> <text:s text:c="3"/>Fragment f = </text:span><text:span text:style-name="T112">mFragments</text:span><text:span text:style-name="T111">.get(position);</text:span><text:span text:style-name="T111"><text:line-break/></text:span><text:span text:style-name="T111"> <text:s text:c="3"/></text:span><text:span text:style-name="T110">if </text:span><text:span text:style-name="T111">(f != </text:span><text:span text:style-name="T110">null</text:span><text:span text:style-name="T111">) {</text:span><text:span text:style-name="T111"><text:line-break/></text:span><text:span text:style-name="T111"> <text:s text:c="5"/></text:span><text:span text:style-name="T110">return </text:span><text:span text:style-name="T111">f;</text:span><text:span text:style-name="T111"><text:line-break/></text:span><text:span text:style-name="T111"> <text:s text:c="3"/>}</text:span><text:span text:style-name="T111"><text:line-break/></text:span><text:span text:style-name="T111"> <text:s/>}</text:span><text:span text:style-name="T113"><text:line-break/></text:span><text:span text:style-name="T113"> </text:span><text:span text:style-name="T111"><text:line-break/></text:span><text:span text:style-name="T111"> <text:s/>Fragment fragment = getItem(position);</text:span><text:span text:style-name="T111"><text:line-break/></text:span><text:span text:style-name="T111"> <text:s/></text:span><text:span text:style-name="T110">if </text:span><text:span text:style-name="T111">(</text:span><text:span text:style-name="T112">mSavedState</text:span><text:span text:style-name="T111">.size() &gt; position) {</text:span><text:span text:style-name="T111"><text:line-break/></text:span><text:span text:style-name="T111"> <text:s text:c="3"/>Fragment.SavedState fss = </text:span><text:span text:style-name="T112">mSavedState</text:span><text:span text:style-name="T111">.get(position);</text:span><text:span text:style-name="T111"><text:line-break/></text:span><text:span text:style-name="T111"> <text:s text:c="3"/></text:span><text:span text:style-name="T110">if </text:span><text:span text:style-name="T111">(fss != </text:span><text:span text:style-name="T110">null</text:span><text:span text:style-name="T111">) {</text:span><text:span text:style-name="T111"><text:line-break/></text:span><text:span text:style-name="T111"> <text:s text:c="5"/>fragment.setInitialSavedState(fss);</text:span><text:span text:style-name="T111"><text:line-break/></text:span><text:span text:style-name="T111"> <text:s text:c="3"/>}</text:span><text:span text:style-name="T111"><text:line-break/></text:span><text:span text:style-name="T111"> <text:s/>}</text:span><text:span text:style-name="T111"><text:line-break/></text:span><text:span text:style-name="T111"> <text:s/></text:span><text:span text:style-name="T110">while </text:span><text:span text:style-name="T111">(</text:span><text:span text:style-name="T112">mFragments</text:span><text:span text:style-name="T111">.size() &lt;= position) {</text:span><text:span text:style-name="T111"><text:line-break/></text:span><text:span text:style-name="T111"> <text:s text:c="3"/></text:span><text:span text:style-name="T112">mFragments</text:span><text:span text:style-name="T111">.add(</text:span><text:span text:style-name="T110">null</text:span><text:span text:style-name="T111">);</text:span><text:span text:style-name="T111"><text:line-break/></text:span><text:span text:style-name="T111"> <text:s/>}</text:span><text:span text:style-name="T111"><text:line-break/></text:span><text:span text:style-name="T111"> <text:s/></text:span><text:span text:style-name="T112">mFragments</text:span><text:span text:style-name="T111">.set(position, fragment);</text:span><text:span text:style-name="T111"><text:line-break/></text:span><text:span text:style-name="T111"> <text:s/></text:span><text:span text:style-name="T112">mCurTransaction</text:span><text:span text:style-name="T111">.add(container.getId(), fragment);</text:span><text:span text:style-name="T111"><text:line-break/></text:span><text:span text:style-name="T111"><text:line-break/></text:span><text:span text:style-name="T111"> <text:s/></text:span><text:span text:style-name="T110">return </text:span><text:span text:style-name="T114">fragment;</text:span><text:span text:style-name="T114"><text:line-break/></text:span><text:span text:style-name="T114">}</text:span><text:span text:style-name="T115"><text:line-break/></text:span><text:span text:style-name="T115"/></text:p>
          </draw:text-box>
        </draw:frame>
        <draw:frame draw:style-name="standard" xml:id="id52" draw:id="id52" draw:layer="layout" svg:width="3.907cm" svg:height="10.521cm" svg:x="23.825cm" svg:y="6.045cm">
          <table:table table:template-name="default" table:use-first-row-styles="true" table:use-banding-rows-styles="true">
            <table:table-column table:style-name="co25"/>
            <table:table-row table:style-name="ro21">
              <table:table-cell table:style-name="ce26"/>
            </table:table-row>
            <table:table-row table:style-name="ro21">
              <table:table-cell table:style-name="ce28">
                <text:p text:style-name="P42"/>
                <text:p text:style-name="P42"/>
              </table:table-cell>
            </table:table-row>
            <table:table-row table:style-name="ro21">
              <table:table-cell table:style-name="ce28">
                <text:p text:style-name="P42"><text:span text:style-name="T116">Leia</text:span></text:p>
                <text:p text:style-name="P42"><text:span text:style-name="T116">Saved State</text:span></text:p>
              </table:table-cell>
            </table:table-row>
            <table:table-row table:style-name="ro22">
              <table:table-cell table:style-name="ce27"/>
            </table:table-row>
          </table:table>
          <draw:image xlink:href="Pictures/TablePreview61.svm" xlink:type="simple" xlink:show="embed" xlink:actuate="onLoad"/>
        </draw:frame>
        <draw:frame draw:style-name="standard" xml:id="id57" draw:id="id57" draw:layer="layout" svg:width="3.907cm" svg:height="10.521cm" svg:x="23.825cm" svg:y="6.045cm">
          <table:table table:template-name="default" table:use-first-row-styles="true" table:use-banding-rows-styles="true">
            <table:table-column table:style-name="co25"/>
            <table:table-row table:style-name="ro21">
              <table:table-cell table:style-name="ce29">
                <text:p text:style-name="P44"><text:span text:style-name="T104">Shmi</text:span></text:p>
                <text:p text:style-name="P44"><text:span text:style-name="T104">Saved State</text:span></text:p>
              </table:table-cell>
            </table:table-row>
            <table:table-row table:style-name="ro21">
              <table:table-cell table:style-name="ce30">
                <text:p text:style-name="P45"/>
                <text:p text:style-name="P45"/>
              </table:table-cell>
            </table:table-row>
            <table:table-row table:style-name="ro21">
              <table:table-cell table:style-name="ce29">
                <text:p text:style-name="P44"><text:span text:style-name="T105">Leia</text:span></text:p>
                <text:p text:style-name="P44"><text:span text:style-name="T105">Saved State</text:span></text:p>
              </table:table-cell>
            </table:table-row>
            <table:table-row table:style-name="ro22">
              <table:table-cell table:style-name="ce29"/>
            </table:table-row>
          </table:table>
          <draw:image xlink:href="Pictures/TablePreview62.svm" xlink:type="simple" xlink:show="embed" xlink:actuate="onLoad"/>
        </draw:frame>
        <draw:frame draw:style-name="standard" xml:id="id53" draw:id="id53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6">
                <text:p text:style-name="P41"><text:span text:style-name="T105"><text:s/></text:span><text:span text:style-name="T105">Shmi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*Anakin</text:span></text:p>
                <text:p text:style-name="P41"><text:span text:style-name="T104">*Fragment</text:span></text:p>
              </table:table-cell>
            </table:table-row>
            <table:table-row table:style-name="ro20">
              <table:table-cell table:style-name="ce26"/>
            </table:table-row>
            <table:table-row table:style-name="ro21">
              <table:table-cell table:style-name="ce27"/>
            </table:table-row>
          </table:table>
          <draw:image xlink:href="Pictures/TablePreview63.svm" xlink:type="simple" xlink:show="embed" xlink:actuate="onLoad"/>
        </draw:frame>
        <draw:frame draw:style-name="standard" xml:id="id55" draw:id="id55" draw:layer="layout" svg:width="3.886cm" svg:height="10.515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6">
                <text:p text:style-name="P41"><text:span text:style-name="T105"><text:s/></text:span><text:span text:style-name="T105">Shmi</text:span></text:p>
                <text:p text:style-name="P41"><text:span text:style-name="T105"><text:s/></text:span><text:span text:style-name="T105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*Anakin</text:span></text:p>
                <text:p text:style-name="P41"><text:span text:style-name="T104">*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<text:s/></text:span><text:span text:style-name="T105">Luke</text:span></text:p>
                <text:p text:style-name="P41"><text:span text:style-name="T105"><text:s/></text:span><text:span text:style-name="T105">Fragment</text:span></text:p>
                <text:p text:style-name="P41"><text:span text:style-name="T105"><text:s/></text:span><text:span text:style-name="T105">with Leia's</text:span></text:p>
                <text:p text:style-name="P41"><text:span text:style-name="T105"><text:s/></text:span><text:span text:style-name="T105">name</text:span></text:p>
              </table:table-cell>
            </table:table-row>
            <table:table-row table:style-name="ro20">
              <table:table-cell table:style-name="ce27"/>
            </table:table-row>
          </table:table>
          <draw:image xlink:href="Pictures/TablePreview64.svm" xlink:type="simple" xlink:show="embed" xlink:actuate="onLoad"/>
        </draw:frame>
        <draw:frame draw:style-name="standard" xml:id="id56" draw:id="id56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8">
                <text:p text:style-name="P42"><text:s/><text:span text:style-name="T104">Shmi</text:span></text:p>
                <text:p text:style-name="P42"><text:span text:style-name="T104"><text:s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4"><text:s text:c="2"/></text:span><text:span text:style-name="T104">Anakin</text:span></text:p>
                <text:p text:style-name="P41"><text:span text:style-name="T104"><text:s text:c="2"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*Luke</text:span></text:p>
                <text:p text:style-name="P41"><text:span text:style-name="T105">*Fragment</text:span></text:p>
                <text:p text:style-name="P41"><text:span text:style-name="T105"><text:s/></text:span><text:span text:style-name="T105">with Leia's</text:span></text:p>
                <text:p text:style-name="P41"><text:span text:style-name="T105"><text:s/></text:span><text:span text:style-name="T105">name</text:span></text:p>
              </table:table-cell>
            </table:table-row>
            <table:table-row table:style-name="ro21">
              <table:table-cell table:style-name="ce26">
                <text:p text:style-name="P41"><text:span text:style-name="T105"/></text:p>
                <text:p text:style-name="P41"><text:span text:style-name="T105"/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gr82" draw:text-style-name="P41" xml:id="id54" draw:id="id54" draw:layer="layout" svg:width="4.064cm" svg:height="2.181cm" svg:x="19.558cm" svg:y="17.631cm">
          <draw:text-box>
            <text:p text:style-name="P41"><text:span text:style-name="T105"><text:s/></text:span><text:span text:style-name="T105">Luke</text:span></text:p>
            <text:p text:style-name="P41"><text:span text:style-name="T105"><text:s/></text:span><text:span text:style-name="T105">Fragment</text:span></text:p>
          </draw:text-box>
        </draw:frame>
        <draw:frame draw:style-name="standard" xml:id="id58" draw:id="id58" draw:layer="layout" svg:width="3.886cm" svg:height="10.516cm" svg:x="19.634cm" svg:y="6.02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8">
                <text:p text:style-name="P42"><text:s/></text:p>
                <text:p text:style-name="P42"><text:span text:style-name="T104"><text:s/></text:span></text:p>
              </table:table-cell>
            </table:table-row>
            <table:table-row table:style-name="ro20">
              <table:table-cell table:style-name="ce26">
                <text:p text:style-name="P41"><text:span text:style-name="T104"><text:s text:c="2"/></text:span><text:span text:style-name="T104">Anakin</text:span></text:p>
                <text:p text:style-name="P41"><text:span text:style-name="T104"><text:s text:c="2"/></text:span><text:span text:style-name="T104">Fragment</text:span></text:p>
              </table:table-cell>
            </table:table-row>
            <table:table-row table:style-name="ro20">
              <table:table-cell table:style-name="ce26">
                <text:p text:style-name="P41"><text:span text:style-name="T105">*Luke</text:span></text:p>
                <text:p text:style-name="P41"><text:span text:style-name="T105">*Fragment</text:span></text:p>
                <text:p text:style-name="P41"><text:span text:style-name="T105"><text:s/></text:span><text:span text:style-name="T105">with Leia's</text:span></text:p>
                <text:p text:style-name="P41"><text:span text:style-name="T105"><text:s/></text:span><text:span text:style-name="T105">name</text:span></text:p>
              </table:table-cell>
            </table:table-row>
            <table:table-row table:style-name="ro21">
              <table:table-cell table:style-name="ce26">
                <text:p text:style-name="P41"><text:span text:style-name="T105"/></text:p>
                <text:p text:style-name="P41"><text:span text:style-name="T105"/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xml:id="id59" draw:id="id59" draw:layer="layout" svg:width="3.884cm" svg:height="10.521cm" svg:x="19.634cm" svg:y="6.02cm">
          <table:table table:template-name="default" table:use-first-row-styles="true" table:use-banding-rows-styles="true">
            <table:table-column table:style-name="co24"/>
            <table:table-row table:style-name="ro21">
              <table:table-cell table:style-name="ce28"/>
            </table:table-row>
            <table:table-row table:style-name="ro21">
              <table:table-cell table:style-name="ce28">
                <text:p text:style-name="P42"><text:s/><text:span text:style-name="T104">Anakin</text:span></text:p>
                <text:p text:style-name="P42"><text:span text:style-name="T104"><text:s/></text:span><text:span text:style-name="T104">Fragment</text:span></text:p>
              </table:table-cell>
            </table:table-row>
            <table:table-row table:style-name="ro21">
              <table:table-cell table:style-name="ce26">
                <text:p text:style-name="P43"><text:span text:style-name="T105">*Luke</text:span></text:p>
                <text:p text:style-name="P43"><text:span text:style-name="T105">*Fragment</text:span></text:p>
                <text:p text:style-name="P43"><text:span text:style-name="T105"><text:s/></text:span><text:span text:style-name="T105">with Leia's</text:span></text:p>
                <text:p text:style-name="P43"><text:span text:style-name="T105"><text:s/></text:span><text:span text:style-name="T105">name</text:span></text:p>
              </table:table-cell>
            </table:table-row>
            <table:table-row table:style-name="ro22">
              <table:table-cell table:style-name="ce28">
                <text:p text:style-name="P42"><text:span text:style-name="T105"><text:s/></text:span><text:span text:style-name="T105">Ben</text:span></text:p>
                <text:p text:style-name="P42"><text:span text:style-name="T105"><text:s/></text:span><text:span text:style-name="T105">Skywalker</text:span></text:p>
              </table:table-cell>
            </table:table-row>
          </table:table>
          <draw:image xlink:href="Pictures/TablePreview6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8" draw:text-style-name="P7" draw:layer="layout" svg:width="23.876cm" svg:height="0.962cm" svg:x="0.762cm" svg:y="1.27cm">
          <draw:text-box>
            <text:p><text:span text:style-name="T7">Starting Position - CharacterUTest</text:span></text:p>
          </draw:text-box>
        </draw:frame>
        <draw:frame draw:style-name="gr9" draw:text-style-name="P10" draw:layer="layout" svg:width="26.67cm" svg:height="17.78cm" svg:x="0.508cm" svg:y="3.556cm">
          <draw:text-box>
            <text:p text:style-name="P8"><text:span text:style-name="T50">@RunWith</text:span><text:span text:style-name="T16">(PowerMockRunner.</text:span><text:span text:style-name="T15">class</text:span><text:span text:style-name="T16">)</text:span><text:span text:style-name="T16"><text:line-break/></text:span><text:span text:style-name="T50">@PrepareForTest</text:span><text:span text:style-name="T16">({NamedDrawable.</text:span><text:span text:style-name="T15">class</text:span><text:span text:style-name="T16">, CharacterView.</text:span><text:span text:style-name="T15">class</text:span><text:span text:style-name="T16">})</text:span><text:span text:style-name="T16"><text:line-break/></text:span><text:span text:style-name="T15">public class </text:span><text:span text:style-name="T16">CharacterViewUTest {</text:span><text:span text:style-name="T16"><text:line-break/></text:span><text:span text:style-name="T16"><text:line-break/></text:span><text:span text:style-name="T16"> <text:s/></text:span><text:span text:style-name="T50">@Mock </text:span><text:span text:style-name="T16">Context <text:s/></text:span><text:span text:style-name="T17">mockContext</text:span><text:span text:style-name="T16">;</text:span><text:span text:style-name="T16"><text:line-break/></text:span><text:span text:style-name="T16"> <text:s/></text:span><text:span text:style-name="T50">@Mock </text:span><text:span text:style-name="T16">TextView </text:span><text:span text:style-name="T17">mockNameView</text:span><text:span text:style-name="T16">;</text:span><text:span text:style-name="T16"><text:line-break/></text:span><text:span text:style-name="T16"> <text:s/></text:span><text:span text:style-name="T15">private </text:span><text:span text:style-name="T16">String </text:span><text:span text:style-name="T17">anakinName </text:span><text:span text:style-name="T16">= SkyWalker.</text:span><text:span text:style-name="T117">anakinSkywalker</text:span><text:span text:style-name="T16">.getName();</text:span><text:span text:style-name="T16"><text:line-break/></text:span><text:span text:style-name="T16"><text:line-break/></text:span><text:span text:style-name="T16"> <text:s/></text:span><text:span text:style-name="T50">@Before</text:span><text:span text:style-name="T50"><text:line-break/></text:span><text:span text:style-name="T50"> <text:s/></text:span><text:span text:style-name="T15">public void </text:span><text:span text:style-name="T16">init () </text:span><text:span text:style-name="T15">throws </text:span><text:span text:style-name="T16">Exception {</text:span><text:span text:style-name="T16"><text:line-break/></text:span><text:span text:style-name="T16"> <text:s text:c="3"/></text:span><text:span text:style-name="T19">suppress</text:span><text:span text:style-name="T16">(</text:span><text:span text:style-name="T19">methodsDeclaredIn</text:span><text:span text:style-name="T16">(LayoutInflater.</text:span><text:span text:style-name="T15">class</text:span><text:span text:style-name="T16">));</text:span><text:span text:style-name="T16"><text:line-break/></text:span><text:span text:style-name="T16"> <text:s/>}</text:span><text:span text:style-name="T16"><text:line-break/></text:span><text:span text:style-name="T16"><text:line-break/></text:span><text:span text:style-name="T16"> <text:s/></text:span><text:span text:style-name="T50">@Test</text:span><text:span text:style-name="T50"><text:line-break/></text:span><text:span text:style-name="T50"> <text:s/></text:span><text:span text:style-name="T15">public void </text:span><text:span text:style-name="T16">setViewsFromCharacter () </text:span><text:span text:style-name="T15">throws </text:span><text:span text:style-name="T16">Exception <text:s/>{</text:span><text:span text:style-name="T16"><text:line-break/></text:span><text:span text:style-name="T16"> <text:s text:c="3"/>CharacterView characterView = </text:span><text:span text:style-name="T15">new </text:span><text:span text:style-name="T16">CharacterView(</text:span><text:span text:style-name="T17">mockContext</text:span><text:span text:style-name="T16">, </text:span><text:span text:style-name="T15">null</text:span><text:span text:style-name="T16">);</text:span><text:span text:style-name="T16"><text:line-break/></text:span><text:span text:style-name="T16"> <text:s text:c="3"/>CharacterView spyCharView <text:s text:c="2"/>= </text:span><text:span text:style-name="T19">spy</text:span><text:span text:style-name="T16">(characterView);</text:span><text:span text:style-name="T16"><text:line-break/></text:span><text:span text:style-name="T16"> <text:s text:c="3"/></text:span><text:span text:style-name="T19">when</text:span><text:span text:style-name="T16">(spyCharView.findViewById(R.id.</text:span><text:span text:style-name="T18">character_name</text:span><text:span text:style-name="T16">))</text:span></text:p>
            <text:p text:style-name="P8"><text:span text:style-name="T16"><text:s text:c="6"/></text:span><text:span text:style-name="T16">.thenReturn(</text:span><text:span text:style-name="T17">mockNameView</text:span><text:span text:style-name="T16">);</text:span><text:span text:style-name="T16"><text:line-break/></text:span><text:span text:style-name="T16"> <text:s text:c="2"/></text:span><text:span text:style-name="T16"><text:line-break/></text:span><text:span text:style-name="T16"> <text:s text:c="3"/>spyCharView.setCharacter(SkyWalker.</text:span><text:span text:style-name="T19">getCharacter</text:span><text:span text:style-name="T16">(</text:span><text:span text:style-name="T17">anakin</text:span><text:span text:style-name="T16">));</text:span><text:span text:style-name="T16"><text:line-break/></text:span><text:span text:style-name="T16"><text:line-break/></text:span><text:span text:style-name="T16"> <text:s text:c="3"/></text:span><text:span text:style-name="T19">verify</text:span><text:span text:style-name="T16">(</text:span><text:span text:style-name="T17">mockNameView</text:span><text:span text:style-name="T16">).setText(</text:span><text:span text:style-name="T17">anakinName</text:span><text:span text:style-name="T16">);</text:span><text:span text:style-name="T20"><text:line-break/></text:span><text:span text:style-name="T20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8">CharacterViewUTest.java</text:span></text:p>
              </table:table-cell>
              <table:table-cell table:style-name="ce2">
                <text:p text:style-name="P1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38">using </text:span><text:span text:style-name="T118">PowerMockito</text:span></text:p>
              </table:table-cell>
              <table:table-cell table:style-name="ce6">
                <text:p text:style-name="P1"><text:span text:style-name="T25">PagerAdapters</text:span></text:p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1DT19H30M17S</meta:editing-duration>
    <meta:editing-cycles>59</meta:editing-cycles>
    <dc:date>2017-01-22T19:54:20</dc:date>
    <dc:creator>Flo Maldonado</dc:creator>
    <meta:generator>OpenOffice/4.1.1$Unix OpenOffice.org_project/411m6$Build-9775</meta:generator>
    <meta:document-statistic meta:object-count="429"/>
  </office:meta>
</office:document-meta>
</file>